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DejaVu Sans Mono" svg:font-family="'DejaVu Sans Mono'"/>
    <style:font-face style:name="Droid Sans Mono" svg:font-family="'Droid Sans Mono', monospace, monospace, 'Droid Sans Fallback'"/>
    <style:font-face style:name="Helvetica Neue" svg:font-family="'Helvetica Neue', 'Segoe UI', Helvetica, Arial, sans-serif"/>
    <style:font-face style:name="Lohit Devanagari1" svg:font-family="'Lohit Devanagari'"/>
    <style:font-face style:name="Menlo1" svg:font-family="Menlo, Consolas, Monaco, 'Andale Mono', Courier, Verdana, sans-serif"/>
    <style:font-face style:name="Menlo" svg:font-family="Menlo, Monaco, Consolas, 'Liberation Mono', 'Courier New', monospace"/>
    <style:font-face style:name="SFMono-Regular" svg:font-family="SFMono-Regular, Consolas, 'Liberation Mono', Menlo, monospace"/>
    <style:font-face style:name="Segoe UI" svg:font-family="'Segoe UI', Arial, sans-serif"/>
    <style:font-face style:name="Verdana" svg:font-family="Verdana, sans-serif"/>
    <style:font-face style:name="apple-system" svg:font-family="apple-system, BlinkMacSystemFont, 'Segoe UI', Helvetica, Arial, sans-serif, 'Apple Color Emoji', 'Segoe UI Emoji'"/>
    <style:font-face style:name="source-code-pro" svg:font-family="source-code-pro, Menlo, Monaco, Consolas, 'Courier New', monospace"/>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7b9d2" officeooo:paragraph-rsid="001895fb"/>
    </style:style>
    <style:style style:name="P2" style:family="paragraph" style:parent-style-name="Standard">
      <style:text-properties officeooo:rsid="0017b9d2" officeooo:paragraph-rsid="001ac391"/>
    </style:style>
    <style:style style:name="P3" style:family="paragraph" style:parent-style-name="Standard">
      <style:text-properties officeooo:rsid="0017b9d2" officeooo:paragraph-rsid="001b25f2"/>
    </style:style>
    <style:style style:name="P4" style:family="paragraph" style:parent-style-name="Standard">
      <style:text-properties officeooo:rsid="0017b9d2" officeooo:paragraph-rsid="016df449"/>
    </style:style>
    <style:style style:name="P5" style:family="paragraph" style:parent-style-name="Standard">
      <style:text-properties officeooo:rsid="0017b9d2" officeooo:paragraph-rsid="0188edda"/>
    </style:style>
    <style:style style:name="P6" style:family="paragraph" style:parent-style-name="Standard">
      <style:text-properties officeooo:rsid="001e7f98" officeooo:paragraph-rsid="001b25f2"/>
    </style:style>
    <style:style style:name="P7" style:family="paragraph" style:parent-style-name="Standard">
      <style:text-properties officeooo:paragraph-rsid="001b25f2"/>
    </style:style>
    <style:style style:name="P8" style:family="paragraph" style:parent-style-name="Standard">
      <style:text-properties officeooo:rsid="001cabe8" officeooo:paragraph-rsid="001cabe8"/>
    </style:style>
    <style:style style:name="P9" style:family="paragraph" style:parent-style-name="Standard">
      <style:text-properties officeooo:rsid="00275279" officeooo:paragraph-rsid="002a93bd"/>
    </style:style>
    <style:style style:name="P10" style:family="paragraph" style:parent-style-name="Standard">
      <style:text-properties officeooo:rsid="00275279" officeooo:paragraph-rsid="00415077"/>
    </style:style>
    <style:style style:name="P11" style:family="paragraph" style:parent-style-name="Standard">
      <style:text-properties officeooo:rsid="00275279" officeooo:paragraph-rsid="0042bc9a"/>
    </style:style>
    <style:style style:name="P12" style:family="paragraph" style:parent-style-name="Standard">
      <style:text-properties officeooo:rsid="00275279" officeooo:paragraph-rsid="0044fc57"/>
    </style:style>
    <style:style style:name="P13" style:family="paragraph" style:parent-style-name="Standard">
      <style:text-properties officeooo:rsid="0028fb1c" officeooo:paragraph-rsid="002bdf94"/>
    </style:style>
    <style:style style:name="P14" style:family="paragraph" style:parent-style-name="Standard">
      <style:text-properties officeooo:rsid="002803fa" officeooo:paragraph-rsid="0056cfe0"/>
    </style:style>
    <style:style style:name="P15" style:family="paragraph" style:parent-style-name="Standard">
      <style:text-properties officeooo:rsid="002803fa" officeooo:paragraph-rsid="005c1543"/>
    </style:style>
    <style:style style:name="P16" style:family="paragraph" style:parent-style-name="Standard">
      <style:text-properties officeooo:rsid="002803fa" officeooo:paragraph-rsid="00625d44"/>
    </style:style>
    <style:style style:name="P17" style:family="paragraph" style:parent-style-name="Standard">
      <style:text-properties officeooo:rsid="004dd6dd" officeooo:paragraph-rsid="00625d44"/>
    </style:style>
    <style:style style:name="P18" style:family="paragraph" style:parent-style-name="Standard">
      <style:text-properties officeooo:rsid="00628eda" officeooo:paragraph-rsid="00628eda"/>
    </style:style>
    <style:style style:name="P19" style:family="paragraph" style:parent-style-name="Standard">
      <style:text-properties officeooo:rsid="00836210" officeooo:paragraph-rsid="00836210"/>
    </style:style>
    <style:style style:name="P20" style:family="paragraph" style:parent-style-name="Standard">
      <style:text-properties officeooo:rsid="006e6a61" officeooo:paragraph-rsid="0086e21b"/>
    </style:style>
    <style:style style:name="P21" style:family="paragraph" style:parent-style-name="Standard">
      <style:text-properties officeooo:rsid="006e6a61" officeooo:paragraph-rsid="00836210"/>
    </style:style>
    <style:style style:name="P22" style:family="paragraph" style:parent-style-name="Standard">
      <style:text-properties officeooo:rsid="006e6a61" officeooo:paragraph-rsid="008fb159"/>
    </style:style>
    <style:style style:name="P23" style:family="paragraph" style:parent-style-name="Standard">
      <style:text-properties officeooo:rsid="008f3e76" officeooo:paragraph-rsid="008f3e76"/>
    </style:style>
    <style:style style:name="P24" style:family="paragraph" style:parent-style-name="Standard">
      <style:text-properties fo:font-variant="normal" fo:text-transform="none" fo:color="#24292e" style:font-name="SFMono-Regular" fo:font-size="8.25pt" fo:letter-spacing="normal" fo:font-style="normal" fo:font-weight="normal" officeooo:rsid="016df449" officeooo:paragraph-rsid="016df449"/>
    </style:style>
    <style:style style:name="P25" style:family="paragraph" style:parent-style-name="Standard">
      <style:text-properties fo:font-variant="normal" fo:text-transform="none" fo:color="#24292e" style:font-name="SFMono-Regular" fo:font-size="8.25pt" fo:letter-spacing="normal" fo:font-style="normal" fo:font-weight="normal" officeooo:rsid="016df449" officeooo:paragraph-rsid="0188edda"/>
    </style:style>
    <style:style style:name="P26" style:family="paragraph" style:parent-style-name="Standard">
      <style:text-properties fo:font-variant="normal" fo:text-transform="none" fo:color="#24292e" style:font-name="SFMono-Regular" fo:font-size="8.25pt" fo:letter-spacing="normal" fo:font-style="normal" fo:font-weight="normal" officeooo:rsid="018554c7" officeooo:paragraph-rsid="018554c7"/>
    </style:style>
    <style:style style:name="P27" style:family="paragraph" style:parent-style-name="Standard">
      <style:text-properties fo:font-variant="normal" fo:text-transform="none" fo:color="#1c1e21" style:font-name="Helvetica Neue" fo:font-size="10.5pt" fo:letter-spacing="normal" fo:font-style="normal" fo:font-weight="normal" officeooo:rsid="00a52d11" officeooo:paragraph-rsid="0188edda"/>
    </style:style>
    <style:style style:name="P28" style:family="paragraph" style:parent-style-name="Standard">
      <style:text-properties fo:font-variant="normal" fo:text-transform="none" fo:color="#1c1e21" style:font-name="Helvetica Neue" fo:font-size="10.5pt" fo:letter-spacing="normal" fo:font-style="normal" fo:font-weight="normal" officeooo:rsid="0017b9d2" officeooo:paragraph-rsid="0188edda"/>
    </style:style>
    <style:style style:name="P29" style:family="paragraph" style:parent-style-name="Standard">
      <style:text-properties fo:font-variant="normal" fo:text-transform="none" fo:color="#6a737d" style:font-name="apple-system" fo:font-size="12pt" fo:letter-spacing="normal" fo:font-style="normal" fo:font-weight="normal" officeooo:rsid="0165911f" officeooo:paragraph-rsid="0165911f"/>
    </style:style>
    <style:style style:name="P30" style:family="paragraph" style:parent-style-name="Standard">
      <style:paragraph-properties fo:text-align="start" style:justify-single-word="false"/>
      <style:text-properties fo:font-variant="normal" fo:text-transform="none" fo:color="#222222" style:font-name="Arial" fo:font-size="12pt" fo:letter-spacing="normal" fo:font-style="normal" fo:font-weight="normal" officeooo:rsid="01f77d96" officeooo:paragraph-rsid="01f77d96"/>
    </style:style>
    <style:style style:name="P31" style:family="paragraph" style:parent-style-name="Standard">
      <style:text-properties officeooo:rsid="00b2f92e" officeooo:paragraph-rsid="00b2f92e"/>
    </style:style>
    <style:style style:name="P32" style:family="paragraph" style:parent-style-name="Standard">
      <style:text-properties officeooo:rsid="008f7aa4" officeooo:paragraph-rsid="00b138a2"/>
    </style:style>
    <style:style style:name="P33" style:family="paragraph" style:parent-style-name="Standard">
      <style:text-properties officeooo:rsid="00bcef9e" officeooo:paragraph-rsid="00bcef9e"/>
    </style:style>
    <style:style style:name="P34" style:family="paragraph" style:parent-style-name="Standard">
      <style:text-properties officeooo:rsid="00c19995" officeooo:paragraph-rsid="00c19995"/>
    </style:style>
    <style:style style:name="P35" style:family="paragraph" style:parent-style-name="Standard">
      <style:text-properties officeooo:rsid="00c604a0" officeooo:paragraph-rsid="00c604a0"/>
    </style:style>
    <style:style style:name="P36" style:family="paragraph" style:parent-style-name="Standard">
      <style:text-properties officeooo:rsid="00a83ad8" officeooo:paragraph-rsid="00cfafc7"/>
    </style:style>
    <style:style style:name="P37" style:family="paragraph" style:parent-style-name="Standard">
      <style:text-properties officeooo:rsid="00a83ad8" officeooo:paragraph-rsid="00be93b5"/>
    </style:style>
    <style:style style:name="P38" style:family="paragraph" style:parent-style-name="Standard">
      <style:text-properties officeooo:rsid="00d3c66c" officeooo:paragraph-rsid="00d3c66c"/>
    </style:style>
    <style:style style:name="P39" style:family="paragraph" style:parent-style-name="Standard">
      <style:text-properties officeooo:rsid="00d9dbed" officeooo:paragraph-rsid="00d9dbed"/>
    </style:style>
    <style:style style:name="P40" style:family="paragraph" style:parent-style-name="Standard">
      <style:text-properties officeooo:rsid="00db7cf1" officeooo:paragraph-rsid="00db7cf1"/>
    </style:style>
    <style:style style:name="P41" style:family="paragraph" style:parent-style-name="Standard">
      <style:text-properties officeooo:rsid="00e28da9" officeooo:paragraph-rsid="00e31a13"/>
    </style:style>
    <style:style style:name="P42" style:family="paragraph" style:parent-style-name="Standard">
      <style:text-properties officeooo:paragraph-rsid="00e2e855"/>
    </style:style>
    <style:style style:name="P43" style:family="paragraph" style:parent-style-name="Standard">
      <style:text-properties officeooo:rsid="00e31a13" officeooo:paragraph-rsid="00e31a13"/>
    </style:style>
    <style:style style:name="P44" style:family="paragraph" style:parent-style-name="Standard">
      <style:text-properties officeooo:paragraph-rsid="00ea45e3"/>
    </style:style>
    <style:style style:name="P45" style:family="paragraph" style:parent-style-name="Standard">
      <style:text-properties officeooo:rsid="00ea45e3" officeooo:paragraph-rsid="00ea45e3"/>
    </style:style>
    <style:style style:name="P46" style:family="paragraph" style:parent-style-name="Standard">
      <style:text-properties officeooo:rsid="00ea45e3" officeooo:paragraph-rsid="01004e34"/>
    </style:style>
    <style:style style:name="P47" style:family="paragraph" style:parent-style-name="Standard">
      <style:text-properties officeooo:rsid="00ea45e3" officeooo:paragraph-rsid="0125de39"/>
    </style:style>
    <style:style style:name="P48" style:family="paragraph" style:parent-style-name="Standard">
      <style:text-properties officeooo:rsid="00ea9d5d" officeooo:paragraph-rsid="00ea9d5d"/>
    </style:style>
    <style:style style:name="P49" style:family="paragraph" style:parent-style-name="Standard">
      <style:text-properties officeooo:rsid="00ea9d5d" officeooo:paragraph-rsid="012c64dd"/>
    </style:style>
    <style:style style:name="P50" style:family="paragraph" style:parent-style-name="Standard">
      <style:text-properties officeooo:rsid="00ea9d5d" officeooo:paragraph-rsid="013eee5f"/>
    </style:style>
    <style:style style:name="P51" style:family="paragraph" style:parent-style-name="Standard">
      <style:text-properties officeooo:rsid="00ea9d5d" officeooo:paragraph-rsid="014c4628"/>
    </style:style>
    <style:style style:name="P52" style:family="paragraph" style:parent-style-name="Standard">
      <style:text-properties officeooo:rsid="00ea9d5d" officeooo:paragraph-rsid="01501666"/>
    </style:style>
    <style:style style:name="P53" style:family="paragraph" style:parent-style-name="Standard">
      <style:text-properties officeooo:rsid="00ea9d5d" officeooo:paragraph-rsid="01573abf"/>
    </style:style>
    <style:style style:name="P54" style:family="paragraph" style:parent-style-name="Standard">
      <style:text-properties officeooo:rsid="00ea9d5d" officeooo:paragraph-rsid="017c809f"/>
    </style:style>
    <style:style style:name="P55" style:family="paragraph" style:parent-style-name="Standard">
      <style:text-properties officeooo:rsid="00ea9d5d" officeooo:paragraph-rsid="01a94cb6"/>
    </style:style>
    <style:style style:name="P56" style:family="paragraph" style:parent-style-name="Standard">
      <style:text-properties officeooo:rsid="00ea9d5d" officeooo:paragraph-rsid="01dba406"/>
    </style:style>
    <style:style style:name="P57" style:family="paragraph" style:parent-style-name="Standard">
      <style:paragraph-properties fo:text-align="end" style:justify-single-word="false"/>
      <style:text-properties officeooo:rsid="00ea9d5d" officeooo:paragraph-rsid="00ea9d5d"/>
    </style:style>
    <style:style style:name="P58" style:family="paragraph" style:parent-style-name="Standard">
      <style:text-properties officeooo:rsid="00ea9d5d" officeooo:paragraph-rsid="022cfec7"/>
    </style:style>
    <style:style style:name="P59" style:family="paragraph" style:parent-style-name="Standard">
      <style:text-properties officeooo:rsid="00ea9d5d" officeooo:paragraph-rsid="02333f3b"/>
    </style:style>
    <style:style style:name="P60" style:family="paragraph" style:parent-style-name="Standard">
      <style:text-properties officeooo:rsid="00ea9d5d" officeooo:paragraph-rsid="02507695"/>
    </style:style>
    <style:style style:name="P61" style:family="paragraph" style:parent-style-name="Standard">
      <style:text-properties officeooo:rsid="00ea9d5d" officeooo:paragraph-rsid="0259adc5"/>
    </style:style>
    <style:style style:name="P62" style:family="paragraph" style:parent-style-name="Standard">
      <style:text-properties officeooo:rsid="00ea9d5d" officeooo:paragraph-rsid="025b88bd"/>
    </style:style>
    <style:style style:name="P63" style:family="paragraph" style:parent-style-name="Standard">
      <style:text-properties officeooo:rsid="00ea9d5d" officeooo:paragraph-rsid="026f85dc"/>
    </style:style>
    <style:style style:name="P64" style:family="paragraph" style:parent-style-name="Standard">
      <style:text-properties officeooo:rsid="00ea9d5d" officeooo:paragraph-rsid="02716921"/>
    </style:style>
    <style:style style:name="P65" style:family="paragraph" style:parent-style-name="Standard">
      <style:text-properties officeooo:rsid="00ea9d5d" officeooo:paragraph-rsid="027810cb"/>
    </style:style>
    <style:style style:name="P66" style:family="paragraph" style:parent-style-name="Standard">
      <style:text-properties officeooo:rsid="00ea9d5d" officeooo:paragraph-rsid="027b2d92"/>
    </style:style>
    <style:style style:name="P67" style:family="paragraph" style:parent-style-name="Standard">
      <style:text-properties officeooo:rsid="00ea9d5d" officeooo:paragraph-rsid="027ce559"/>
    </style:style>
    <style:style style:name="P68" style:family="paragraph" style:parent-style-name="Standard">
      <style:text-properties officeooo:rsid="00ea9d5d" officeooo:paragraph-rsid="028f92ac"/>
    </style:style>
    <style:style style:name="P69" style:family="paragraph" style:parent-style-name="Standard">
      <style:text-properties officeooo:rsid="00ea9d5d" officeooo:paragraph-rsid="027bd287"/>
    </style:style>
    <style:style style:name="P70" style:family="paragraph" style:parent-style-name="Standard">
      <style:text-properties officeooo:rsid="00ea9d5d" officeooo:paragraph-rsid="0295be23"/>
    </style:style>
    <style:style style:name="P71" style:family="paragraph" style:parent-style-name="Standard">
      <style:text-properties officeooo:rsid="00f9833e" officeooo:paragraph-rsid="00f9833e"/>
    </style:style>
    <style:style style:name="P72" style:family="paragraph" style:parent-style-name="Standard">
      <style:paragraph-properties fo:text-align="start" style:justify-single-word="false"/>
      <style:text-properties officeooo:rsid="010c5da2" officeooo:paragraph-rsid="010c5da2"/>
    </style:style>
    <style:style style:name="P73" style:family="paragraph" style:parent-style-name="Standard">
      <style:paragraph-properties fo:text-align="start" style:justify-single-word="false"/>
      <style:text-properties officeooo:rsid="010c5da2" officeooo:paragraph-rsid="01c69174"/>
    </style:style>
    <style:style style:name="P74" style:family="paragraph" style:parent-style-name="Standard">
      <style:text-properties officeooo:rsid="01323185" officeooo:paragraph-rsid="01323185"/>
    </style:style>
    <style:style style:name="P75" style:family="paragraph" style:parent-style-name="Standard">
      <style:text-properties officeooo:rsid="01066ebc" officeooo:paragraph-rsid="013eee5f"/>
    </style:style>
    <style:style style:name="P76" style:family="paragraph" style:parent-style-name="Standard">
      <style:text-properties officeooo:rsid="01470e76" officeooo:paragraph-rsid="01470e76"/>
    </style:style>
    <style:style style:name="P77" style:family="paragraph" style:parent-style-name="Standard">
      <style:text-properties officeooo:rsid="014b6155" officeooo:paragraph-rsid="014b6155"/>
    </style:style>
    <style:style style:name="P78" style:family="paragraph" style:parent-style-name="Standard">
      <style:text-properties officeooo:rsid="014b765d" officeooo:paragraph-rsid="014b765d"/>
    </style:style>
    <style:style style:name="P79" style:family="paragraph" style:parent-style-name="Standard">
      <style:text-properties officeooo:rsid="014c4628" officeooo:paragraph-rsid="014c4628"/>
    </style:style>
    <style:style style:name="P80" style:family="paragraph" style:parent-style-name="Standard">
      <style:text-properties officeooo:rsid="0155350e" officeooo:paragraph-rsid="01573abf"/>
    </style:style>
    <style:style style:name="P81" style:family="paragraph" style:parent-style-name="Standard">
      <style:text-properties officeooo:rsid="015d12e1" officeooo:paragraph-rsid="015d12e1"/>
    </style:style>
    <style:style style:name="P82" style:family="paragraph" style:parent-style-name="Standard">
      <style:text-properties officeooo:rsid="015d12e1" officeooo:paragraph-rsid="01fec7c8"/>
    </style:style>
    <style:style style:name="P83" style:family="paragraph" style:parent-style-name="Standard">
      <style:text-properties officeooo:rsid="0160ac1d" officeooo:paragraph-rsid="0160ac1d"/>
    </style:style>
    <style:style style:name="P84" style:family="paragraph" style:parent-style-name="Standard">
      <style:text-properties officeooo:rsid="0165911f" officeooo:paragraph-rsid="0165911f"/>
    </style:style>
    <style:style style:name="P85" style:family="paragraph" style:parent-style-name="Standard">
      <style:text-properties officeooo:rsid="016a2a59" officeooo:paragraph-rsid="016a2a59"/>
    </style:style>
    <style:style style:name="P86" style:family="paragraph" style:parent-style-name="Standard">
      <style:text-properties officeooo:rsid="016df449" officeooo:paragraph-rsid="016df449"/>
    </style:style>
    <style:style style:name="P87" style:family="paragraph" style:parent-style-name="Standard">
      <style:text-properties officeooo:rsid="01855a6b" officeooo:paragraph-rsid="01855a6b"/>
    </style:style>
    <style:style style:name="P88" style:family="paragraph" style:parent-style-name="Standard">
      <style:text-properties officeooo:rsid="017c7438" officeooo:paragraph-rsid="017c809f"/>
    </style:style>
    <style:style style:name="P89" style:family="paragraph" style:parent-style-name="Standard">
      <style:text-properties officeooo:rsid="012388a8" officeooo:paragraph-rsid="0188edda"/>
    </style:style>
    <style:style style:name="P90" style:family="paragraph" style:parent-style-name="Standard">
      <style:text-properties officeooo:rsid="017341e7" officeooo:paragraph-rsid="0188edda"/>
    </style:style>
    <style:style style:name="P91" style:family="paragraph" style:parent-style-name="Standard">
      <style:text-properties fo:color="#939293" officeooo:rsid="012388a8" officeooo:paragraph-rsid="0188edda"/>
    </style:style>
    <style:style style:name="P92" style:family="paragraph" style:parent-style-name="Standard">
      <style:text-properties fo:color="#939293" style:font-name="Droid Sans Mono" fo:font-size="10.5pt" fo:font-weight="normal" officeooo:paragraph-rsid="0188edda" fo:background-color="#2d2a2e"/>
    </style:style>
    <style:style style:name="P93" style:family="paragraph" style:parent-style-name="Standard">
      <style:paragraph-properties style:line-height-at-least="0.198in"/>
      <style:text-properties fo:color="#939293" style:font-name="Droid Sans Mono" fo:font-size="10.5pt" fo:font-weight="normal" fo:background-color="#2d2a2e"/>
    </style:style>
    <style:style style:name="P94" style:family="paragraph" style:parent-style-name="Standard">
      <style:text-properties fo:color="#939293" style:font-name="Droid Sans Mono" fo:font-size="10.5pt" fo:font-weight="normal" officeooo:rsid="029ec287" officeooo:paragraph-rsid="029ec287" fo:background-color="#2d2a2e"/>
    </style:style>
    <style:style style:name="P95" style:family="paragraph" style:parent-style-name="Standard">
      <style:text-properties officeooo:rsid="0113762b" officeooo:paragraph-rsid="0188edda"/>
    </style:style>
    <style:style style:name="P96" style:family="paragraph" style:parent-style-name="Standard">
      <style:text-properties officeooo:rsid="011a3ce0" officeooo:paragraph-rsid="0188edda"/>
    </style:style>
    <style:style style:name="P97" style:family="paragraph" style:parent-style-name="Standard">
      <style:text-properties officeooo:rsid="00897752" officeooo:paragraph-rsid="0188edda"/>
    </style:style>
    <style:style style:name="P98" style:family="paragraph" style:parent-style-name="Standard">
      <style:paragraph-properties fo:text-align="start" style:justify-single-word="false"/>
      <style:text-properties officeooo:paragraph-rsid="01971f5f"/>
    </style:style>
    <style:style style:name="P99" style:family="paragraph" style:parent-style-name="Standard">
      <style:text-properties officeooo:rsid="019b7987" officeooo:paragraph-rsid="019b7987"/>
    </style:style>
    <style:style style:name="P100" style:family="paragraph" style:parent-style-name="Standard">
      <style:paragraph-properties fo:text-align="start" style:justify-single-word="false"/>
      <style:text-properties officeooo:rsid="01a05b25" officeooo:paragraph-rsid="01a05b25"/>
    </style:style>
    <style:style style:name="P101" style:family="paragraph" style:parent-style-name="Standard">
      <style:text-properties officeooo:rsid="01a55a44" officeooo:paragraph-rsid="01a94cb6"/>
    </style:style>
    <style:style style:name="P102" style:family="paragraph" style:parent-style-name="Standard">
      <style:text-properties officeooo:rsid="01a9a3b2" officeooo:paragraph-rsid="01a9a3b2"/>
    </style:style>
    <style:style style:name="P103" style:family="paragraph" style:parent-style-name="Standard">
      <style:text-properties officeooo:rsid="01ab736c" officeooo:paragraph-rsid="01ab736c"/>
    </style:style>
    <style:style style:name="P104" style:family="paragraph" style:parent-style-name="Standard">
      <style:text-properties officeooo:rsid="01ab736c" officeooo:paragraph-rsid="01ae2236"/>
    </style:style>
    <style:style style:name="P105" style:family="paragraph" style:parent-style-name="Standard">
      <style:text-properties officeooo:rsid="01b39fe6" officeooo:paragraph-rsid="01b39fe6"/>
    </style:style>
    <style:style style:name="P106" style:family="paragraph" style:parent-style-name="Standard">
      <style:text-properties officeooo:rsid="01b45e61" officeooo:paragraph-rsid="01b45e61"/>
    </style:style>
    <style:style style:name="P107" style:family="paragraph" style:parent-style-name="Standard">
      <style:text-properties officeooo:rsid="01c02735" officeooo:paragraph-rsid="01c02735"/>
    </style:style>
    <style:style style:name="P108" style:family="paragraph" style:parent-style-name="Standard">
      <style:paragraph-properties fo:text-align="start" style:justify-single-word="false"/>
      <style:text-properties officeooo:rsid="01c3f77a" officeooo:paragraph-rsid="01c69174"/>
    </style:style>
    <style:style style:name="P109" style:family="paragraph" style:parent-style-name="Standard">
      <style:paragraph-properties fo:text-align="start" style:justify-single-word="false"/>
      <style:text-properties fo:color="#fcfcfa" style:font-name="Droid Sans Mono" fo:font-size="10.5pt" fo:font-weight="normal" officeooo:rsid="010c5da2" officeooo:paragraph-rsid="010c5da2" fo:background-color="#2d2a2e"/>
    </style:style>
    <style:style style:name="P110" style:family="paragraph" style:parent-style-name="Standard">
      <style:paragraph-properties style:line-height-at-least="0.198in"/>
      <style:text-properties fo:color="#fcfcfa" style:font-name="Droid Sans Mono" fo:font-size="10.5pt" fo:font-weight="normal" fo:background-color="#2d2a2e"/>
    </style:style>
    <style:style style:name="P111" style:family="paragraph" style:parent-style-name="Standard">
      <style:text-properties fo:color="#fcfcfa" style:font-name="Droid Sans Mono" fo:font-size="10.5pt" fo:font-weight="normal" officeooo:rsid="00ea9d5d" officeooo:paragraph-rsid="00ea9d5d" fo:background-color="#2d2a2e"/>
    </style:style>
    <style:style style:name="P112" style:family="paragraph" style:parent-style-name="Standard">
      <style:text-properties fo:color="#fcfcfa" style:font-name="Droid Sans Mono" fo:font-size="10.5pt" fo:font-weight="normal" officeooo:rsid="01daa64c" officeooo:paragraph-rsid="01daa64c" fo:background-color="#2d2a2e"/>
    </style:style>
    <style:style style:name="P113" style:family="paragraph" style:parent-style-name="Standard">
      <style:text-properties fo:color="#fcfcfa" style:font-name="Droid Sans Mono" fo:font-size="10.5pt" fo:font-weight="normal" officeooo:rsid="0017b9d2" officeooo:paragraph-rsid="001ac391" fo:background-color="#2d2a2e"/>
    </style:style>
    <style:style style:name="P114" style:family="paragraph" style:parent-style-name="Standard">
      <style:paragraph-properties fo:text-align="start" style:justify-single-word="false"/>
      <style:text-properties fo:color="#ffd866" style:font-name="Droid Sans Mono" fo:font-size="10.5pt" fo:font-weight="normal" officeooo:paragraph-rsid="01c69174" fo:background-color="#2d2a2e"/>
    </style:style>
    <style:style style:name="P115" style:family="paragraph" style:parent-style-name="Standard">
      <style:paragraph-properties fo:text-align="start" style:justify-single-word="false"/>
      <style:text-properties officeooo:rsid="01caeaca" officeooo:paragraph-rsid="01caeaca"/>
    </style:style>
    <style:style style:name="P116" style:family="paragraph" style:parent-style-name="Standard">
      <style:paragraph-properties fo:text-align="start" style:justify-single-word="false"/>
      <style:text-properties officeooo:rsid="01c69174" officeooo:paragraph-rsid="01c69174"/>
    </style:style>
    <style:style style:name="P117" style:family="paragraph" style:parent-style-name="Standard">
      <style:text-properties officeooo:rsid="01cb0313" officeooo:paragraph-rsid="01cb0313"/>
    </style:style>
    <style:style style:name="P118" style:family="paragraph" style:parent-style-name="Standard">
      <style:paragraph-properties style:line-height-at-least="0.198in"/>
      <style:text-properties fo:color="#727072" style:font-name="Droid Sans Mono" fo:font-size="10.5pt" fo:font-style="italic" fo:font-weight="normal" fo:background-color="#2d2a2e"/>
    </style:style>
    <style:style style:name="P119" style:family="paragraph" style:parent-style-name="Standard">
      <style:text-properties fo:color="#727072" style:font-name="Droid Sans Mono" fo:font-size="10.5pt" fo:font-style="italic" fo:font-weight="normal" officeooo:rsid="00ea9d5d" officeooo:paragraph-rsid="00ea9d5d" fo:background-color="#2d2a2e"/>
    </style:style>
    <style:style style:name="P120" style:family="paragraph" style:parent-style-name="Standard">
      <style:paragraph-properties style:line-height-at-least="0.198in"/>
    </style:style>
    <style:style style:name="P121" style:family="paragraph" style:parent-style-name="Standard">
      <style:text-properties officeooo:rsid="01cc6c66" officeooo:paragraph-rsid="01cc6c66"/>
    </style:style>
    <style:style style:name="P122" style:family="paragraph" style:parent-style-name="Standard">
      <style:text-properties officeooo:rsid="01d1bd4f" officeooo:paragraph-rsid="01d1bd4f"/>
    </style:style>
    <style:style style:name="P123" style:family="paragraph" style:parent-style-name="Standard">
      <style:text-properties officeooo:rsid="01d1da80" officeooo:paragraph-rsid="01d1da80"/>
    </style:style>
    <style:style style:name="P124" style:family="paragraph" style:parent-style-name="Standard">
      <style:text-properties officeooo:rsid="01d29101" officeooo:paragraph-rsid="01d29101"/>
    </style:style>
    <style:style style:name="P125" style:family="paragraph" style:parent-style-name="Standard">
      <style:text-properties officeooo:rsid="01d35203" officeooo:paragraph-rsid="01d35203"/>
    </style:style>
    <style:style style:name="P126" style:family="paragraph" style:parent-style-name="Standard">
      <style:text-properties officeooo:rsid="01d4aa43" officeooo:paragraph-rsid="01d4aa43"/>
    </style:style>
    <style:style style:name="P127" style:family="paragraph" style:parent-style-name="Standard">
      <style:text-properties officeooo:rsid="01d5aa22" officeooo:paragraph-rsid="01d5aa22"/>
    </style:style>
    <style:style style:name="P128" style:family="paragraph" style:parent-style-name="Standard">
      <style:text-properties officeooo:rsid="01d69007" officeooo:paragraph-rsid="01d9556d"/>
    </style:style>
    <style:style style:name="P129" style:family="paragraph" style:parent-style-name="Standard">
      <style:text-properties officeooo:rsid="01d97aee" officeooo:paragraph-rsid="01d97aee"/>
    </style:style>
    <style:style style:name="P130" style:family="paragraph" style:parent-style-name="Standard">
      <style:text-properties officeooo:rsid="01daa64c" officeooo:paragraph-rsid="01daa64c"/>
    </style:style>
    <style:style style:name="P131" style:family="paragraph" style:parent-style-name="Standard">
      <style:text-properties officeooo:rsid="01ebf7a0" officeooo:paragraph-rsid="01ebf7a0"/>
    </style:style>
    <style:style style:name="P132" style:family="paragraph" style:parent-style-name="Standard">
      <style:text-properties officeooo:rsid="01f25168" officeooo:paragraph-rsid="01f25168"/>
    </style:style>
    <style:style style:name="P133" style:family="paragraph" style:parent-style-name="Standard">
      <style:paragraph-properties fo:text-align="start" style:justify-single-word="false"/>
      <style:text-properties officeooo:rsid="01f77d96" officeooo:paragraph-rsid="01f77d96"/>
    </style:style>
    <style:style style:name="P134" style:family="paragraph" style:parent-style-name="Standard">
      <style:text-properties officeooo:rsid="01f8d610" officeooo:paragraph-rsid="01f8d610"/>
    </style:style>
    <style:style style:name="P135" style:family="paragraph" style:parent-style-name="Standard">
      <style:text-properties officeooo:rsid="01f8d610" officeooo:paragraph-rsid="020039db"/>
    </style:style>
    <style:style style:name="P136" style:family="paragraph" style:parent-style-name="Standard">
      <style:text-properties officeooo:rsid="01fa0457" officeooo:paragraph-rsid="01fa0457"/>
    </style:style>
    <style:style style:name="P137" style:family="paragraph" style:parent-style-name="Standard">
      <style:text-properties officeooo:rsid="01faef7b" officeooo:paragraph-rsid="01faef7b"/>
    </style:style>
    <style:style style:name="P138" style:family="paragraph" style:parent-style-name="Standard">
      <style:text-properties officeooo:rsid="01faef7b" officeooo:paragraph-rsid="01fc1262"/>
    </style:style>
    <style:style style:name="P139" style:family="paragraph" style:parent-style-name="Standard">
      <style:text-properties officeooo:rsid="01fbb156" officeooo:paragraph-rsid="01fbb156"/>
    </style:style>
    <style:style style:name="P140" style:family="paragraph" style:parent-style-name="Standard">
      <style:text-properties officeooo:rsid="0201ec34" officeooo:paragraph-rsid="0201ec34"/>
    </style:style>
    <style:style style:name="P141" style:family="paragraph" style:parent-style-name="Standard">
      <style:text-properties officeooo:rsid="0201ec34" officeooo:paragraph-rsid="0230213b"/>
    </style:style>
    <style:style style:name="P142" style:family="paragraph" style:parent-style-name="Standard">
      <style:text-properties officeooo:rsid="0203965c" officeooo:paragraph-rsid="0203965c"/>
    </style:style>
    <style:style style:name="P143" style:family="paragraph" style:parent-style-name="Standard">
      <style:text-properties officeooo:rsid="02049206" officeooo:paragraph-rsid="02049206"/>
    </style:style>
    <style:style style:name="P144" style:family="paragraph" style:parent-style-name="Standard">
      <style:text-properties officeooo:rsid="02049206" officeooo:paragraph-rsid="0205b3c2"/>
    </style:style>
    <style:style style:name="P145" style:family="paragraph" style:parent-style-name="Standard">
      <style:text-properties officeooo:rsid="02049206" officeooo:paragraph-rsid="0213d98f"/>
    </style:style>
    <style:style style:name="P146" style:family="paragraph" style:parent-style-name="Standard">
      <style:text-properties officeooo:rsid="020d04a9" officeooo:paragraph-rsid="020d04a9"/>
    </style:style>
    <style:style style:name="P147" style:family="paragraph" style:parent-style-name="Standard">
      <style:text-properties officeooo:rsid="020dcfc8" officeooo:paragraph-rsid="020dcfc8"/>
    </style:style>
    <style:style style:name="P148" style:family="paragraph" style:parent-style-name="Standard">
      <style:text-properties officeooo:rsid="02153a6b" officeooo:paragraph-rsid="02153a6b"/>
    </style:style>
    <style:style style:name="P149" style:family="paragraph" style:parent-style-name="Standard">
      <style:text-properties officeooo:rsid="02209216" officeooo:paragraph-rsid="02209216"/>
    </style:style>
    <style:style style:name="P150" style:family="paragraph" style:parent-style-name="Standard">
      <style:text-properties officeooo:rsid="0226cffb" officeooo:paragraph-rsid="0226cffb"/>
    </style:style>
    <style:style style:name="P151" style:family="paragraph" style:parent-style-name="Standard">
      <style:paragraph-properties style:line-height-at-least="0.198in"/>
      <style:text-properties fo:color="#78dce8" style:font-name="Droid Sans Mono" fo:font-size="10.5pt" fo:font-style="italic" fo:font-weight="normal" fo:background-color="#2d2a2e"/>
    </style:style>
    <style:style style:name="P152" style:family="paragraph" style:parent-style-name="Standard">
      <style:text-properties officeooo:rsid="021b3a1b" officeooo:paragraph-rsid="02153a6b"/>
    </style:style>
    <style:style style:name="P153" style:family="paragraph" style:parent-style-name="Standard">
      <style:text-properties officeooo:rsid="024fde3d" officeooo:paragraph-rsid="024fde3d"/>
    </style:style>
    <style:style style:name="P154" style:family="paragraph" style:parent-style-name="Standard">
      <style:paragraph-properties fo:text-align="start" style:justify-single-word="false"/>
      <style:text-properties officeooo:rsid="0254f493" officeooo:paragraph-rsid="0254f493"/>
    </style:style>
    <style:style style:name="P155" style:family="paragraph" style:parent-style-name="Standard">
      <style:paragraph-properties fo:text-align="start" style:justify-single-word="false"/>
      <style:text-properties officeooo:rsid="0256e494" officeooo:paragraph-rsid="0256e494"/>
    </style:style>
    <style:style style:name="P156" style:family="paragraph" style:parent-style-name="Standard">
      <style:text-properties officeooo:rsid="025e0ad0" officeooo:paragraph-rsid="025e0ad0"/>
    </style:style>
    <style:style style:name="P157" style:family="paragraph" style:parent-style-name="Standard">
      <style:text-properties officeooo:rsid="02507695" officeooo:paragraph-rsid="025b88bd"/>
    </style:style>
    <style:style style:name="P158" style:family="paragraph" style:parent-style-name="Standard">
      <style:text-properties officeooo:rsid="0275d916" officeooo:paragraph-rsid="0275d916"/>
    </style:style>
    <style:style style:name="P159" style:family="paragraph" style:parent-style-name="Standard">
      <style:text-properties officeooo:rsid="0275d916" officeooo:paragraph-rsid="026f85dc"/>
    </style:style>
    <style:style style:name="P160" style:family="paragraph" style:parent-style-name="Standard">
      <style:text-properties officeooo:rsid="0275d916" officeooo:paragraph-rsid="027810cb"/>
    </style:style>
    <style:style style:name="P161" style:family="paragraph" style:parent-style-name="Standard">
      <style:text-properties officeooo:rsid="026f85dc" officeooo:paragraph-rsid="027810cb"/>
    </style:style>
    <style:style style:name="P162" style:family="paragraph" style:parent-style-name="Standard">
      <style:text-properties officeooo:rsid="026f85dc" officeooo:paragraph-rsid="027b2d92"/>
    </style:style>
    <style:style style:name="P163" style:family="paragraph" style:parent-style-name="Standard">
      <style:text-properties officeooo:rsid="026f85dc" officeooo:paragraph-rsid="0275d916"/>
    </style:style>
    <style:style style:name="P164" style:family="paragraph" style:parent-style-name="Standard">
      <style:text-properties officeooo:rsid="026f85dc" officeooo:paragraph-rsid="027ce195"/>
    </style:style>
    <style:style style:name="P165" style:family="paragraph" style:parent-style-name="Standard">
      <style:text-properties officeooo:rsid="026f85dc" officeooo:paragraph-rsid="02912806"/>
    </style:style>
    <style:style style:name="P166" style:family="paragraph" style:parent-style-name="Standard">
      <style:text-properties officeooo:rsid="026f85dc" officeooo:paragraph-rsid="02a61b46"/>
    </style:style>
    <style:style style:name="P167" style:family="paragraph" style:parent-style-name="Standard">
      <style:text-properties officeooo:rsid="02878187" officeooo:paragraph-rsid="02878187"/>
    </style:style>
    <style:style style:name="P168" style:family="paragraph" style:parent-style-name="Standard">
      <style:text-properties officeooo:rsid="028cc3b3" officeooo:paragraph-rsid="028cc3b3"/>
    </style:style>
    <style:style style:name="P169" style:family="paragraph" style:parent-style-name="Standard">
      <style:text-properties officeooo:rsid="028f92ac" officeooo:paragraph-rsid="0295be23"/>
    </style:style>
    <style:style style:name="P170" style:family="paragraph" style:parent-style-name="Standard">
      <style:text-properties officeooo:rsid="029c5b80" officeooo:paragraph-rsid="029c5b80"/>
    </style:style>
    <style:style style:name="P171" style:family="paragraph" style:parent-style-name="Standard">
      <style:text-properties officeooo:rsid="02ab8b6c" officeooo:paragraph-rsid="02ab8b6c"/>
    </style:style>
    <style:style style:name="P172" style:family="paragraph" style:parent-style-name="Preformatted_20_Text">
      <loext:graphic-properties draw:fill="solid" draw:fill-color="#272822" draw:opacity="100%"/>
      <style:paragraph-properties fo:background-color="#272822"/>
      <style:text-properties fo:color="#75715e" style:font-name="DejaVu Sans Mono" fo:font-size="12pt"/>
    </style:style>
    <style:style style:name="P173" style:family="paragraph" style:parent-style-name="Preformatted_20_Text">
      <style:text-properties fo:color="#75715e" style:font-name="DejaVu Sans Mono" fo:font-size="12pt" officeooo:rsid="0017b9d2" officeooo:paragraph-rsid="001b25f2"/>
    </style:style>
    <style:style style:name="P174" style:family="paragraph" style:parent-style-name="Preformatted_20_Text">
      <style:text-properties officeooo:rsid="00bcef9e" officeooo:paragraph-rsid="00bcef9e"/>
    </style:style>
    <style:style style:name="P175" style:family="paragraph" style:parent-style-name="Preformatted_20_Text">
      <style:paragraph-properties fo:text-align="start" style:justify-single-word="false"/>
      <style:text-properties officeooo:rsid="010c5da2" officeooo:paragraph-rsid="010c5da2"/>
    </style:style>
    <style:style style:name="P176" style:family="paragraph" style:parent-style-name="Preformatted_20_Text">
      <style:text-properties officeooo:rsid="00ea9d5d" officeooo:paragraph-rsid="00ea9d5d"/>
    </style:style>
    <style:style style:name="P177" style:family="paragraph" style:parent-style-name="Preformatted_20_Text">
      <loext:graphic-properties draw:fill="solid" draw:fill-color="#272822" draw:opacity="100%"/>
      <style:paragraph-properties fo:margin-top="0in" fo:margin-bottom="0.1965in" loext:contextual-spacing="false" fo:background-color="#272822"/>
      <style:text-properties fo:color="#75715e"/>
    </style:style>
    <style:style style:name="P178" style:family="paragraph" style:parent-style-name="Standard">
      <style:paragraph-properties fo:margin-top="0in" fo:margin-bottom="0.1965in" loext:contextual-spacing="false" style:line-height-at-least="0.198in"/>
    </style:style>
    <style:style style:name="P179" style:family="paragraph" style:parent-style-name="Standard">
      <style:paragraph-properties fo:margin-top="0in" fo:margin-bottom="0.1965in" loext:contextual-spacing="false" style:line-height-at-least="0.198in"/>
      <style:text-properties fo:color="#fcfcfa" style:font-name="Droid Sans Mono" fo:font-size="10.5pt" fo:font-weight="normal" fo:background-color="#2d2a2e"/>
    </style:style>
    <style:style style:name="P180" style:family="paragraph" style:parent-style-name="Text_20_body">
      <style:paragraph-properties fo:margin-left="0in" fo:margin-right="0in" fo:orphans="2" fo:widows="2" fo:text-indent="0in" style:auto-text-indent="false"/>
    </style:style>
    <style:style style:name="P181" style:family="paragraph" style:parent-style-name="Text_20_body">
      <style:paragraph-properties fo:margin-left="0in" fo:margin-right="0in" fo:orphans="2" fo:widows="2" fo:text-indent="0in" style:auto-text-indent="false"/>
      <style:text-properties fo:font-variant="normal" fo:text-transform="none" style:text-line-through-style="none" style:text-line-through-type="none" style:font-name="Segoe UI" fo:font-size="11.25pt" fo:letter-spacing="normal" fo:font-style="normal" style:text-underline-style="none" fo:font-weight="normal" style:text-blinking="false" fo:background-color="#f1f1f1" loext:padding="0in" loext:border="none"/>
    </style:style>
    <style:style style:name="P182" style:family="paragraph" style:parent-style-name="Text_20_body">
      <style:paragraph-properties fo:margin-left="0in" fo:margin-right="0in" fo:orphans="2" fo:widows="2" fo:text-indent="0in" style:auto-text-indent="false"/>
      <style:text-properties fo:font-variant="normal" fo:text-transform="none" style:text-line-through-style="none" style:text-line-through-type="none" style:font-name="Segoe UI" fo:font-size="11.25pt" fo:letter-spacing="normal" fo:font-style="normal" style:text-underline-style="none" fo:font-weight="normal" officeooo:rsid="01e4c738" officeooo:paragraph-rsid="01e4c738" style:text-blinking="false" fo:background-color="#f1f1f1" loext:padding="0in" loext:border="none"/>
    </style:style>
    <style:style style:name="P183" style:family="paragraph" style:parent-style-name="Text_20_body">
      <style:paragraph-properties fo:margin-left="0in" fo:margin-right="0in" fo:orphans="2" fo:widows="2" fo:text-indent="0in" style:auto-text-indent="false"/>
      <style:text-properties fo:font-variant="normal" fo:text-transform="none" style:text-line-through-style="none" style:text-line-through-type="none" style:font-name="Segoe UI" fo:font-size="11.25pt" fo:letter-spacing="normal" fo:font-style="normal" style:text-underline-style="none" fo:font-weight="normal" officeooo:rsid="01e615d6" officeooo:paragraph-rsid="01e615d6" style:text-blinking="false" fo:background-color="#f1f1f1" loext:padding="0in" loext:border="none"/>
    </style:style>
    <style:style style:name="P184" style:family="paragraph" style:parent-style-name="Text_20_body">
      <style:paragraph-properties fo:margin-left="0in" fo:margin-right="0in" fo:orphans="2" fo:widows="2" fo:text-indent="0in" style:auto-text-indent="false"/>
      <style:text-properties fo:font-variant="normal" fo:text-transform="none" style:text-line-through-style="none" style:text-line-through-type="none" style:font-name="Segoe UI" fo:font-size="11.25pt" fo:letter-spacing="normal" fo:font-style="normal" style:text-underline-style="none" fo:font-weight="normal" officeooo:rsid="022c5d46" officeooo:paragraph-rsid="022c5d46" style:text-blinking="false" fo:background-color="#f1f1f1" loext:padding="0in" loext:border="none"/>
    </style:style>
    <style:style style:name="P185"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fo:padding="0in" fo:border="none"/>
      <style:text-properties fo:font-variant="normal" fo:text-transform="none" fo:color="#242729" style:font-name="Arial1" fo:font-size="11.25pt" fo:letter-spacing="normal" fo:font-style="normal" fo:font-weight="normal"/>
    </style:style>
    <style:style style:name="P186" style:family="paragraph" style:parent-style-name="Preformatted_20_Text">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18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style:font-name="Arial" fo:font-size="12pt" fo:letter-spacing="normal" fo:font-style="normal" fo:font-weight="normal"/>
    </style:style>
    <style:style style:name="P18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423932" style:font-name="Arial" fo:font-size="10.5pt" fo:letter-spacing="normal" fo:font-style="normal" fo:font-weight="normal"/>
    </style:style>
    <style:style style:name="P189" style:family="paragraph" style:parent-style-name="Standard">
      <style:paragraph-properties fo:margin-left="0in" fo:margin-right="0in" fo:orphans="2" fo:widows="2" fo:text-indent="0in" style:auto-text-indent="false"/>
      <style:text-properties fo:font-variant="normal" fo:text-transform="none" fo:color="#727072" style:text-line-through-style="none" style:text-line-through-type="none" style:font-name="Droid Sans Mono" fo:font-size="10.5pt" fo:letter-spacing="normal" fo:font-style="italic" style:text-underline-style="none" fo:font-weight="normal" officeooo:rsid="01e615d6" officeooo:paragraph-rsid="01e615d6" style:text-blinking="false" fo:background-color="#2d2a2e" loext:padding="0in" loext:border="none"/>
    </style:style>
    <style:style style:name="P190" style:family="paragraph" style:parent-style-name="Standard">
      <style:paragraph-properties fo:margin-left="0in" fo:margin-right="0in" fo:orphans="2" fo:widows="2" fo:text-indent="0in" style:auto-text-indent="false"/>
      <style:text-properties fo:font-variant="normal" fo:text-transform="none" fo:color="#fcfcfa" style:text-line-through-style="none" style:text-line-through-type="none" style:font-name="Droid Sans Mono" fo:font-size="10.5pt" fo:letter-spacing="normal" fo:font-style="normal" style:text-underline-style="none" fo:font-weight="normal" officeooo:rsid="022c5d46" officeooo:paragraph-rsid="022c5d46" style:text-blinking="false" fo:background-color="#2d2a2e" loext:padding="0in" loext:border="none"/>
    </style:style>
    <style:style style:name="P191" style:family="paragraph" style:parent-style-name="Heading_20_2">
      <style:text-properties fo:font-variant="normal" fo:text-transform="none" fo:color="#000000" style:font-name="Segoe UI" fo:font-size="15.75pt" fo:letter-spacing="normal" fo:font-style="normal" fo:font-weight="normal" officeooo:rsid="0017b9d2" officeooo:paragraph-rsid="001b25f2"/>
    </style:style>
    <style:style style:name="P19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paragraph-rsid="001b25f2"/>
    </style:style>
    <style:style style:name="P193" style:family="paragraph" style:parent-style-name="Standard">
      <style:paragraph-properties style:border-line-width-bottom="0.0118in 0.0118in 0.0118in" fo:padding-left="0in" fo:padding-right="0in" fo:padding-top="0in" fo:padding-bottom="0.0291in" fo:border-left="none" fo:border-right="none" fo:border-top="none" fo:border-bottom="2.55pt double #000000" style:join-border="false"/>
      <style:text-properties officeooo:rsid="0116dd72" officeooo:paragraph-rsid="00bcef9e"/>
    </style:style>
    <style:style style:name="P194" style:family="paragraph" style:parent-style-name="Preformatted_20_Text">
      <style:paragraph-properties fo:margin-top="0in" fo:margin-bottom="0in" loext:contextual-spacing="false" fo:text-align="start" style:justify-single-word="false" fo:orphans="2" fo:widows="2" fo:padding="0in" fo:border="none"/>
    </style:style>
    <style:style style:name="P195" style:family="paragraph" style:parent-style-name="Preformatted_20_Text">
      <style:paragraph-properties fo:margin-top="0in" fo:margin-bottom="0in" loext:contextual-spacing="false" fo:text-align="start" style:justify-single-word="false" fo:orphans="2" fo:widows="2" fo:padding="0in" fo:border="none"/>
      <style:text-properties officeooo:paragraph-rsid="0140e291"/>
    </style:style>
    <style:style style:name="P196" style:family="paragraph" style:parent-style-name="Preformatted_20_Text">
      <style:paragraph-properties fo:margin-top="0in" fo:margin-bottom="0in" loext:contextual-spacing="false" fo:line-height="130%" fo:text-align="start" style:justify-single-word="false" fo:orphans="2" fo:widows="2" fo:padding="0in" fo:border="none"/>
    </style:style>
    <style:style style:name="P197" style:family="paragraph" style:parent-style-name="Preformatted_20_Text">
      <loext:graphic-properties draw:fill="none" draw:fill-color="#ffffff"/>
      <style:paragraph-properties fo:margin-top="0in" fo:margin-bottom="0in" loext:contextual-spacing="false" fo:line-height="140%" fo:text-align="start" style:justify-single-word="false" fo:orphans="2" fo:widows="2" fo:background-color="transparent"/>
    </style:style>
    <style:style style:name="P198" style:family="paragraph" style:parent-style-name="Text_20_body">
      <style:paragraph-properties fo:margin-top="0in" fo:margin-bottom="0in" loext:contextual-spacing="false" style:line-height-at-least="0.1354in" fo:text-align="start" style:justify-single-word="false" fo:orphans="2" fo:widows="2"/>
      <style:text-properties fo:font-variant="normal" fo:text-transform="none" fo:color="#222222" style:font-name="Arial" fo:font-size="12pt" fo:letter-spacing="normal" fo:font-style="normal" fo:font-weight="normal"/>
    </style:style>
    <style:style style:name="P199" style:family="paragraph" style:parent-style-name="Text_20_body">
      <style:paragraph-properties fo:margin-top="0in" fo:margin-bottom="0in" loext:contextual-spacing="false" style:line-height-at-least="0.1354in" fo:text-align="start" style:justify-single-word="false" fo:orphans="2" fo:widows="2"/>
    </style:style>
    <style:style style:name="P200"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15d12e1" officeooo:paragraph-rsid="015d12e1"/>
    </style:style>
    <style:style style:name="P201"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20d04a9" officeooo:paragraph-rsid="020039db"/>
    </style:style>
    <style:style style:name="P202" style:family="paragraph" style:parent-style-name="Heading_20_1">
      <style:text-properties fo:font-variant="normal" fo:text-transform="none" fo:color="#24292e" style:font-name="apple-system" fo:font-size="24pt" fo:letter-spacing="normal" fo:font-style="normal" fo:font-weight="normal" officeooo:rsid="016df449" officeooo:paragraph-rsid="016df449"/>
    </style:style>
    <style:style style:name="P203" style:family="paragraph" style:parent-style-name="Text_20_body">
      <style:paragraph-properties fo:text-align="justify" style:justify-single-word="false"/>
    </style:style>
    <style:style style:name="P204" style:family="paragraph" style:parent-style-name="Standard">
      <style:text-properties officeooo:rsid="027ce195" officeooo:paragraph-rsid="02a61b46"/>
    </style:style>
    <style:style style:name="P205" style:family="paragraph" style:parent-style-name="Standard">
      <style:text-properties officeooo:rsid="026f85dc" officeooo:paragraph-rsid="02c21315"/>
    </style:style>
    <style:style style:name="P206" style:family="paragraph" style:parent-style-name="Standard">
      <style:text-properties officeooo:rsid="02b50a95" officeooo:paragraph-rsid="02b50a95"/>
    </style:style>
    <style:style style:name="P207" style:family="paragraph" style:parent-style-name="Standard">
      <style:text-properties officeooo:rsid="00ea9d5d" officeooo:paragraph-rsid="00ea9d5d"/>
    </style:style>
    <style:style style:name="P208" style:family="paragraph" style:parent-style-name="Standard">
      <style:text-properties officeooo:rsid="00ea9d5d" officeooo:paragraph-rsid="02a85bb5"/>
    </style:style>
    <style:style style:name="P209" style:family="paragraph" style:parent-style-name="Standard">
      <style:text-properties officeooo:rsid="029c5b80" officeooo:paragraph-rsid="029c5b80"/>
    </style:style>
    <style:style style:name="P210" style:family="paragraph" style:parent-style-name="Standard">
      <style:text-properties officeooo:rsid="029c5b80" officeooo:paragraph-rsid="02c735e0"/>
    </style:style>
    <style:style style:name="P211" style:family="paragraph" style:parent-style-name="Standard">
      <style:text-properties officeooo:rsid="0116dd72" officeooo:paragraph-rsid="0116dd72"/>
    </style:style>
    <style:style style:name="P212" style:family="paragraph" style:parent-style-name="Standard">
      <style:paragraph-properties fo:text-align="start" style:justify-single-word="false"/>
      <style:text-properties officeooo:rsid="010c5da2" officeooo:paragraph-rsid="010c5da2"/>
    </style:style>
    <style:style style:name="P213" style:family="paragraph" style:parent-style-name="Heading_20_3">
      <style:paragraph-properties fo:margin-left="0in" fo:margin-right="0in" fo:margin-top="0in" fo:margin-bottom="0in" loext:contextual-spacing="false" fo:orphans="2" fo:widows="2" fo:text-indent="0in" style:auto-text-indent="false" fo:padding="0in" fo:border="none"/>
    </style:style>
    <style:style style:name="T1" style:family="text">
      <style:text-properties officeooo:rsid="001895fb"/>
    </style:style>
    <style:style style:name="T2" style:family="text">
      <style:text-properties officeooo:rsid="001964f8"/>
    </style:style>
    <style:style style:name="T3" style:family="text">
      <style:text-properties officeooo:rsid="001b25f2"/>
    </style:style>
    <style:style style:name="T4" style:family="text">
      <style:text-properties officeooo:rsid="0021d9d3"/>
    </style:style>
    <style:style style:name="T5" style:family="text">
      <style:text-properties officeooo:rsid="002803fa"/>
    </style:style>
    <style:style style:name="T6" style:family="text">
      <style:text-properties officeooo:rsid="0028fb1c"/>
    </style:style>
    <style:style style:name="T7" style:family="text">
      <style:text-properties officeooo:rsid="0030ceff"/>
    </style:style>
    <style:style style:name="T8" style:family="text">
      <style:text-properties officeooo:rsid="003ab7a5"/>
    </style:style>
    <style:style style:name="T9" style:family="text">
      <style:text-properties officeooo:rsid="003ca0e0"/>
    </style:style>
    <style:style style:name="T10" style:family="text">
      <style:text-properties officeooo:rsid="0040354b"/>
    </style:style>
    <style:style style:name="T11" style:family="text">
      <style:text-properties officeooo:rsid="004dd6dd"/>
    </style:style>
    <style:style style:name="T12" style:family="text">
      <style:text-properties style:font-name="DejaVu Sans Mono" fo:font-size="12pt"/>
    </style:style>
    <style:style style:name="T13" style:family="text">
      <style:text-properties officeooo:rsid="005c1543"/>
    </style:style>
    <style:style style:name="T14" style:family="text">
      <style:text-properties officeooo:rsid="006cb380"/>
    </style:style>
    <style:style style:name="T15" style:family="text">
      <style:text-properties officeooo:rsid="008977ea"/>
    </style:style>
    <style:style style:name="T16" style:family="text">
      <style:text-properties officeooo:rsid="008ce1bd"/>
    </style:style>
    <style:style style:name="T17" style:family="text">
      <style:text-properties officeooo:rsid="008f7aa4"/>
    </style:style>
    <style:style style:name="T18" style:family="text">
      <style:text-properties officeooo:rsid="009e28a0"/>
    </style:style>
    <style:style style:name="T19" style:family="text">
      <style:text-properties fo:font-variant="normal" fo:text-transform="none" fo:color="#242729" style:font-name="Consolas" fo:font-size="9.75pt" fo:letter-spacing="normal" fo:font-style="normal" fo:font-weight="normal" fo:background-color="transparent" loext:char-shading-value="0" loext:padding="0in" loext:border="none"/>
    </style:style>
    <style:style style:name="T20" style:family="text">
      <style:text-properties fo:font-variant="normal" fo:text-transform="none" fo:color="#242729" style:font-name="Consolas" fo:font-size="9.75pt" fo:letter-spacing="normal" fo:font-style="normal" fo:font-weight="normal" officeooo:rsid="0140e291" fo:background-color="transparent" loext:char-shading-value="0" loext:padding="0in" loext:border="none"/>
    </style:style>
    <style:style style:name="T21" style:family="text">
      <style:text-properties fo:font-variant="normal" fo:text-transform="none" fo:color="#000000" style:text-line-through-style="none" style:text-line-through-type="none" style:font-name="Segoe UI" fo:font-size="11.25pt" fo:letter-spacing="normal" fo:font-style="normal" style:text-underline-style="none" fo:font-weight="normal" style:text-blinking="false" fo:background-color="#cccccc" loext:char-shading-value="0" loext:padding="0in" loext:border="none"/>
    </style:style>
    <style:style style:name="T22" style:family="text">
      <style:text-properties fo:font-variant="normal" fo:text-transform="none" fo:color="#000000" style:font-name="Verdana" fo:font-size="11.25pt" fo:letter-spacing="normal" fo:font-style="normal" fo:font-weight="normal"/>
    </style:style>
    <style:style style:name="T23" style:family="text">
      <style:text-properties fo:font-variant="normal" fo:text-transform="none" fo:color="#586069" style:font-name="apple-system" fo:font-size="15pt" fo:letter-spacing="normal" fo:font-style="normal" fo:font-weight="normal"/>
    </style:style>
    <style:style style:name="T24" style:family="text">
      <style:text-properties fo:font-variant="normal" fo:text-transform="none" fo:color="#ffffff" style:font-name="Menlo" fo:font-size="12pt" fo:letter-spacing="normal" fo:font-style="normal" fo:font-weight="normal" fo:background-color="transparent" loext:char-shading-value="0" loext:padding="0.0193in" loext:border="0.06pt solid #000000"/>
    </style:style>
    <style:style style:name="T25" style:family="text">
      <style:text-properties fo:font-variant="normal" fo:text-transform="none" fo:color="#ffffff" fo:letter-spacing="normal" fo:background-color="transparent" loext:char-shading-value="0" loext:padding="0.0193in" loext:border="0.06pt solid #000000"/>
    </style:style>
    <style:style style:name="T26" style:family="text">
      <style:text-properties fo:font-variant="normal" fo:text-transform="none" fo:color="#ffffff" fo:letter-spacing="normal" fo:background-color="transparent" loext:char-shading-value="0" loext:padding="0in" loext:border="none"/>
    </style:style>
    <style:style style:name="T27" style:family="text">
      <style:text-properties fo:font-variant="normal" fo:text-transform="none" fo:color="#ffffff" style:font-name="source-code-pro" fo:font-size="12pt" fo:letter-spacing="normal" fo:font-style="normal" fo:font-weight="normal" fo:background-color="transparent" loext:char-shading-value="0" loext:padding="0in" loext:border="none"/>
    </style:style>
    <style:style style:name="T28" style:family="text">
      <style:text-properties fo:font-variant="normal" fo:text-transform="none" fo:color="#7ec699" style:font-name="Menlo" fo:font-size="12pt" fo:letter-spacing="normal" fo:font-style="normal" fo:font-weight="normal" fo:background-color="transparent" loext:char-shading-value="0" loext:padding="0.0193in" loext:border="0.06pt solid #000000"/>
    </style:style>
    <style:style style:name="T29" style:family="text">
      <style:text-properties fo:font-variant="normal" fo:text-transform="none" fo:color="#7ec699" style:font-name="source-code-pro" fo:font-size="12pt" fo:letter-spacing="normal" fo:font-style="normal" fo:font-weight="normal" fo:background-color="transparent" loext:char-shading-value="0" loext:padding="0in" loext:border="none"/>
    </style:style>
    <style:style style:name="T30" style:family="text">
      <style:text-properties fo:font-variant="normal" fo:text-transform="none" fo:color="#67cdcc" style:font-name="Menlo" fo:font-size="12pt" fo:letter-spacing="normal" fo:font-style="normal" fo:font-weight="normal" fo:background-color="transparent" loext:char-shading-value="0" loext:padding="0.0193in" loext:border="0.06pt solid #000000"/>
    </style:style>
    <style:style style:name="T31" style:family="text">
      <style:text-properties fo:font-variant="normal" fo:text-transform="none" fo:color="#67cdcc" style:font-name="source-code-pro" fo:font-size="12pt" fo:letter-spacing="normal" fo:font-style="normal" fo:font-weight="normal" fo:background-color="transparent" loext:char-shading-value="0" loext:padding="0in" loext:border="none"/>
    </style:style>
    <style:style style:name="T32" style:family="text">
      <style:text-properties fo:font-variant="normal" fo:text-transform="none" fo:color="#cccccc" style:font-name="source-code-pro" fo:font-size="12pt" fo:letter-spacing="normal" fo:font-style="normal" fo:font-weight="normal" fo:background-color="transparent" loext:char-shading-value="0" loext:padding="0in" loext:border="none"/>
    </style:style>
    <style:style style:name="T33" style:family="text">
      <style:text-properties fo:font-variant="normal" fo:text-transform="none" fo:color="#e2777a" style:font-name="source-code-pro" fo:font-size="12pt" fo:letter-spacing="normal" fo:font-style="normal" fo:font-weight="normal" fo:background-color="transparent" loext:char-shading-value="0" loext:padding="0in" loext:border="none"/>
    </style:style>
    <style:style style:name="T34" style:family="text">
      <style:text-properties fo:font-variant="normal" fo:text-transform="none" fo:color="#cc99cd" style:font-name="source-code-pro" fo:font-size="12pt" fo:letter-spacing="normal" fo:font-style="normal" fo:font-weight="normal" fo:background-color="transparent" loext:char-shading-value="0" loext:padding="0in" loext:border="none"/>
    </style:style>
    <style:style style:name="T35" style:family="text">
      <style:text-properties fo:font-variant="normal" fo:text-transform="none" style:font-name="Consolas" fo:font-size="9.75pt" fo:letter-spacing="normal" fo:font-style="normal" fo:font-weight="normal" fo:background-color="transparent" loext:char-shading-value="0" loext:padding="0in" loext:border="none"/>
    </style:style>
    <style:style style:name="T36" style:family="text">
      <style:text-properties fo:font-variant="normal" fo:text-transform="none" fo:color="#1155cc" style:font-name="Arial" fo:font-size="12pt" fo:letter-spacing="normal" fo:font-style="normal" fo:font-weight="normal"/>
    </style:style>
    <style:style style:name="T37" style:family="text">
      <style:text-properties fo:font-variant="normal" fo:text-transform="none" fo:color="#111111" style:font-name="Menlo1" fo:font-size="10.5pt" fo:letter-spacing="normal" fo:font-style="normal" loext:padding="0in" loext:border="none"/>
    </style:style>
    <style:style style:name="T38" style:family="text">
      <style:text-properties fo:font-variant="normal" fo:text-transform="none" fo:color="#5e4934" style:font-name="Arial" fo:font-size="10.5pt" fo:letter-spacing="normal" fo:font-style="normal" fo:font-weight="normal"/>
    </style:style>
    <style:style style:name="T39" style:family="text">
      <style:text-properties officeooo:rsid="00d4709e"/>
    </style:style>
    <style:style style:name="T40" style:family="text">
      <style:text-properties officeooo:rsid="00dc5b7e"/>
    </style:style>
    <style:style style:name="T41" style:family="text">
      <style:text-properties officeooo:rsid="00df7c11"/>
    </style:style>
    <style:style style:name="T42" style:family="text">
      <style:text-properties officeooo:rsid="00e08fab"/>
    </style:style>
    <style:style style:name="T43" style:family="text">
      <style:text-properties officeooo:rsid="00e31a13"/>
    </style:style>
    <style:style style:name="T44" style:family="text">
      <style:text-properties officeooo:rsid="00e8ecd4"/>
    </style:style>
    <style:style style:name="T45" style:family="text">
      <style:text-properties officeooo:rsid="00ea45e3"/>
    </style:style>
    <style:style style:name="T46" style:family="text">
      <style:text-properties officeooo:rsid="00eca805"/>
    </style:style>
    <style:style style:name="T47" style:family="text">
      <style:text-properties officeooo:rsid="00f3be7b"/>
    </style:style>
    <style:style style:name="T48" style:family="text">
      <style:text-properties officeooo:rsid="00f6f238"/>
    </style:style>
    <style:style style:name="T49" style:family="text">
      <style:text-properties officeooo:rsid="00fc5736"/>
    </style:style>
    <style:style style:name="T50" style:family="text">
      <style:text-properties officeooo:rsid="0105b4b7"/>
    </style:style>
    <style:style style:name="T51" style:family="text">
      <style:text-properties officeooo:rsid="01066ebc"/>
    </style:style>
    <style:style style:name="T52" style:family="text">
      <style:text-properties officeooo:rsid="0110a58b"/>
    </style:style>
    <style:style style:name="T53" style:family="text">
      <style:text-properties officeooo:rsid="012400c8"/>
    </style:style>
    <style:style style:name="T54" style:family="text">
      <style:text-properties officeooo:rsid="012580e9"/>
    </style:style>
    <style:style style:name="T55" style:family="text">
      <style:text-properties officeooo:rsid="0127d254"/>
    </style:style>
    <style:style style:name="T56" style:family="text">
      <style:text-properties officeooo:rsid="01287fad"/>
    </style:style>
    <style:style style:name="T57" style:family="text">
      <style:text-properties officeooo:rsid="013042bf"/>
    </style:style>
    <style:style style:name="T58" style:family="text">
      <style:text-properties officeooo:rsid="01323185"/>
    </style:style>
    <style:style style:name="T59" style:family="text">
      <style:text-properties officeooo:rsid="01431b3c"/>
    </style:style>
    <style:style style:name="T60" style:family="text">
      <style:text-properties officeooo:rsid="0144ea06"/>
    </style:style>
    <style:style style:name="T61" style:family="text">
      <style:text-properties officeooo:rsid="014bf59b"/>
    </style:style>
    <style:style style:name="T62" style:family="text">
      <style:text-properties officeooo:rsid="01504d91"/>
    </style:style>
    <style:style style:name="T63" style:family="text">
      <style:text-properties officeooo:rsid="0155350e"/>
    </style:style>
    <style:style style:name="T64" style:family="text">
      <style:text-properties officeooo:rsid="0168a426"/>
    </style:style>
    <style:style style:name="T65" style:family="text">
      <style:text-properties officeooo:rsid="01699a83"/>
    </style:style>
    <style:style style:name="T66" style:family="text">
      <style:text-properties officeooo:rsid="016bfc0b"/>
    </style:style>
    <style:style style:name="T67" style:family="text">
      <style:text-properties officeooo:rsid="017b95d1"/>
    </style:style>
    <style:style style:name="T68" style:family="text">
      <style:text-properties officeooo:rsid="017c7438"/>
    </style:style>
    <style:style style:name="T69" style:family="text">
      <style:text-properties officeooo:rsid="0181b810"/>
    </style:style>
    <style:style style:name="T70" style:family="text">
      <style:text-properties officeooo:rsid="01898c29"/>
    </style:style>
    <style:style style:name="T71" style:family="text">
      <style:text-properties officeooo:rsid="018cd921"/>
    </style:style>
    <style:style style:name="T72" style:family="text">
      <style:text-properties officeooo:rsid="0191961e"/>
    </style:style>
    <style:style style:name="T73" style:family="text">
      <style:text-properties officeooo:rsid="01955a62"/>
    </style:style>
    <style:style style:name="T74" style:family="text">
      <style:text-properties officeooo:rsid="01971f5f"/>
    </style:style>
    <style:style style:name="T75" style:family="text">
      <style:text-properties officeooo:rsid="01a393f5"/>
    </style:style>
    <style:style style:name="T76" style:family="text">
      <style:text-properties officeooo:rsid="01a55a44"/>
    </style:style>
    <style:style style:name="T77" style:family="text">
      <style:text-properties officeooo:rsid="01abceb2"/>
    </style:style>
    <style:style style:name="T78" style:family="text">
      <style:text-properties officeooo:rsid="01abf102"/>
    </style:style>
    <style:style style:name="T79" style:family="text">
      <style:text-properties officeooo:rsid="01b126c2"/>
    </style:style>
    <style:style style:name="T80" style:family="text">
      <style:text-properties officeooo:rsid="01b45e61"/>
    </style:style>
    <style:style style:name="T81" style:family="text">
      <style:text-properties officeooo:rsid="01bb1eb8"/>
    </style:style>
    <style:style style:name="T82" style:family="text">
      <style:text-properties officeooo:rsid="01bef7b1"/>
    </style:style>
    <style:style style:name="T83" style:family="text">
      <style:text-properties officeooo:rsid="01c1774d"/>
    </style:style>
    <style:style style:name="T84" style:family="text">
      <style:text-properties officeooo:rsid="01c3f77a"/>
    </style:style>
    <style:style style:name="T85" style:family="text">
      <style:text-properties fo:color="#ff6188"/>
    </style:style>
    <style:style style:name="T86" style:family="text">
      <style:text-properties fo:color="#ffd866"/>
    </style:style>
    <style:style style:name="T87" style:family="text">
      <style:text-properties fo:color="#fcfcfa"/>
    </style:style>
    <style:style style:name="T88" style:family="text">
      <style:text-properties fo:color="#78dce8"/>
    </style:style>
    <style:style style:name="T89" style:family="text">
      <style:text-properties fo:color="#78dce8" fo:font-style="italic"/>
    </style:style>
    <style:style style:name="T90" style:family="text">
      <style:text-properties fo:color="#ab9df2"/>
    </style:style>
    <style:style style:name="T91" style:family="text">
      <style:text-properties fo:color="#939293"/>
    </style:style>
    <style:style style:name="T92" style:family="text">
      <style:text-properties fo:color="#a9dc76"/>
    </style:style>
    <style:style style:name="T93" style:family="text">
      <style:text-properties fo:color="#a9dc76" fo:font-style="italic"/>
    </style:style>
    <style:style style:name="T94" style:family="text">
      <style:text-properties officeooo:rsid="01c689a2"/>
    </style:style>
    <style:style style:name="T95" style:family="text">
      <style:text-properties officeooo:rsid="01c69174"/>
    </style:style>
    <style:style style:name="T96" style:family="text">
      <style:text-properties officeooo:rsid="01cb0313"/>
    </style:style>
    <style:style style:name="T97" style:family="text">
      <style:text-properties officeooo:rsid="01cc6c66"/>
    </style:style>
    <style:style style:name="T98" style:family="text">
      <style:text-properties officeooo:rsid="01d7c008"/>
    </style:style>
    <style:style style:name="T99" style:family="text">
      <style:text-properties officeooo:rsid="01d9556d"/>
    </style:style>
    <style:style style:name="T100" style:family="text">
      <style:text-properties officeooo:rsid="01d9d23c"/>
    </style:style>
    <style:style style:name="T101" style:family="text">
      <style:text-properties fo:color="#fc9867"/>
    </style:style>
    <style:style style:name="T102" style:family="text">
      <style:text-properties fo:color="#fc9867" fo:font-style="italic"/>
    </style:style>
    <style:style style:name="T103" style:family="text">
      <style:text-properties officeooo:rsid="01dba406"/>
    </style:style>
    <style:style style:name="T104" style:family="text">
      <style:text-properties officeooo:rsid="01dee78a"/>
    </style:style>
    <style:style style:name="T105" style:family="text">
      <style:text-properties officeooo:rsid="01e24f03"/>
    </style:style>
    <style:style style:name="T106" style:family="text">
      <style:text-properties officeooo:rsid="01e7663e"/>
    </style:style>
    <style:style style:name="T107" style:family="text">
      <style:text-properties officeooo:rsid="01e90238"/>
    </style:style>
    <style:style style:name="T108" style:family="text">
      <style:text-properties officeooo:rsid="01eb0420"/>
    </style:style>
    <style:style style:name="T109" style:family="text">
      <style:text-properties officeooo:rsid="01f06470"/>
    </style:style>
    <style:style style:name="T110" style:family="text">
      <style:text-properties officeooo:rsid="01f25168"/>
    </style:style>
    <style:style style:name="T111" style:family="text">
      <style:text-properties officeooo:rsid="01f27954"/>
    </style:style>
    <style:style style:name="T112" style:family="text">
      <style:text-properties officeooo:rsid="01f35ba3"/>
    </style:style>
    <style:style style:name="T113" style:family="text">
      <style:text-properties officeooo:rsid="01f39b9b"/>
    </style:style>
    <style:style style:name="T114" style:family="text">
      <style:text-properties officeooo:rsid="01f56c26"/>
    </style:style>
    <style:style style:name="T115" style:family="text">
      <style:text-properties officeooo:rsid="01f8d610"/>
    </style:style>
    <style:style style:name="T116" style:family="text">
      <style:text-properties officeooo:rsid="01faef7b"/>
    </style:style>
    <style:style style:name="T117" style:family="text">
      <style:text-properties officeooo:rsid="01fbb156"/>
    </style:style>
    <style:style style:name="T118" style:family="text">
      <style:text-properties officeooo:rsid="01fc1262"/>
    </style:style>
    <style:style style:name="T119" style:family="text">
      <style:text-properties officeooo:rsid="01fcad5f"/>
    </style:style>
    <style:style style:name="T120" style:family="text">
      <style:text-properties officeooo:rsid="01fe9e5e"/>
    </style:style>
    <style:style style:name="T121" style:family="text">
      <style:text-properties officeooo:rsid="020039db"/>
    </style:style>
    <style:style style:name="T122" style:family="text">
      <style:text-properties officeooo:rsid="0201ec34"/>
    </style:style>
    <style:style style:name="T123" style:family="text">
      <style:text-properties officeooo:rsid="02054d93"/>
    </style:style>
    <style:style style:name="T124" style:family="text">
      <style:text-properties officeooo:rsid="0205b3c2"/>
    </style:style>
    <style:style style:name="T125" style:family="text">
      <style:text-properties officeooo:rsid="0207d813"/>
    </style:style>
    <style:style style:name="T126" style:family="text">
      <style:text-properties officeooo:rsid="020dcfc8"/>
    </style:style>
    <style:style style:name="T127" style:family="text">
      <style:text-properties officeooo:rsid="020df8ee"/>
    </style:style>
    <style:style style:name="T128" style:family="text">
      <style:text-properties officeooo:rsid="02121eca"/>
    </style:style>
    <style:style style:name="T129" style:family="text">
      <style:text-properties officeooo:rsid="0213d98f"/>
    </style:style>
    <style:style style:name="T130" style:family="text">
      <style:text-properties officeooo:rsid="02224cb4"/>
    </style:style>
    <style:style style:name="T131" style:family="text">
      <style:text-properties officeooo:rsid="022ba028"/>
    </style:style>
    <style:style style:name="T132" style:family="text">
      <style:text-properties fo:color="#c1c0c0" fo:font-style="italic"/>
    </style:style>
    <style:style style:name="T133" style:family="text">
      <style:text-properties officeooo:rsid="022cfec7"/>
    </style:style>
    <style:style style:name="T134" style:family="text">
      <style:text-properties officeooo:rsid="02333f3b"/>
    </style:style>
    <style:style style:name="T135" style:family="text">
      <style:text-properties officeooo:rsid="0238f1a4"/>
    </style:style>
    <style:style style:name="T136" style:family="text">
      <style:text-properties officeooo:rsid="023fd551"/>
    </style:style>
    <style:style style:name="T137" style:family="text">
      <style:text-properties officeooo:rsid="02417d73"/>
    </style:style>
    <style:style style:name="T138" style:family="text">
      <style:text-properties officeooo:rsid="024accf7"/>
    </style:style>
    <style:style style:name="T139" style:family="text">
      <style:text-properties officeooo:rsid="02507695"/>
    </style:style>
    <style:style style:name="T140" style:family="text">
      <style:text-properties officeooo:rsid="0260f9d2"/>
    </style:style>
    <style:style style:name="T141" style:family="text">
      <style:text-properties officeooo:rsid="0266be1c"/>
    </style:style>
    <style:style style:name="T142" style:family="text">
      <style:text-properties officeooo:rsid="026cd0b7"/>
    </style:style>
    <style:style style:name="T143" style:family="text">
      <style:text-properties officeooo:rsid="026d66e6"/>
    </style:style>
    <style:style style:name="T144" style:family="text">
      <style:text-properties officeooo:rsid="026f85dc"/>
    </style:style>
    <style:style style:name="T145" style:family="text">
      <style:text-properties officeooo:rsid="02743334"/>
    </style:style>
    <style:style style:name="T146" style:family="text">
      <style:text-properties officeooo:rsid="0277857e"/>
    </style:style>
    <style:style style:name="T147" style:family="text">
      <style:text-properties officeooo:rsid="027810cb"/>
    </style:style>
    <style:style style:name="T148" style:family="text">
      <style:text-properties officeooo:rsid="027ce195"/>
    </style:style>
    <style:style style:name="T149" style:family="text">
      <style:text-properties officeooo:rsid="027ce559"/>
    </style:style>
    <style:style style:name="T150" style:family="text">
      <style:text-properties officeooo:rsid="028f92ac"/>
    </style:style>
    <style:style style:name="T151" style:family="text">
      <style:text-properties officeooo:rsid="02a76370"/>
    </style:style>
    <style:style style:name="T152" style:family="text">
      <style:text-properties officeooo:rsid="02ae0b0b"/>
    </style:style>
    <style:style style:name="T153" style:family="text">
      <style:text-properties officeooo:rsid="02b4c4f4"/>
    </style:style>
    <style:style style:name="T154" style:family="text">
      <style:text-properties officeooo:rsid="02c34ae4"/>
    </style:style>
    <style:style style:name="T155" style:family="text">
      <style:text-properties officeooo:rsid="02c4a6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Borbodhu.com</text:p>
      <text:p text:style-name="P30">Assamu-alaikum,</text:p>
      <text:p text:style-name="P198">We are interested in you. please send your Detail Bio-data  in the email below if you are interested too.</text:p>
      <text:p text:style-name="P199"><text:a xlink:type="simple" xlink:href="mailto:abdullahnoorsayket@gmail.com" office:target-frame-name="_blank" xlink:show="new" text:style-name="Internet_20_link" text:visited-style-name="Visited_20_Internet_20_Link"><text:span text:style-name="T36">abdullahnoorsayket@gmail.com</text:span></text:a></text:p>
      <text:p text:style-name="P198"/>
      <text:h text:style-name="P213" text:outline-level="3"><text:span text:style-name="T38">Profile ID: 235654</text:span></text:h>
      <text:p text:style-name="P187">Profile Name : </text:p>
      <text:p text:style-name="P188">Full Name: Ayesha Asha</text:p>
      <text:p text:style-name="P133"/>
      <text:p text:style-name="P155">for revert to previous commit :</text:p>
      <text:p text:style-name="P155"/>
      <text:p text:style-name="P154">git reset --hard <text:s text:c="12"/>commitNo</text:p>
      <text:p text:style-name="P98"/>
      <text:p text:style-name="P98">Uncaught (in promise) TypeError: Cannot read property 'parentNode' of null</text:p>
      <text:p text:style-name="P98"/>
      <text:p text:style-name="P98"><text:span text:style-name="T74">Git hub user name: </text:span><text:span text:style-name="T23">abduallahnoorsayket</text:span></text:p>
      <text:p text:style-name="P72"/>
      <text:p text:style-name="P175"><text:span text:style-name="Source_20_Text"><text:span text:style-name="T25"><text:s/></text:span></text:span><text:span text:style-name="Source_20_Text"><text:span text:style-name="T28">"no-useless-escape"</text:span></text:span><text:span text:style-name="Source_20_Text"><text:span text:style-name="T30">:</text:span></text:span><text:span text:style-name="Source_20_Text"><text:span text:style-name="T24"> </text:span></text:span><text:span text:style-name="Source_20_Text"><text:span text:style-name="T28">"2"</text:span></text:span></text:p>
      <text:p text:style-name="P72"/>
      <text:p text:style-name="P175"><text:span text:style-name="Source_20_Text"><text:span text:style-name="T32">&lt;</text:span></text:span><text:span text:style-name="Source_20_Text"><text:span text:style-name="T33">router-link :to</text:span></text:span><text:span text:style-name="Source_20_Text"><text:span text:style-name="T32">="</text:span></text:span><text:span text:style-name="Source_20_Text"><text:span text:style-name="T29">{ name: </text:span></text:span><text:span text:style-name="Source_20_Text"><text:span text:style-name="T32">'</text:span></text:span><text:span text:style-name="Source_20_Text"><text:span text:style-name="T29">user</text:span></text:span><text:span text:style-name="Source_20_Text"><text:span text:style-name="T32">'</text:span></text:span><text:span text:style-name="Source_20_Text"><text:span text:style-name="T29">, params: { userId: 123 }}</text:span></text:span><text:span text:style-name="Source_20_Text"><text:span text:style-name="T32">"&gt;</text:span></text:span><text:span text:style-name="Source_20_Text"><text:span text:style-name="T27">User</text:span></text:span><text:span text:style-name="Source_20_Text"><text:span text:style-name="T32">&lt;/</text:span></text:span><text:span text:style-name="Source_20_Text"><text:span text:style-name="T33">router-link</text:span></text:span><text:span text:style-name="Source_20_Text"><text:span text:style-name="T32">&gt;</text:span></text:span></text:p>
      <text:p text:style-name="P72"/>
      <text:p text:style-name="P72"/>
      <text:p text:style-name="P100">dynamic route matching:</text:p>
      <text:p text:style-name="P72"/>
      <text:p text:style-name="P175"><text:span text:style-name="Source_20_Text"><text:span text:style-name="T34">const</text:span></text:span><text:span text:style-name="Source_20_Text"><text:span text:style-name="T27"> User </text:span></text:span><text:span text:style-name="Source_20_Text"><text:span text:style-name="T31">=</text:span></text:span><text:span text:style-name="Source_20_Text"><text:span text:style-name="T27"> </text:span></text:span><text:span text:style-name="Source_20_Text"><text:span text:style-name="T32">{</text:span></text:span></text:p>
      <text:p text:style-name="P197"><text:span text:style-name="Source_20_Text"><text:span text:style-name="T26"><text:s text:c="2"/></text:span></text:span><text:span text:style-name="Source_20_Text"><text:span text:style-name="T27">template</text:span></text:span><text:span text:style-name="Source_20_Text"><text:span text:style-name="T31">:</text:span></text:span><text:span text:style-name="Source_20_Text"><text:span text:style-name="T27"> </text:span></text:span><text:span text:style-name="Source_20_Text"><text:span text:style-name="T29">'&lt;div&gt;User {{ $route.params.id }}&lt;/div&gt;'</text:span></text:span></text:p>
      <text:p text:style-name="P197"><text:span text:style-name="Source_20_Text"><text:span text:style-name="T32">}</text:span></text:span></text:p>
      <text:p text:style-name="P115">Auth token:</text:p>
      <text:p text:style-name="P72"/>
      <text:p text:style-name="P109"><text:span text:style-name="T89">const</text:span> <text:span text:style-name="T90">token</text:span> <text:span text:style-name="T85">=</text:span> localStorage<text:span text:style-name="T91">.</text:span><text:span text:style-name="T92">getItem</text:span><text:span text:style-name="T91">("</text:span><text:span text:style-name="T86">token</text:span><text:span text:style-name="T91">");</text:span></text:p>
      <text:p text:style-name="P72"/>
      <text:p text:style-name="P73">,<text:span text:style-name="T95">{</text:span></text:p>
      <text:p text:style-name="P108">header<text:span text:style-name="T94">s</text:span>: {</text:p>
      <text:p text:style-name="P114"><text:span text:style-name="T84">Authorization <text:s/>: </text:span><text:span text:style-name="T85">`</text:span>token <text:span text:style-name="T85">${</text:span><text:span text:style-name="T87">token</text:span><text:span text:style-name="T85">}`</text:span></text:p>
      <text:p text:style-name="P108"><text:s text:c="9"/>}</text:p>
      <text:p text:style-name="P116">}</text:p>
      <text:p text:style-name="P72">Premium Admin templates links</text:p>
      <text:p text:style-name="P76">Docker &amp; compose </text:p>
      <text:p text:style-name="P1">docker-compose run cep_backend_django python manage.py migrate</text:p>
      <text:p text:style-name="P1"/>
      <text:p text:style-name="P1">docker-compose run cep_backend_django python manage.py createsuperuser</text:p>
      <text:p text:style-name="P1"/>
      <text:p text:style-name="P1">docker-compose up</text:p>
      <text:p text:style-name="P1"/>
      <text:p text:style-name="P77">post gres :</text:p>
      <text:p text:style-name="P77"/>
      <text:p text:style-name="P77">sudo systemctl status postgresq</text:p>
      <text:p text:style-name="P77"/>
      <text:p text:style-name="P78">package .json</text:p>
      <text:p text:style-name="P78">"serve": "vue-cli-service serve --port 5000",</text:p>
      <text:p text:style-name="P1"><text:soft-page-break/></text:p>
      <text:p text:style-name="P200">Docker DB &amp; super user:</text:p>
      <text:p text:style-name="P83">docker images</text:p>
      <text:p text:style-name="P83">cat docker-compose.yml</text:p>
      <text:p text:style-name="P83"/>
      <text:p text:style-name="P81">docker-compose run backend_django python manage.py migrate</text:p>
      <text:p text:style-name="P81"/>
      <text:p text:style-name="P81">docker-compose run backend_django python manage.py createsuperuser</text:p>
      <text:p text:style-name="P81"/>
      <text:p text:style-name="P81"/>
      <text:p text:style-name="P82">docker image rm</text:p>
      <text:p text:style-name="P82"><text:s/>dc621329603c</text:p>
      <text:p text:style-name="P1"/>
      <text:p text:style-name="P1"/>
      <text:p text:style-name="P84">Root / <text:span text:style-name="T64">project </text:span>directory:</text:p>
      <text:p text:style-name="P29">docker-compose build --no-cache --force-rm<text:span text:style-name="T105">­</text:span></text:p>
      <text:p text:style-name="P84"/>
      <text:p text:style-name="P84">docker-compose pull</text:p>
      <text:p text:style-name="P1"/>
      <text:p text:style-name="P33">Ubantu cache Clean :</text:p>
      <text:p text:style-name="P174"><text:span text:style-name="Source_20_Text"><text:span text:style-name="T19">sudo apt-get autoclean</text:span></text:span></text:p>
      <text:p text:style-name="P194"><text:span text:style-name="Source_20_Text"><text:span text:style-name="T19">sudo apt-get autoremove</text:span></text:span></text:p>
      <text:p text:style-name="P194"><text:span text:style-name="Source_20_Text"><text:span text:style-name="T19"/></text:span></text:p>
      <text:p text:style-name="P195"><text:span text:style-name="Source_20_Text"><text:span text:style-name="T20">NPM cache clean:</text:span></text:span></text:p>
      <text:p text:style-name="P195"><text:span text:style-name="Source_20_Text"><text:span text:style-name="T20"/></text:span></text:p>
      <text:p text:style-name="P195"><text:span text:style-name="Source_20_Text"><text:span text:style-name="T20">npm cache clean --force</text:span></text:span></text:p>
      <text:p text:style-name="P193"/>
      <text:p text:style-name="P211"/>
      <text:p text:style-name="P86">Npm error:</text:p>
      <text:p text:style-name="P87">#######################################################################</text:p>
      <text:h text:style-name="P202" text:outline-level="1">Error: ENOSPC: System limit for number of file watchers reached, watch '/home/foldername/abcrypto/static</text:h>
      <text:p text:style-name="P86"/>
      <text:p text:style-name="P24">echo fs.inotify.max_user_watches=524288 | sudo tee -a /etc/sysctl.conf &amp;&amp; sudo sysctl -p</text:p>
      <text:p text:style-name="P24"/>
      <text:p text:style-name="P24"/>
      <text:p text:style-name="P24"/>
      <text:p text:style-name="P26">NPM eror: <text:s/>Acomplete log can be <text:s/>found in …………..</text:p>
      <text:p text:style-name="P26">===============================================================</text:p>
      <text:p text:style-name="P26"/>
      <text:p text:style-name="P26">rm -rf node_modules package-lock.json &amp;&amp; npm install</text:p>
      <text:p text:style-name="P24"/>
      <text:p text:style-name="P4"/>
      <text:p text:style-name="P2">* metismenu https://github.com/onokumus/metismenu#readme</text:p>
      <text:p text:style-name="P2">* A jQuery menu plugin</text:p>
      <text:p text:style-name="P2">* @version 3.0.3</text:p>
      <text:p text:style-name="P2">* @author Osman Nuri Okumus &lt;onokumus@gmail.com&gt; (https://github.com/onokumus)</text:p>
      <text:p text:style-name="P2">* @license: MIT</text:p>
      <text:p text:style-name="P2"/>
      <text:p text:style-name="P167">after </text:p>
      <text:p text:style-name="P2"><text:soft-page-break/>hamburger close-sidebar-btn hamburger—elastic <text:s/></text:p>
      <text:p text:style-name="P2"/>
      <text:p text:style-name="P2"/>
      <text:p text:style-name="P2">hamburger close-sidebar-btn hamburger--elastic is-active</text:p>
      <text:p text:style-name="P2"/>
      <text:p text:style-name="P94">button</text:p>
      <text:p text:style-name="P113"><text:span text:style-name="T91">@</text:span><text:span text:style-name="T89">click</text:span><text:span text:style-name="T91">="</text:span><text:span text:style-name="T85">!</text:span>is_active<text:span text:style-name="T91">"</text:span></text:p>
      <text:p text:style-name="P2"/>
      <text:p text:style-name="P168"><text:span text:style-name="T153">L </text:span>inux <text:span text:style-name="T153">upgrade</text:span></text:p>
      <text:p text:style-name="P2"><text:span text:style-name="Strong_20_Emphasis"><text:span text:style-name="T37">sudo apt upgrade</text:span></text:span></text:p>
      <text:p text:style-name="P2"/>
      <text:p text:style-name="P7">Good Bye !</text:p>
      <text:p text:style-name="P6">Md. Abdullah Sayket</text:p>
      <text:p text:style-name="P6"/>
      <text:p text:style-name="P7">Date: <text:span text:style-name="T147">24 </text:span>/<text:span text:style-name="T69">11 </text:span>/2020</text:p>
      <text:p text:style-name="P192">Task Updates:</text:p>
      <text:p text:style-name="P7"/>
      <text:p text:style-name="P48"><text:span text:style-name="T70">Agile </text:span><text:s/>Meeting <text:span text:style-name="T71">for task Progress:</text:span></text:p>
      <text:p text:style-name="P48"/>
      <text:p text:style-name="P170"/>
      <text:p text:style-name="P170"/>
      <text:p text:style-name="P208">Today's Work Plans:</text:p>
      <text:p text:style-name="P208"/>
      <text:p text:style-name="P210">Task update’s:</text:p>
      <text:p text:style-name="P204">- Navar finalising &amp; Re-checking</text:p>
      <text:p text:style-name="P205">- <text:s/><text:span text:style-name="T148">update Git <text:s/>&amp; Discussion &amp; collaborating</text:span></text:p>
      <text:p text:style-name="P205"><text:span text:style-name="T148"><text:s text:c="3"/>with teammate </text:span></text:p>
      <text:p text:style-name="P206">- Revise vue js <text:s/><text:span text:style-name="T155">documentation </text:span></text:p>
      <text:p text:style-name="P206"/>
      <text:p text:style-name="P166">- New Module Discussions <text:span text:style-name="T151">&amp; Ui design starting</text:span></text:p>
      <text:p text:style-name="P171">with <text:span text:style-name="T152">collaborating with teammate</text:span> </text:p>
      <text:p text:style-name="P171"/>
      <text:p text:style-name="P166"/>
      <text:p text:style-name="P68">-<text:span text:style-name="T149">Check <text:s/>image issue on &amp; other issues on <text:s/>userlist </text:span></text:p>
      <text:p text:style-name="P70">- <text:span text:style-name="T150">meeting with Team mate on sidebar issue</text:span></text:p>
      <text:p text:style-name="P169"><text:s text:c="2"/>&amp; <text:s/>Cross - chek <text:s/>functionalities</text:p>
      <text:p text:style-name="P69">- <text:span text:style-name="T144">Fixing the issues of <text:s/>navbar (partailly done)</text:span></text:p>
      <text:p text:style-name="P165">- <text:span text:style-name="T148">update Git <text:s/>&amp; Discussion with Mostaq vai.</text:span></text:p>
      <text:p text:style-name="P165"/>
      <text:p text:style-name="P164"><text:s/><text:span text:style-name="T148">on </text:span><text:s/>test report <text:span text:style-name="T148">&amp; Cross - chek all functionalities</text:span> </text:p>
      <text:p text:style-name="P67"/>
      <text:p text:style-name="P164"/>
      <text:p text:style-name="P164"/>
      <text:p text:style-name="P48"/>
      <text:p text:style-name="P65">- <text:span text:style-name="T139">Modify design of User <text:s/>List card</text:span></text:p>
      <text:p text:style-name="P161"><text:s text:c="3"/>&amp; fix pagination issue. Designation</text:p>
      <text:p text:style-name="P160"><text:s text:c="3"/>add on profile.</text:p>
      <text:p text:style-name="P160">- <text:span text:style-name="T146">update Git &amp; merge all codes</text:span></text:p>
      <text:p text:style-name="P66">- <text:span text:style-name="T144">Fixing the issues of <text:s/>After merging</text:span></text:p>
      <text:p text:style-name="P162"><text:s text:c="2"/>&amp; test report</text:p>
      <text:p text:style-name="P63"/>
      <text:p text:style-name="P63">- <text:span text:style-name="T145">Advanced search Null option adding</text:span></text:p>
      <text:p text:style-name="P159"><text:soft-page-break/></text:p>
      <text:p text:style-name="P158">-<text:span text:style-name="T146">update Git &amp; merge all codes</text:span></text:p>
      <text:p text:style-name="P163"><text:s/></text:p>
      <text:p text:style-name="P64"/>
      <text:p text:style-name="P61">-<text:span text:style-name="T139"> Advanced Search <text:s/>&amp; filter with email &amp; <text:s/>groups etc on User List ,</text:span></text:p>
      <text:p text:style-name="P157">- <text:span text:style-name="T142">M</text:span>odify design of <text:span text:style-name="T141">User </text:span><text:s/>List card <text:s/>&amp; fixing the issues of Test report</text:p>
      <text:p text:style-name="P156"><text:s text:c="2"/>-Fixing the profile image <text:span text:style-name="T140">position</text:span> on navbar, <text:span text:style-name="T143">Team meeting.</text:span></text:p>
      <text:p text:style-name="P157"><text:s/></text:p>
      <text:p text:style-name="P62"/>
      <text:p text:style-name="P62"/>
      <text:p text:style-name="P48">- <text:span text:style-name="T136">Adding Vue suspense on Different page for interactivity</text:span></text:p>
      <text:p text:style-name="P60">-<text:span text:style-name="T137"> Setting the logo navbar </text:span></text:p>
      <text:p text:style-name="P48"/>
      <text:p text:style-name="P48">- <text:span text:style-name="T138">Testing all functionalities <text:s/>&amp; fixing <text:s/>Designs issues.</text:span></text:p>
      <text:p text:style-name="P48"><text:s text:c="2"/></text:p>
      <text:p text:style-name="P119">// if(this.first_name) {</text:p>
      <text:p text:style-name="P118">// first_name: this.searchName;</text:p>
      <text:p text:style-name="P118">// }</text:p>
      <text:p text:style-name="P118">// elseif(this.username) {</text:p>
      <text:p text:style-name="P118">// username: this.searchName;</text:p>
      <text:p text:style-name="P118">// },</text:p>
      <text:p text:style-name="P48"/>
      <text:p text:style-name="P48"/>
      <text:p text:style-name="P58">-<text:span text:style-name="T133">Add validation in update password &amp; Update Profile, Fix nav Logo &amp; title </text:span></text:p>
      <text:p text:style-name="P59">-<text:span text:style-name="T134">Update profile &amp; Detail page design &amp; font styles <text:s/>&amp; fix images issue.</text:span></text:p>
      <text:p text:style-name="P141">-check all functionalities with team &amp; Meeting</text:p>
      <text:p text:style-name="P141">with mostaq vai </text:p>
      <text:p text:style-name="P141">-<text:span text:style-name="T135">Give feed back <text:s/>of my dificulties <text:s/>&amp; challenges to mostaq vai.</text:span></text:p>
      <text:p text:style-name="P141"/>
      <text:p text:style-name="P141"/>
      <text:p text:style-name="P48">- <text:span text:style-name="T122">update profile &amp; Detail page design &amp; font</text:span></text:p>
      <text:p text:style-name="P142">style of some pages <text:span text:style-name="T126">&amp; add validation in </text:span></text:p>
      <text:p text:style-name="P147">update password.</text:p>
      <text:p text:style-name="P48">- <text:span text:style-name="T122">Add validation on Change pass word &amp; </text:span></text:p>
      <text:p text:style-name="P48">- <text:span text:style-name="T122">check all functionalities with team &amp; Meeting</text:span></text:p>
      <text:p text:style-name="P140">with mostaq vai . </text:p>
      <text:p text:style-name="P48"/>
      <text:p text:style-name="P48">-<text:span text:style-name="T115">Check all <text:s/>functionalities of all </text:span></text:p>
      <text:p text:style-name="P134"><text:s text:c="2"/>feateures with team.</text:p>
      <text:p text:style-name="P201"/>
      <text:p text:style-name="P146"/>
      <text:p text:style-name="P149"/>
      <text:p text:style-name="P153">Load Users : Userlist.vue </text:p>
      <text:p text:style-name="P153"/>
      <text:p text:style-name="P153">https://paste.ofcode.org/VA3kH93cNZgunkAaUrPRuy</text:p>
      <text:p text:style-name="P149"/>
      <text:p text:style-name="P149"/>
      <text:p text:style-name="P149">MY difficulties &amp; <text:span text:style-name="T130">Challenges Module 01 (Frontend )</text:span></text:p>
      <text:p text:style-name="P150"/>
      <text:p text:style-name="P150">***********************************************</text:p>
      <text:p text:style-name="P143"/>
      <text:p text:style-name="P143">- <text:span text:style-name="T128">Managing docker &amp; git for front end &amp; Back end</text:span></text:p>
      <text:p text:style-name="P143"><text:soft-page-break/></text:p>
      <text:p text:style-name="P145">- <text:s/><text:span text:style-name="T127">javascript <text:s/>Object ,array , Nested array data showing <text:s/>related <text:s text:c="2"/>challenges</text:span></text:p>
      <text:p text:style-name="P145"/>
      <text:p text:style-name="P145">- <text:span text:style-name="T129">Vue Api <text:s/>integration &amp; Image uploading form BASE64 encoded &amp; pagination on list </text:span></text:p>
      <text:p text:style-name="P148">image <text:span text:style-name="T131">&amp; <text:s/>getting <text:s/>correct response from API</text:span></text:p>
      <text:p text:style-name="P148"/>
      <text:p text:style-name="P152">-Some designinig <text:s/>related issues .</text:p>
      <text:p text:style-name="P143"/>
      <text:p text:style-name="P143"><text:s/></text:p>
      <text:p text:style-name="P143"/>
      <text:p text:style-name="P143"/>
      <text:p text:style-name="P144">- <text:span text:style-name="T127">W</text:span>e are managing Frontend &amp; <text:span text:style-name="T123">B</text:span>ack<text:span text:style-name="T123">end <text:s/>&amp; DB </text:span><text:s/>In Docker for the first time <text:span text:style-name="T124">in this project ,</text:span> in a team <text:s/>which is a challenge for us to maintain docker <text:s/>env &amp; Code base up to date <text:span text:style-name="T124">with all,</text:span></text:p>
      <text:p text:style-name="P144"/>
      <text:p text:style-name="P144">- <text:span text:style-name="T127">We have some lackings on <text:s/>javascript &amp; vue <text:s/>js <text:s/>which is </text:span><text:s/><text:span text:style-name="T125">challenge &amp; we can not maintain proper git pipeline from the beginning (but now we are ) thats also challenge.</text:span></text:p>
      <text:p text:style-name="P144"/>
      <text:p text:style-name="P144">- </text:p>
      <text:p text:style-name="P143"/>
      <text:p text:style-name="P135"/>
      <text:p text:style-name="P135"/>
      <text:p text:style-name="P135"/>
      <text:p text:style-name="P135">- <text:s/>test <text:s/>&amp; fix any remainig tasks <text:s/><text:span text:style-name="T121">fix bug</text:span></text:p>
      <text:p text:style-name="P135"><text:span text:style-name="T121">of profile upadate <text:s/>&amp; navbar</text:span>.</text:p>
      <text:p text:style-name="P48"/>
      <text:p text:style-name="P48"/>
      <text:p text:style-name="P48"/>
      <text:p text:style-name="P48"/>
      <text:p text:style-name="P131"/>
      <text:p text:style-name="P131"/>
      <text:p text:style-name="P139"><text:s/><text:span text:style-name="T119">Fron End </text:span>Tasks.</text:p>
      <text:p text:style-name="P136">-Save image on local storage <text:s/><text:span text:style-name="T116">remove api call</text:span></text:p>
      <text:p text:style-name="P138"><text:s/>from navbar <text:s/><text:span text:style-name="T118">&amp; show image from Storage.</text:span></text:p>
      <text:p text:style-name="P137">-<text:span text:style-name="T117">remove static url form Image src. </text:span></text:p>
      <text:p text:style-name="P137">- <text:span text:style-name="T120">Adding Edit &amp; change pass option In <text:s/>user details page from User List.</text:span></text:p>
      <text:p text:style-name="P136"/>
      <text:p text:style-name="P131">1<text:span text:style-name="T112">3</text:span> nov 2020</text:p>
      <text:p text:style-name="P48"/>
      <text:p text:style-name="P48"/>
      <text:p text:style-name="P48"/>
      <text:p text:style-name="P48">-<text:span text:style-name="T109">List pagination bug fix</text:span></text:p>
      <text:p text:style-name="P48">- <text:span text:style-name="T109">profile info set on nav bar</text:span></text:p>
      <text:p text:style-name="P48">-<text:span text:style-name="T110">Managing git preparation for preparation </text:span></text:p>
      <text:p text:style-name="P132"><text:s/><text:span text:style-name="T111">&amp; collaborating </text:span>with team mate. <text:span text:style-name="T114">Team Meeting</text:span></text:p>
      <text:p text:style-name="P132">-<text:span text:style-name="T113">Login In page Carousel slider <text:s/>added .</text:span></text:p>
      <text:p text:style-name="P48"/>
      <text:p text:style-name="P203">-<text:span text:style-name="T106">User Profile update <text:s text:c="3"/>­</text:span></text:p>
      <text:p text:style-name="P57">- <text:span text:style-name="T107">Login page error alert , set profile image</text:span></text:p>
      <text:p text:style-name="P48">-<text:span text:style-name="T108">user list pagination</text:span></text:p>
      <text:p text:style-name="P48"/>
      <text:p text:style-name="P48">-<text:span text:style-name="T103">User detail Group &amp; permissions <text:s/>list show </text:span></text:p>
      <text:p text:style-name="P48">- <text:span text:style-name="T100">Profile <text:s/>Details page</text:span></text:p>
      <text:p text:style-name="P48"><text:soft-page-break/>-<text:span text:style-name="T104">Group meeting</text:span></text:p>
      <text:p text:style-name="P48"/>
      <text:p text:style-name="P56">-<text:span text:style-name="T100">Login page design , discussion with Murshed vai.</text:span></text:p>
      <text:p text:style-name="P48"/>
      <text:p text:style-name="P117"><text:s/>-User details page design <text:span text:style-name="T97">&amp; integration </text:span><text:s/><text:span text:style-name="T97">accoding to sugessted <text:s/>design.</text:span></text:p>
      <text:p text:style-name="P117">- <text:span text:style-name="T97">Team meeting with log in Issue <text:s/>with Mostaq vai <text:s/>&amp; Present <text:s/>project <text:s/>status. </text:span></text:p>
      <text:p text:style-name="P121"><text:s/>-check related image for log in <text:span text:style-name="T96"><text:s/>Log in page </text:span>form<text:span text:style-name="T96"> design </text:span>continue.</text:p>
      <text:p text:style-name="P48"/>
      <text:p text:style-name="P48"/>
      <text:p text:style-name="P48"/>
      <text:p text:style-name="P111"><text:span text:style-name="T91">&lt;</text:span><text:span text:style-name="T85">ul</text:span> <text:span text:style-name="T89">id</text:span><text:span text:style-name="T91">="</text:span><text:span text:style-name="T101">menu</text:span><text:span text:style-name="T91">"</text:span> <text:span text:style-name="T89">v-if</text:span><text:span text:style-name="T91">="</text:span>user<text:span text:style-name="T91">.</text:span>user_permissions<text:span text:style-name="T91">"&gt;</text:span></text:p>
      <text:p text:style-name="P110"><text:span text:style-name="T91">&lt;</text:span><text:span text:style-name="T85">li</text:span></text:p>
      <text:p text:style-name="P110"><text:span text:style-name="T89">v-for</text:span><text:span text:style-name="T91">="</text:span>permission <text:span text:style-name="T85">in</text:span> user<text:span text:style-name="T91">.</text:span>user_permissions<text:span text:style-name="T91">"</text:span></text:p>
      <text:p text:style-name="P110"><text:span text:style-name="T91">:</text:span><text:span text:style-name="T89">key</text:span><text:span text:style-name="T91">="</text:span>permission<text:span text:style-name="T91">"</text:span></text:p>
      <text:p text:style-name="P93">&gt;</text:p>
      <text:p text:style-name="P120"/>
      <text:p text:style-name="P110"><text:span text:style-name="T91">&lt;</text:span><text:span text:style-name="T85">p</text:span><text:span text:style-name="T91">&gt;</text:span>Name: <text:span text:style-name="T91">{{</text:span> permission<text:span text:style-name="T91">.</text:span>name <text:span text:style-name="T91">}}&lt;/</text:span><text:span text:style-name="T85">p</text:span><text:span text:style-name="T91">&gt;</text:span></text:p>
      <text:p text:style-name="P110"><text:span text:style-name="T91">&lt;</text:span><text:span text:style-name="T85">p</text:span><text:span text:style-name="T91">&gt;</text:span>Code: <text:span text:style-name="T91">{{</text:span> permission<text:span text:style-name="T91">.</text:span>codename <text:span text:style-name="T91">}}&lt;/</text:span><text:span text:style-name="T85">p</text:span><text:span text:style-name="T91">&gt;</text:span></text:p>
      <text:p text:style-name="P110"><text:span text:style-name="T91">&lt;</text:span><text:span text:style-name="T85">p</text:span><text:span text:style-name="T91">&gt;</text:span></text:p>
      <text:p text:style-name="P110">App level: <text:span text:style-name="T91">{{</text:span> permission<text:span text:style-name="T91">.</text:span>content_type<text:span text:style-name="T91">.</text:span>app_label <text:span text:style-name="T91">}}</text:span></text:p>
      <text:p text:style-name="P110"><text:span text:style-name="T91">&lt;/</text:span><text:span text:style-name="T85">p</text:span><text:span text:style-name="T91">&gt;</text:span></text:p>
      <text:p text:style-name="P110"><text:span text:style-name="T91">&lt;</text:span><text:span text:style-name="T85">p</text:span><text:span text:style-name="T91">&gt;</text:span>Model: <text:span text:style-name="T91">{{</text:span> permission<text:span text:style-name="T91">.</text:span>content_type<text:span text:style-name="T91">.</text:span>model <text:span text:style-name="T91">}}&lt;/</text:span><text:span text:style-name="T85">p</text:span><text:span text:style-name="T91">&gt;</text:span></text:p>
      <text:p text:style-name="P110"><text:span text:style-name="T91">&lt;/</text:span><text:span text:style-name="T85">li</text:span><text:span text:style-name="T91">&gt;</text:span></text:p>
      <text:p text:style-name="P110"><text:span text:style-name="T91">&lt;/</text:span><text:span text:style-name="T85">ul</text:span><text:span text:style-name="T91">&gt;</text:span></text:p>
      <text:p text:style-name="P48"/>
      <text:p text:style-name="P48"/>
      <text:p text:style-name="P130">User details:</text:p>
      <text:p text:style-name="P130"/>
      <text:p text:style-name="P112"><text:span text:style-name="T91">&lt;</text:span><text:span text:style-name="T85">div</text:span> <text:span text:style-name="T89">class</text:span>=<text:span text:style-name="T91">"</text:span><text:span text:style-name="T86">row</text:span><text:span text:style-name="T91">"&gt;</text:span></text:p>
      <text:p text:style-name="P110"><text:span text:style-name="T91">&lt;</text:span><text:span text:style-name="T85">div</text:span> <text:span text:style-name="T89">class</text:span>=<text:span text:style-name="T91">"</text:span><text:span text:style-name="T86">col-md-6</text:span><text:span text:style-name="T91">"&gt;</text:span></text:p>
      <text:p text:style-name="P110"><text:span text:style-name="T91">&lt;</text:span><text:span text:style-name="T85">label</text:span><text:span text:style-name="T91">&gt;</text:span>User permissions<text:span text:style-name="T91">&lt;/</text:span><text:span text:style-name="T85">label</text:span><text:span text:style-name="T91">&gt;</text:span></text:p>
      <text:p text:style-name="P110"><text:span text:style-name="T91">&lt;/</text:span><text:span text:style-name="T85">div</text:span><text:span text:style-name="T91">&gt;</text:span></text:p>
      <text:p text:style-name="P110"><text:span text:style-name="T91">&lt;</text:span><text:span text:style-name="T85">div</text:span> <text:span text:style-name="T89">class</text:span>=<text:span text:style-name="T91">"</text:span><text:span text:style-name="T86">col-md-6</text:span><text:span text:style-name="T91">"&gt;</text:span></text:p>
      <text:p text:style-name="P118">&lt;!-- &lt;p v-if="user.user_permissions"&gt;</text:p>
      <text:p text:style-name="P118">{{ user.user_permissions }}</text:p>
      <text:p text:style-name="P118">&lt;/p&gt; --&gt;</text:p>
      <text:p text:style-name="P110"><text:span text:style-name="T91">&lt;</text:span><text:span text:style-name="T85">ul</text:span> <text:span text:style-name="T89">id</text:span><text:span text:style-name="T91">="</text:span><text:span text:style-name="T101">menu</text:span><text:span text:style-name="T91">"</text:span> <text:span text:style-name="T89">v-if</text:span><text:span text:style-name="T91">="</text:span>user<text:span text:style-name="T91">.</text:span>user_permissions<text:span text:style-name="T91">"&gt;</text:span></text:p>
      <text:p text:style-name="P110"><text:span text:style-name="T91">&lt;</text:span><text:span text:style-name="T85">li</text:span></text:p>
      <text:p text:style-name="P110"><text:span text:style-name="T89">v-for</text:span><text:span text:style-name="T91">="</text:span>permission <text:span text:style-name="T85">in</text:span> user<text:span text:style-name="T91">.</text:span>user_permissions<text:span text:style-name="T91">"</text:span></text:p>
      <text:p text:style-name="P110"><text:span text:style-name="T91">:</text:span><text:span text:style-name="T89">key</text:span><text:span text:style-name="T91">="</text:span>permission<text:span text:style-name="T91">"</text:span></text:p>
      <text:p text:style-name="P93">&gt;</text:p>
      <text:p text:style-name="P110"><text:span text:style-name="T91">&lt;</text:span><text:span text:style-name="T85">ul</text:span><text:span text:style-name="T91">&gt;</text:span></text:p>
      <text:p text:style-name="P110"><text:span text:style-name="T91">&lt;</text:span><text:span text:style-name="T85">li</text:span> <text:span text:style-name="T89">v-for</text:span><text:span text:style-name="T91">="</text:span>name <text:span text:style-name="T85">in</text:span> permission<text:span text:style-name="T91">.</text:span>name<text:span text:style-name="T91">"</text:span> <text:span text:style-name="T91">:</text:span><text:span text:style-name="T89">key</text:span><text:span text:style-name="T91">="</text:span>name<text:span text:style-name="T91">"&gt;</text:span></text:p>
      <text:p text:style-name="P110"><text:span text:style-name="T91">{{</text:span> name <text:span text:style-name="T91">}}</text:span></text:p>
      <text:p text:style-name="P110"><text:span text:style-name="T91">&lt;/</text:span><text:span text:style-name="T85">li</text:span><text:span text:style-name="T91">&gt;</text:span></text:p>
      <text:p text:style-name="P110"><text:span text:style-name="T91">&lt;</text:span><text:span text:style-name="T85">br</text:span> /<text:span text:style-name="T91">&gt;</text:span></text:p>
      <text:p text:style-name="P110"><text:span text:style-name="T91">&lt;</text:span><text:span text:style-name="T85">li</text:span> <text:span text:style-name="T89">v-for</text:span><text:span text:style-name="T91">="</text:span>code <text:span text:style-name="T85">in</text:span> permission<text:span text:style-name="T91">.</text:span>codename<text:span text:style-name="T91">"</text:span> <text:span text:style-name="T91">:</text:span><text:span text:style-name="T89">key</text:span><text:span text:style-name="T91">="</text:span>code<text:span text:style-name="T91">"&gt;</text:span></text:p>
      <text:p text:style-name="P110"><text:span text:style-name="T91">{{</text:span> code <text:span text:style-name="T91">}}</text:span></text:p>
      <text:p text:style-name="P110"><text:span text:style-name="T91">&lt;/</text:span><text:span text:style-name="T85">li</text:span><text:span text:style-name="T91">&gt;</text:span></text:p>
      <text:p text:style-name="P110"><text:span text:style-name="T91">&lt;</text:span><text:span text:style-name="T85">br</text:span> /<text:span text:style-name="T91">&gt;</text:span></text:p>
      <text:p text:style-name="P110"><text:span text:style-name="T91">&lt;</text:span><text:span text:style-name="T85">li</text:span> <text:span text:style-name="T89">v-for</text:span><text:span text:style-name="T91">="</text:span>content <text:span text:style-name="T85">in</text:span> permission<text:span text:style-name="T91">.</text:span>content_type<text:span text:style-name="T91">"</text:span> <text:span text:style-name="T91">:</text:span><text:span text:style-name="T89">key</text:span><text:span text:style-name="T91">="</text:span>content<text:span text:style-name="T91">"&gt;</text:span></text:p>
      <text:p text:style-name="P110"><text:soft-page-break/><text:span text:style-name="T91">{{</text:span>content <text:span text:style-name="T91">}}</text:span></text:p>
      <text:p text:style-name="P110"><text:span text:style-name="T91">&lt;</text:span><text:span text:style-name="T85">br</text:span><text:span text:style-name="T91">&gt;</text:span></text:p>
      <text:p text:style-name="P118">&lt;!-- &lt;ul&gt;</text:p>
      <text:p text:style-name="P118">&lt;li v-for="element in content.element" :key="element" &gt;</text:p>
      <text:p text:style-name="P118">{{element}}</text:p>
      <text:p text:style-name="P120"/>
      <text:p text:style-name="P118">&lt;/li&gt;</text:p>
      <text:p text:style-name="P118">&lt;/ul&gt; --&gt;</text:p>
      <text:p text:style-name="P120"/>
      <text:p text:style-name="P110"><text:span text:style-name="T91">&lt;/</text:span><text:span text:style-name="T85">li</text:span><text:span text:style-name="T91">&gt;</text:span></text:p>
      <text:p text:style-name="P110"><text:span text:style-name="T91">&lt;/</text:span><text:span text:style-name="T85">ul</text:span><text:span text:style-name="T91">&gt;</text:span></text:p>
      <text:p text:style-name="P178"/>
      <text:p text:style-name="P118">&lt;!-- &lt;p&gt;</text:p>
      <text:p text:style-name="P118">{{ permission.content_type.app_label }}</text:p>
      <text:p text:style-name="P118">&lt;/p&gt;</text:p>
      <text:p text:style-name="P118">&lt;p&gt;{{ permission.content_type.model }}&lt;/p&gt; --&gt;</text:p>
      <text:p text:style-name="P120"/>
      <text:p text:style-name="P118">&lt;!-- &lt;p&gt;Name: {{ permission.name }}&lt;/p&gt;</text:p>
      <text:p text:style-name="P118">&lt;p&gt;Code: {{ permission.codename }}&lt;/p&gt;</text:p>
      <text:p text:style-name="P118">&lt;p&gt;</text:p>
      <text:p text:style-name="P118">App level: {{ permission.content_type.app_label }}</text:p>
      <text:p text:style-name="P118">&lt;/p&gt;</text:p>
      <text:p text:style-name="P118">&lt;p&gt;Model: {{ permission.content_type.model }}&lt;/p&gt; --&gt;</text:p>
      <text:p text:style-name="P110"><text:span text:style-name="T91">&lt;/</text:span><text:span text:style-name="T85">li</text:span><text:span text:style-name="T91">&gt;</text:span></text:p>
      <text:p text:style-name="P110"><text:span text:style-name="T91">&lt;/</text:span><text:span text:style-name="T85">ul</text:span><text:span text:style-name="T91">&gt;</text:span></text:p>
      <text:p text:style-name="P110"><text:span text:style-name="T91">&lt;/</text:span><text:span text:style-name="T85">div</text:span><text:span text:style-name="T91">&gt;</text:span></text:p>
      <text:p text:style-name="P110"><text:span text:style-name="T91">&lt;/</text:span><text:span text:style-name="T85">div</text:span><text:span text:style-name="T91">&gt;</text:span></text:p>
      <text:p text:style-name="P130"/>
      <text:p text:style-name="P48"/>
      <text:p text:style-name="P48"/>
      <text:p text:style-name="P129">9 nov 20</text:p>
      <text:p text:style-name="P122">No user name only email, </text:p>
      <text:p text:style-name="P123">super user NO checked by default</text:p>
      <text:p text:style-name="P123">Skill comma separated or Space or enter <text:s/>Keyup etc</text:p>
      <text:p text:style-name="P124">if no image then AVATAR</text:p>
      <text:p text:style-name="P125">First &amp; last name required ?</text:p>
      <text:p text:style-name="P126">Group validation minimum one selevted</text:p>
      <text:p text:style-name="P127">premission not required filed</text:p>
      <text:p text:style-name="P128">Search Box <text:s/>in permissions <text:span text:style-name="T98">list</text:span></text:p>
      <text:p text:style-name="P128"><text:span text:style-name="T99">Profile Edit</text:span> </text:p>
      <text:p text:style-name="P48"/>
      <text:p text:style-name="P105">1. <text:s/>Curent user delete protection <text:s/>in delete method with Message.</text:p>
      <text:p text:style-name="P105">2. <text:span text:style-name="T80">User <text:s/>Detail page <text:s/>Navigation problem .</text:span></text:p>
      <text:p text:style-name="P106">3. Detail page <text:s/><text:span text:style-name="T81">&amp; Login page </text:span>design <text:span text:style-name="T82">discussion</text:span> <text:s/>with murshed vai.</text:p>
      <text:p text:style-name="P107">4.<text:span text:style-name="T83">Working on setting Axios header on custom file for Auth. </text:span></text:p>
      <text:p text:style-name="P105"/>
      <text:p text:style-name="P103"/>
      <text:p text:style-name="P103"/>
      <text:p text:style-name="P103">1.user <text:span text:style-name="T77">delete </text:span><text:s/>funtionalities with interactive confirmation.</text:p>
      <text:p text:style-name="P103">2.User detail page Design update <text:span text:style-name="T78">&amp; API Payloads save to local storage .</text:span></text:p>
      <text:p text:style-name="P104"><text:soft-page-break/>3. working on LIST page <text:s/>delete button hide</text:p>
      <text:p text:style-name="P104"><text:s/><text:span text:style-name="T79">Team meeting</text:span></text:p>
      <text:p text:style-name="P104">User detail page navigation problem .</text:p>
      <text:p text:style-name="P48"/>
      <text:p text:style-name="P48"><text:span text:style-name="T73">1.</text:span> <text:span text:style-name="T72"><text:s/>User list page Detail <text:s/>&amp; user delete added.</text:span></text:p>
      <text:p text:style-name="P99"><text:s/>2. <text:span text:style-name="T75">present Authorization module task on Meeting.</text:span></text:p>
      <text:p text:style-name="P55">3. <text:s/><text:span text:style-name="T76">group meeting for task assign ment &amp; delete Api</text:span></text:p>
      <text:p text:style-name="P101"><text:s/>console bug fixing.</text:p>
      <text:p text:style-name="P102">Skype Update:</text:p>
      <text:p text:style-name="P102"/>
      <text:p text:style-name="P48"/>
      <text:p text:style-name="P176"><text:span text:style-name="Source_20_Text"><text:span text:style-name="T35">sudo apt-get update</text:span></text:span></text:p>
      <text:p text:style-name="P196"><text:span text:style-name="Source_20_Text"><text:span text:style-name="T35">sudo apt-get install skypeforlinux</text:span></text:span></text:p>
      <text:p text:style-name="P185">or simply run</text:p>
      <text:p text:style-name="P186"><text:span text:style-name="Source_20_Text"><text:span text:style-name="T35">sudo apt-get update &amp;&amp; sudo apt-get upgrade</text:span></text:span></text:p>
      <text:p text:style-name="P48"/>
      <text:p text:style-name="P48"/>
      <text:p text:style-name="P48"/>
      <text:p text:style-name="P48"/>
      <text:p text:style-name="P48">- <text:span text:style-name="T67">Logout funtionality <text:s/>with NavBar components.</text:span></text:p>
      <text:p text:style-name="P54">- <text:span text:style-name="T68">Login page design modification .</text:span></text:p>
      <text:p text:style-name="P88">- Align <text:s/>Project env &amp; dependancies <text:s/>&amp; git Team mates <text:s/>for taks arrangement.</text:p>
      <text:p text:style-name="P48"/>
      <text:p text:style-name="P53">- <text:span text:style-name="T63"><text:s/>Log in Page Authentication <text:s text:c="2"/>with <text:s/>API &amp; local storage <text:s text:c="2"/>,</text:span></text:p>
      <text:p text:style-name="P53">-<text:span text:style-name="T65">Team meeting Motaq vai on Dashborad Sidebar Menu components </text:span></text:p>
      <text:p text:style-name="P85">showing</text:p>
      <text:p text:style-name="P85"/>
      <text:p text:style-name="P85">- <text:span text:style-name="T66">watching l</text:span></text:p>
      <text:p text:style-name="P80"><text:s/>- practice simple <text:s/>demo <text:s/>login auths</text:p>
      <text:p text:style-name="P52">- <text:span text:style-name="T62">Check the new <text:s/>design for Log in page .</text:span></text:p>
      <text:p text:style-name="P48"/>
      <text:p text:style-name="P48">- <text:span text:style-name="T60">Meeting with Maruf vai <text:s/>on task shedules</text:span></text:p>
      <text:p text:style-name="P51">- <text:span text:style-name="T61">Meeting with galib vai on setting up backend &amp; DB <text:s/>&amp; frontend on Docker</text:span></text:p>
      <text:p text:style-name="P79">Compose &amp; test the API’s <text:s/></text:p>
      <text:p text:style-name="P48">-<text:span text:style-name="T59">Log in Page integrate with API , </text:span></text:p>
      <text:p text:style-name="P48"/>
      <text:p text:style-name="P48"/>
      <text:p text:style-name="P48">- <text:span text:style-name="T58">Prepare template do modification, create Project vue &amp; set up </text:span></text:p>
      <text:p text:style-name="P74"/>
      <text:p text:style-name="P50">- <text:span text:style-name="T51">Research on Django <text:s/>ADMIN panel for finding required</text:span></text:p>
      <text:p text:style-name="P75">page on User Management .</text:p>
      <text:p text:style-name="P49"/>
      <text:p text:style-name="P49">-<text:span text:style-name="T57">stat integrating template with Log in page vue 3</text:span></text:p>
      <text:p text:style-name="P48"/>
      <text:p text:style-name="P48"/>
      <text:p text:style-name="P48"/>
      <text:p text:style-name="P48"/>
      <text:p text:style-name="P48"/>
      <text:p text:style-name="P48"/>
      <text:p text:style-name="P48">- <text:span text:style-name="T51">Research on CPL evaluation <text:s text:c="2"/>portal for finding components.</text:span></text:p>
      <text:p text:style-name="P48"/>
      <text:p text:style-name="P46">- Group meeting <text:s text:c="2"/>for CEP template choosing and</text:p>
      <text:p text:style-name="P47"><text:soft-page-break/><text:s/>Research various tempates, checking <text:s text:c="2"/><text:span text:style-name="T54">&amp; testing </text:span></text:p>
      <text:p text:style-name="P47">funtionality required <text:s/>for design <text:span text:style-name="T56">with Vue js .</text:span></text:p>
      <text:p text:style-name="P47"/>
      <text:p text:style-name="P47">-<text:span text:style-name="T55">Submit the choosen template </text:span></text:p>
      <text:p text:style-name="P48"/>
      <text:p text:style-name="P48">- <text:span text:style-name="T50">then start working with the choosen template </text:span></text:p>
      <text:p text:style-name="P48"/>
      <text:p text:style-name="P48"/>
      <text:p text:style-name="P48"/>
      <text:p text:style-name="P48"/>
      <text:p text:style-name="P48"/>
      <text:p text:style-name="P48"/>
      <text:p text:style-name="P48"/>
      <text:p text:style-name="P48"/>
      <text:p text:style-name="P48"/>
      <text:p text:style-name="P48"/>
      <text:p text:style-name="P7">1. Practic<text:span text:style-name="T46">ing</text:span> <text:span text:style-name="T45">Another vue3 <text:s/></text:span>app by watching tutorial </text:p>
      <text:p text:style-name="P44"><text:s text:c="5"/>with coding.</text:p>
      <text:p text:style-name="P44"/>
      <text:p text:style-name="P45">2. Group meeting with <text:s/>for CEP template choosing and</text:p>
      <text:p text:style-name="P44"><text:span text:style-name="T45"><text:s/>Research various tempates <text:s/>funtinality for design.</text:span> </text:p>
      <text:p text:style-name="P44"/>
      <text:p text:style-name="P7"><text:span text:style-name="T47">3.</text:span> <text:span text:style-name="T48">R</text:span>evise previous <text:span text:style-name="T49">Team</text:span> jobs project frontend for for Vue learning.</text:p>
      <text:p text:style-name="P7"/>
      <text:p text:style-name="P71">Git link: https://github.com/abduallahnoorsayket/Demo-Project-vu3-full</text:p>
      <text:p text:style-name="P71"/>
      <text:p text:style-name="P7">2. Study Vue 3 - ( Migration guide)</text:p>
      <text:p text:style-name="P7"><text:tab/>-data options, custom directives</text:p>
      <text:p text:style-name="P7">3. Group Meeting with mostaq vai on CEP </text:p>
      <text:p text:style-name="P7">frontend design template selection.</text:p>
      <text:p text:style-name="P7"/>
      <text:p text:style-name="P7"/>
      <text:p text:style-name="P40"><text:s/><text:span text:style-name="T44">Demo </text:span>Layout design Complete and submit.</text:p>
      <text:p text:style-name="P40">CSS: <text:span text:style-name="T40">intro, Syntax (Properties,values), <text:s/>Selectors (Elements, ID, Class),</text:span></text:p>
      <text:p text:style-name="P42"><text:span text:style-name="T41">Ways of Inserting, <text:s/>Colors (RGB, HEX, Name, </text:span><text:span text:style-name="T22">opacity</text:span><text:span text:style-name="T42">), </text:span></text:p>
      <text:p text:style-name="P41">Background (Color, image,repeat, attachment) , <text:s/><text:span text:style-name="T43">Border (Color,width,</text:span></text:p>
      <text:p text:style-name="P43">sides, Shorthand, Types), <text:s/>Margins (Collapse). <text:s/>...Continue...</text:p>
      <text:p text:style-name="P40"/>
      <text:p text:style-name="P40"/>
      <text:p text:style-name="P40"/>
      <text:p text:style-name="P40"/>
      <text:p text:style-name="P40"/>
      <text:p text:style-name="P38">Html : Styles, Colors, Links, Block &amp;Inline, Class, ID,</text:p>
      <text:p text:style-name="P38">Head, Layout, <text:span text:style-name="T39">Attributes, Quotations, <text:s/>Images,File Path</text:span></text:p>
      <text:p text:style-name="P39">Charset</text:p>
      <text:p text:style-name="P39">Holy grail layout implemented.</text:p>
      <text:p text:style-name="P38"/>
      <text:p text:style-name="P7"/>
      <text:p text:style-name="P7"/>
      <text:p text:style-name="P36">BlogPost Project : Pagination continue with paginator class &amp; method, QueryDict, Create UserPostListView by Filtering Posts for <text:s/>specific user by Overriding get_queryset method &amp; Create template <text:s/>, Modify the ListView Queryset, use Django <text:s/>Shortcut get_object_or_404()</text:p>
      <text:p text:style-name="P34"><text:soft-page-break/></text:p>
      <text:p text:style-name="P35"/>
      <text:p text:style-name="P35"/>
      <text:p text:style-name="P37"><text:s/>Post Delete View <text:s/>by using django Mixins, Create Post delete Template , Customize UpdateView by adding Buttons, <text:s/>Modify Base template, Start pagination,</text:p>
      <text:p text:style-name="P31"/>
      <text:p text:style-name="P32"><text:s/>for Posts </text:p>
      <text:p text:style-name="P23">First class Obejct <text:span text:style-name="T18">&amp;</text:span> <text:span text:style-name="T18">F</text:span>unction <text:span text:style-name="T18">in python</text:span>, <text:span text:style-name="T17">HTTP keep Alive,Page Load Times, Class Vs Obejct Vs intance BlogPost Project : <text:s/>Django URL reverse, <text:s/>Auth Mixins-Log In Req mixin &amp; User Pass Test mixins <text:s/>for authentication of Post author ,get_object () method , Completed UpdateView <text:s/>of Post.</text:span></text:p>
      <text:p text:style-name="P22"><text:s/></text:p>
      <text:p text:style-name="P22"/>
      <text:p text:style-name="P22">Create new posts by <text:s/>inheriting </text:p>
      <text:p text:style-name="P20">CreateView &amp; Detail page by DetailView, <text:s text:c="2"/>Overriding <text:s/></text:p>
      <text:p text:style-name="P20">Form_valid() method, <text:s/>Difference between Redirect &amp;</text:p>
      <text:p text:style-name="P20"><text:s/>Reverse, Use get_absolute_url() on Model, Team Meeting, <text:s/></text:p>
      <text:p text:style-name="P19"/>
      <text:p text:style-name="P19"/>
      <text:p text:style-name="P21">Create new Post page with CBVs &amp; Django ListView, DetailView, CreateView.</text:p>
      <text:p text:style-name="P18"/>
      <text:p text:style-name="P18"/>
      <text:p text:style-name="P18"/>
      <text:p text:style-name="P18"/>
      <text:p text:style-name="P18">Meeting on Attendance software Description,<text:span text:style-name="T14">Familiar with new <text:s/>software, Create Profile &amp; Log in &amp; <text:s/>give Feed back to HR; <text:s/>BlogPost Project <text:s/>continue <text:s/>with Django Post_save <text:s/>Signal,Meeting with Mostaq vai on fixing Signal <text:s/>Problems, Learn Django Super Class method Super().save() </text:span></text:p>
      <text:p text:style-name="P7"/>
      <text:p text:style-name="P7"/>
      <text:p text:style-name="P7"/>
      <text:p text:style-name="P7"/>
      <text:p text:style-name="P16">BlogPost Project <text:s/>continue with <text:span text:style-name="T11">,Profile </text:span>Update <text:span text:style-name="T13">with </text:span></text:p>
      <text:p text:style-name="P16"><text:span text:style-name="T13">Model form</text:span>. ,<text:span text:style-name="T11">Learn about Allowed Host <text:s/>settings, </text:span></text:p>
      <text:p text:style-name="P17">Django Signal Creation, POST GET redirect pattern, </text:p>
      <text:p text:style-name="P17">Team Meeting <text:s/>with Mostaq vai on Form data &amp; Raw data. </text:p>
      <text:p text:style-name="P15"/>
      <text:p text:style-name="P15"/>
      <text:p text:style-name="P15"/>
      <text:p text:style-name="P14">creation with profile image, Learn </text:p>
      <text:p text:style-name="P12"/>
      <text:p text:style-name="P25"/>
      <text:p text:style-name="P25"/>
      <text:p text:style-name="P5"><text:s text:c="3"/><text:span text:style-name="T52">vaia we have choosen <text:s text:c="2"/>the free versin of this template for our Project. It is Premium &amp; Only HTML bootstrap. We have to integrate it on Vue3 js. <text:s/>But we can add some <text:s/>premium designs to our free version. <text:s/>Thank you.</text:span></text:p>
      <text:p text:style-name="P5"/>
      <text:p text:style-name="P89">Premium <text:s/><text:span text:style-name="T53">version</text:span></text:p>
      <text:p text:style-name="P89"/>
      <text:p text:style-name="P89"/>
      <text:p text:style-name="P90">LOGIN IN FORM:</text:p>
      <text:p text:style-name="P90"/>
      <text:p text:style-name="P92"/>
      <text:p text:style-name="P91"/>
      <text:p text:style-name="P89"/>
      <text:p text:style-name="P89"><text:soft-page-break/></text:p>
      <text:p text:style-name="P89"/>
      <text:p text:style-name="P89">Free <text:span text:style-name="T53">version</text:span></text:p>
      <text:p text:style-name="P5"><text:s/></text:p>
      <text:p text:style-name="P95">There are different types dashboard styles ,So we <text:s/>can use this template later for our next Projects also and it’s contains some things which we <text:s/>have to do <text:s/>suggested by Mostaq vai. So please </text:p>
      <text:p text:style-name="P96">manage this template for us ,so that we can start working…..</text:p>
      <text:p text:style-name="P5"/>
      <text:p text:style-name="P5"/>
      <text:p text:style-name="P5"/>
      <text:p text:style-name="P27">@Nijam</text:p>
      <text:p text:style-name="P28">dost proti Sonibar eei kisu na kisu kaj thake tai toke time dite parsi na.. goto sonibar Amader chagol gulu ke Gosol koraisi ,, ar ammr ammu ke niye Doctor er kase gesilam.. </text:p>
      <text:p text:style-name="P5"/>
      <text:p text:style-name="P97">Vaia <text:s/>ami ASP.NET training korar somoy JQuery <text:s/>&amp; AJAX <text:s/>diye ektu kaj koresilam <text:s/><text:span text:style-name="T16">project ee </text:span>. <text:span text:style-name="T15">Ami hoy to Javascript pari na but Jquery &amp; ajax niye Idea ase .. ektu just revise dite hobe. Ar ami jani je <text:s/>Javascript er kaj <text:s text:c="2"/></text:span>Jquery <text:span text:style-name="T15">diye kora jay . Tai DOM manipulation ee <text:s/>ba onno kisu te <text:s/>Jquery diye kisu kora lagle amake bolte paren vaia.. Ami try korbo in-sha-allah.</text:span></text:p>
      <text:p text:style-name="P5"/>
      <text:p text:style-name="P5">CDN server bujanor somoy apni N+1 request niye ki jeno bolsilen seta vlao vabe buji nai.. <text:s/>(n+1) request <text:s/>niye ektu boleben ba kno link thakle diben? </text:p>
      <text:p text:style-name="P5"/>
      <text:p text:style-name="P5">Dilli ka laddu , je khay se <text:s/>postay je na khay seo postay.</text:p>
      <text:p text:style-name="P5">prothomalo.com/photo/gallery/1664899/এক-ঝলক-২৫-জুন-২০২০</text:p>
      <text:p text:style-name="P5">Mostaq vai ajke ami </text:p>
      <text:p text:style-name="P5"/>
      <text:p text:style-name="P5"><text:s/>Django Middleware<text:span text:style-name="T1">s</text:span> &amp; CSRF token <text:span text:style-name="T1">self </text:span><text:s/>study <text:s text:c="2"/>, Django CRUD <text:s text:c="2"/>op<text:span text:style-name="T1">e</text:span>ration <text:s/><text:span text:style-name="T2">tutorial </text:span></text:p>
      <text:p text:style-name="P5"><text:s/>then <text:s/>apni bolesilen Django CRUD <text:s text:c="2"/>opration <text:s/>jeno ami valo vabe pari Tai <text:s text:c="3"/>Corey schafer er plalist thke CRUD er Tutorial dekhesi… </text:p>
      <text:p text:style-name="P5"/>
      <text:p text:style-name="P12"/>
      <text:p text:style-name="P10"/>
      <text:p text:style-name="P11">Django <text:span text:style-name="T5">tutorials &amp; BlogPost Project <text:s/>continue with Login</text:span> /<text:span text:style-name="T8">LogOut, user authentication, user access restrict <text:s/>w</text:span>ith <text:s/><text:span text:style-name="T9">Decorators &amp;</text:span> crispy form, <text:span text:style-name="T10">User Profile creation with profile image, Learn “MEDIA_ROOT &amp; MEDIA_URL”.</text:span></text:p>
      <text:p text:style-name="P10"/>
      <text:p text:style-name="P10"><text:span text:style-name="T10"><text:s/></text:span><text:s/>and <text:s/>inherit Django <text:s text:c="2"/>UserCreationform, <text:span text:style-name="T7">Redirection page,success Message show. <text:s/></text:span></text:p>
      <text:p text:style-name="P9"/>
      <text:p text:style-name="P9">template inheritance, user registraiton, <text:span text:style-name="T6">DB Model,</text:span></text:p>
      <text:p text:style-name="P13"><text:s/>Admin page creation &amp; <text:s/>Middlewares.</text:p>
      <text:p text:style-name="P9"/>
      <text:p text:style-name="P9"/>
      <text:p text:style-name="P3"><text:s/>Django CRUD <text:s text:c="2"/>op<text:span text:style-name="T1">e</text:span>ration <text:s/><text:span text:style-name="T3">Tutorial &amp; BlogPost Project <text:s/>continue,</text:span></text:p>
      <text:p text:style-name="P8">Team meeting on Bug fixing of Api Fetching on <text:span text:style-name="T4">Frontend</text:span> ,</text:p>
      <text:p text:style-name="P7"/>
      <text:p text:style-name="P7"/>
      <text:p text:style-name="P7"/>
      <text:p text:style-name="P7">I follow this</text:p>
      <text:p text:style-name="P7">1) KISS</text:p>
      <text:p text:style-name="P7">2) DRY</text:p>
      <text:p text:style-name="P7">3) DECOUPLE</text:p>
      <text:p text:style-name="P7">4) Efficiency</text:p>
      <text:p text:style-name="P3"><text:soft-page-break/></text:p>
      <text:p text:style-name="P3"/>
      <text:p text:style-name="P3"/>
      <text:p text:style-name="P173">#</text:p>
      <text:p text:style-name="P172"># def save(self):</text:p>
      <text:p text:style-name="P172"># <text:s text:c="4"/>super().save()</text:p>
      <text:p text:style-name="P172">#</text:p>
      <text:p text:style-name="P172"># <text:s text:c="4"/>img = Image.open(self.image.path)</text:p>
      <text:p text:style-name="P172">#</text:p>
      <text:p text:style-name="P172"># <text:s text:c="4"/>if img.height &gt; 300 or img.width &gt;300:</text:p>
      <text:p text:style-name="P172"># <text:s text:c="8"/>output_size = (300, 300)</text:p>
      <text:p text:style-name="P172"># <text:s text:c="8"/>img.thumbnail(output_size)</text:p>
      <text:p text:style-name="P177"><text:s text:c="8"/><text:span text:style-name="T12"># img.save(self.image.path)</text:span></text:p>
      <text:p text:style-name="P3"/>
      <text:h text:style-name="P191" text:outline-level="2">HTML Tags</text:h>
      <text:p text:style-name="P180"><text:a xlink:type="simple" xlink:href="https://www.w3schools.com/tags/tag_comment.asp" office:target-frame-name="_top" xlink:show="replace" text:style-name="Internet_20_link" text:visited-style-name="Visited_20_Internet_20_Link">&lt;!--&gt;</text:a><text:a xlink:type="simple" xlink:href="https://www.w3schools.com/tags/tag_doctype.asp" office:target-frame-name="_top" xlink:show="replace" text:style-name="Internet_20_link" text:visited-style-name="Visited_20_Internet_20_Link">&lt;!DOCTYPE&gt;</text:a><text:a xlink:type="simple" xlink:href="https://www.w3schools.com/tags/tag_a.asp" office:target-frame-name="_top" xlink:show="replace" text:style-name="Internet_20_link" text:visited-style-name="Visited_20_Internet_20_Link">&lt;a&gt;</text:a><text:a xlink:type="simple" xlink:href="https://www.w3schools.com/tags/tag_abbr.asp" office:target-frame-name="_top" xlink:show="replace" text:style-name="Internet_20_link" text:visited-style-name="Visited_20_Internet_20_Link">&lt;abbr&gt;</text:a><text:a xlink:type="simple" xlink:href="https://www.w3schools.com/tags/tag_acronym.asp" office:target-frame-name="_top" xlink:show="replace" text:style-name="Internet_20_link" text:visited-style-name="Visited_20_Internet_20_Link">&lt;acronym&gt;</text:a><text:a xlink:type="simple" xlink:href="https://www.w3schools.com/tags/tag_address.asp" office:target-frame-name="_top" xlink:show="replace" text:style-name="Internet_20_link" text:visited-style-name="Visited_20_Internet_20_Link">&lt;address&gt;</text:a><text:a xlink:type="simple" xlink:href="https://www.w3schools.com/tags/tag_applet.asp" office:target-frame-name="_top" xlink:show="replace" text:style-name="Internet_20_link" text:visited-style-name="Visited_20_Internet_20_Link">&lt;applet&gt;</text:a><text:a xlink:type="simple" xlink:href="https://www.w3schools.com/tags/tag_area.asp" office:target-frame-name="_top" xlink:show="replace" text:style-name="Internet_20_link" text:visited-style-name="Visited_20_Internet_20_Link">&lt;area&gt;</text:a><text:a xlink:type="simple" xlink:href="https://www.w3schools.com/tags/tag_article.asp" office:target-frame-name="_top" xlink:show="replace" text:style-name="Internet_20_link" text:visited-style-name="Visited_20_Internet_20_Link">&lt;article&gt;</text:a><text:a xlink:type="simple" xlink:href="https://www.w3schools.com/tags/tag_aside.asp" office:target-frame-name="_top" xlink:show="replace" text:style-name="Internet_20_link" text:visited-style-name="Visited_20_Internet_20_Link">&lt;aside&gt;</text:a><text:a xlink:type="simple" xlink:href="https://www.w3schools.com/tags/tag_audio.asp" office:target-frame-name="_top" xlink:show="replace" text:style-name="Internet_20_link" text:visited-style-name="Visited_20_Internet_20_Link">&lt;audio&gt;</text:a><text:a xlink:type="simple" xlink:href="https://www.w3schools.com/tags/tag_b.asp" office:target-frame-name="_top" xlink:show="replace" text:style-name="Internet_20_link" text:visited-style-name="Visited_20_Internet_20_Link">&lt;b&gt;</text:a><text:a xlink:type="simple" xlink:href="https://www.w3schools.com/tags/tag_base.asp" office:target-frame-name="_top" xlink:show="replace" text:style-name="Internet_20_link" text:visited-style-name="Visited_20_Internet_20_Link">&lt;base&gt;</text:a><text:a xlink:type="simple" xlink:href="https://www.w3schools.com/tags/tag_basefont.asp" office:target-frame-name="_top" xlink:show="replace" text:style-name="Internet_20_link" text:visited-style-name="Visited_20_Internet_20_Link">&lt;basefont&gt;</text:a><text:a xlink:type="simple" xlink:href="https://www.w3schools.com/tags/tag_bdi.asp" office:target-frame-name="_top" xlink:show="replace" text:style-name="Internet_20_link" text:visited-style-name="Visited_20_Internet_20_Link">&lt;bdi&gt;</text:a><text:a xlink:type="simple" xlink:href="https://www.w3schools.com/tags/tag_bdo.asp" office:target-frame-name="_top" xlink:show="replace" text:style-name="Internet_20_link" text:visited-style-name="Visited_20_Internet_20_Link">&lt;bdo&gt;</text:a><text:a xlink:type="simple" xlink:href="https://www.w3schools.com/tags/tag_big.asp" office:target-frame-name="_top" xlink:show="replace" text:style-name="Internet_20_link" text:visited-style-name="Visited_20_Internet_20_Link">&lt;big&gt;</text:a><text:a xlink:type="simple" xlink:href="https://www.w3schools.com/tags/tag_blockquote.asp" office:target-frame-name="_top" xlink:show="replace" text:style-name="Internet_20_link" text:visited-style-name="Visited_20_Internet_20_Link">&lt;blockquote&gt;</text:a><text:a xlink:type="simple" xlink:href="https://www.w3schools.com/tags/tag_body.asp" office:target-frame-name="_top" xlink:show="replace" text:style-name="Internet_20_link" text:visited-style-name="Visited_20_Internet_20_Link">&lt;body&gt;</text:a><text:a xlink:type="simple" xlink:href="https://www.w3schools.com/tags/tag_br.asp" office:target-frame-name="_top" xlink:show="replace" text:style-name="Internet_20_link" text:visited-style-name="Visited_20_Internet_20_Link">&lt;br&gt;</text:a><text:a xlink:type="simple" xlink:href="https://www.w3schools.com/tags/tag_button.asp" office:target-frame-name="_top" xlink:show="replace" text:style-name="Internet_20_link" text:visited-style-name="Visited_20_Internet_20_Link">&lt;button&gt;</text:a><text:a xlink:type="simple" xlink:href="https://www.w3schools.com/tags/tag_canvas.asp" office:target-frame-name="_top" xlink:show="replace" text:style-name="Internet_20_link" text:visited-style-name="Visited_20_Internet_20_Link">&lt;canvas&gt;</text:a><text:a xlink:type="simple" xlink:href="https://www.w3schools.com/tags/tag_caption.asp" office:target-frame-name="_top" xlink:show="replace" text:style-name="Internet_20_link" text:visited-style-name="Visited_20_Internet_20_Link">&lt;caption&gt;</text:a><text:a xlink:type="simple" xlink:href="https://www.w3schools.com/tags/tag_center.asp" office:target-frame-name="_top" xlink:show="replace" text:style-name="Internet_20_link" text:visited-style-name="Visited_20_Internet_20_Link">&lt;center&gt;</text:a><text:a xlink:type="simple" xlink:href="https://www.w3schools.com/tags/tag_cite.asp" office:target-frame-name="_top" xlink:show="replace" text:style-name="Internet_20_link" text:visited-style-name="Visited_20_Internet_20_Link">&lt;cite&gt;</text:a><text:a xlink:type="simple" xlink:href="https://www.w3schools.com/tags/tag_code.asp" office:target-frame-name="_top" xlink:show="replace" text:style-name="Internet_20_link" text:visited-style-name="Visited_20_Internet_20_Link">&lt;code&gt;</text:a><text:a xlink:type="simple" xlink:href="https://www.w3schools.com/tags/tag_col.asp" office:target-frame-name="_top" xlink:show="replace" text:style-name="Internet_20_link" text:visited-style-name="Visited_20_Internet_20_Link">&lt;col&gt;</text:a><text:a xlink:type="simple" xlink:href="https://www.w3schools.com/tags/tag_colgroup.asp" office:target-frame-name="_top" xlink:show="replace" text:style-name="Internet_20_link" text:visited-style-name="Visited_20_Internet_20_Link">&lt;colgroup&gt;</text:a><text:a xlink:type="simple" xlink:href="https://www.w3schools.com/tags/tag_data.asp" office:target-frame-name="_top" xlink:show="replace" text:style-name="Internet_20_link" text:visited-style-name="Visited_20_Internet_20_Link">&lt;data&gt;</text:a><text:a xlink:type="simple" xlink:href="https://www.w3schools.com/tags/tag_datalist.asp" office:target-frame-name="_top" xlink:show="replace" text:style-name="Internet_20_link" text:visited-style-name="Visited_20_Internet_20_Link">&lt;datalist&gt;</text:a><text:a xlink:type="simple" xlink:href="https://www.w3schools.com/tags/tag_dd.asp" office:target-frame-name="_top" xlink:show="replace" text:style-name="Internet_20_link" text:visited-style-name="Visited_20_Internet_20_Link">&lt;dd&gt;</text:a><text:a xlink:type="simple" xlink:href="https://www.w3schools.com/tags/tag_del.asp" office:target-frame-name="_top" xlink:show="replace" text:style-name="Internet_20_link" text:visited-style-name="Visited_20_Internet_20_Link">&lt;del&gt;</text:a><text:a xlink:type="simple" xlink:href="https://www.w3schools.com/tags/tag_details.asp" office:target-frame-name="_top" xlink:show="replace" text:style-name="Internet_20_link" text:visited-style-name="Visited_20_Internet_20_Link">&lt;details&gt;</text:a><text:a xlink:type="simple" xlink:href="https://www.w3schools.com/tags/tag_dfn.asp" office:target-frame-name="_top" xlink:show="replace" text:style-name="Internet_20_link" text:visited-style-name="Visited_20_Internet_20_Link">&lt;dfn&gt;</text:a><text:a xlink:type="simple" xlink:href="https://www.w3schools.com/tags/tag_dialog.asp" office:target-frame-name="_top" xlink:show="replace" text:style-name="Internet_20_link" text:visited-style-name="Visited_20_Internet_20_Link">&lt;dialog&gt;</text:a><text:a xlink:type="simple" xlink:href="https://www.w3schools.com/tags/tag_dir.asp" office:target-frame-name="_top" xlink:show="replace" text:style-name="Internet_20_link" text:visited-style-name="Visited_20_Internet_20_Link">&lt;dir&gt;</text:a><text:a xlink:type="simple" xlink:href="https://www.w3schools.com/tags/tag_div.asp" office:target-frame-name="_top" xlink:show="replace" text:style-name="Internet_20_link" text:visited-style-name="Visited_20_Internet_20_Link">&lt;div&gt;</text:a><text:a xlink:type="simple" xlink:href="https://www.w3schools.com/tags/tag_dl.asp" office:target-frame-name="_top" xlink:show="replace" text:style-name="Internet_20_link" text:visited-style-name="Visited_20_Internet_20_Link">&lt;dl&gt;</text:a><text:a xlink:type="simple" xlink:href="https://www.w3schools.com/tags/tag_dt.asp" office:target-frame-name="_top" xlink:show="replace" text:style-name="Internet_20_link" text:visited-style-name="Visited_20_Internet_20_Link">&lt;dt&gt;</text:a><text:a xlink:type="simple" xlink:href="https://www.w3schools.com/tags/tag_em.asp" office:target-frame-name="_top" xlink:show="replace" text:style-name="Internet_20_link" text:visited-style-name="Visited_20_Internet_20_Link">&lt;em&gt;</text:a><text:a xlink:type="simple" xlink:href="https://www.w3schools.com/tags/tag_embed.asp" office:target-frame-name="_top" xlink:show="replace" text:style-name="Internet_20_link" text:visited-style-name="Visited_20_Internet_20_Link">&lt;embed&gt;</text:a><text:a xlink:type="simple" xlink:href="https://www.w3schools.com/tags/tag_fieldset.asp" office:target-frame-name="_top" xlink:show="replace" text:style-name="Internet_20_link" text:visited-style-name="Visited_20_Internet_20_Link">&lt;fieldset&gt;</text:a><text:a xlink:type="simple" xlink:href="https://www.w3schools.com/tags/tag_figcaption.asp" office:target-frame-name="_top" xlink:show="replace" text:style-name="Internet_20_link" text:visited-style-name="Visited_20_Internet_20_Link">&lt;figcaption&gt;</text:a><text:a xlink:type="simple" xlink:href="https://www.w3schools.com/tags/tag_figure.asp" office:target-frame-name="_top" xlink:show="replace" text:style-name="Internet_20_link" text:visited-style-name="Visited_20_Internet_20_Link">&lt;figure&gt;</text:a><text:a xlink:type="simple" xlink:href="https://www.w3schools.com/tags/tag_font.asp" office:target-frame-name="_top" xlink:show="replace" text:style-name="Internet_20_link" text:visited-style-name="Visited_20_Internet_20_Link">&lt;font&gt;</text:a><text:a xlink:type="simple" xlink:href="https://www.w3schools.com/tags/tag_footer.asp" office:target-frame-name="_top" xlink:show="replace" text:style-name="Internet_20_link" text:visited-style-name="Visited_20_Internet_20_Link">&lt;footer&gt;</text:a><text:a xlink:type="simple" xlink:href="https://www.w3schools.com/tags/tag_form.asp" office:target-frame-name="_top" xlink:show="replace" text:style-name="Internet_20_link" text:visited-style-name="Visited_20_Internet_20_Link">&lt;form&gt;</text:a><text:a xlink:type="simple" xlink:href="https://www.w3schools.com/tags/tag_frame.asp" office:target-frame-name="_top" xlink:show="replace" text:style-name="Internet_20_link" text:visited-style-name="Visited_20_Internet_20_Link">&lt;frame&gt;</text:a><text:a xlink:type="simple" xlink:href="https://www.w3schools.com/tags/tag_frameset.asp" office:target-frame-name="_top" xlink:show="replace" text:style-name="Internet_20_link" text:visited-style-name="Visited_20_Internet_20_Link">&lt;frameset&gt;</text:a><text:a xlink:type="simple" xlink:href="https://www.w3schools.com/tags/tag_hn.asp" office:target-frame-name="_top" xlink:show="replace" text:style-name="Internet_20_link" text:visited-style-name="Visited_20_Internet_20_Link">&lt;h1&gt; - </text:a><text:a xlink:type="simple" xlink:href="https://www.w3schools.com/tags/tag_hn.asp" office:target-frame-name="_top" xlink:show="replace" text:style-name="Internet_20_link" text:visited-style-name="Visited_20_Internet_20_Link">&lt;h6&gt;</text:a><text:a xlink:type="simple" xlink:href="https://www.w3schools.com/tags/tag_head.asp" office:target-frame-name="_top" xlink:show="replace" text:style-name="Internet_20_link" text:visited-style-name="Visited_20_Internet_20_Link">&lt;head&gt;</text:a><text:a xlink:type="simple" xlink:href="https://www.w3schools.com/tags/tag_header.asp" office:target-frame-name="_top" xlink:show="replace" text:style-name="Internet_20_link" text:visited-style-name="Visited_20_Internet_20_Link">&lt;header&gt;</text:a><text:a xlink:type="simple" xlink:href="https://www.w3schools.com/tags/tag_hr.asp" office:target-frame-name="_top" xlink:show="replace" text:style-name="Internet_20_link" text:visited-style-name="Visited_20_Internet_20_Link">&lt;hr&gt;</text:a><text:a xlink:type="simple" xlink:href="https://www.w3schools.com/tags/tag_html.asp" office:target-frame-name="_top" xlink:show="replace" text:style-name="Internet_20_link" text:visited-style-name="Visited_20_Internet_20_Link">&lt;html&gt;</text:a><text:a xlink:type="simple" xlink:href="https://www.w3schools.com/tags/tag_i.asp" office:target-frame-name="_top" xlink:show="replace" text:style-name="Internet_20_link" text:visited-style-name="Visited_20_Internet_20_Link">&lt;i&gt;</text:a><text:a xlink:type="simple" xlink:href="https://www.w3schools.com/tags/tag_iframe.asp" office:target-frame-name="_top" xlink:show="replace" text:style-name="Internet_20_link" text:visited-style-name="Visited_20_Internet_20_Link">&lt;iframe&gt;</text:a><text:a xlink:type="simple" xlink:href="https://www.w3schools.com/tags/tag_img.asp" office:target-frame-name="_top" xlink:show="replace" text:style-name="Internet_20_link" text:visited-style-name="Visited_20_Internet_20_Link">&lt;img&gt;</text:a><text:a xlink:type="simple" xlink:href="https://www.w3schools.com/tags/tag_input.asp" office:target-frame-name="_top" xlink:show="replace" text:style-name="Internet_20_link" text:visited-style-name="Visited_20_Internet_20_Link">&lt;input&gt;</text:a><text:a xlink:type="simple" xlink:href="https://www.w3schools.com/tags/tag_ins.asp" office:target-frame-name="_top" xlink:show="replace" text:style-name="Internet_20_link" text:visited-style-name="Visited_20_Internet_20_Link">&lt;ins&gt;</text:a><text:a xlink:type="simple" xlink:href="https://www.w3schools.com/tags/tag_kbd.asp" office:target-frame-name="_top" xlink:show="replace" text:style-name="Internet_20_link" text:visited-style-name="Visited_20_Internet_20_Link">&lt;kbd&gt;</text:a><text:a xlink:type="simple" xlink:href="https://www.w3schools.com/tags/tag_label.asp" office:target-frame-name="_top" xlink:show="replace" text:style-name="Internet_20_link" text:visited-style-name="Visited_20_Internet_20_Link">&lt;label&gt;</text:a><text:a xlink:type="simple" xlink:href="https://www.w3schools.com/tags/tag_legend.asp" office:target-frame-name="_top" xlink:show="replace" text:style-name="Internet_20_link" text:visited-style-name="Visited_20_Internet_20_Link">&lt;legend&gt;</text:a><text:a xlink:type="simple" xlink:href="https://www.w3schools.com/tags/tag_li.asp" office:target-frame-name="_top" xlink:show="replace" text:style-name="Internet_20_link" text:visited-style-name="Visited_20_Internet_20_Link">&lt;li&gt;</text:a><text:a xlink:type="simple" xlink:href="https://www.w3schools.com/tags/tag_link.asp" office:target-frame-name="_top" xlink:show="replace" text:style-name="Internet_20_link" text:visited-style-name="Visited_20_Internet_20_Link">&lt;lin</text:a><text:a xlink:type="simple" xlink:href="https://www.w3schools.com/tags/tag_link.asp" office:target-frame-name="_top" xlink:show="replace" text:style-name="Internet_20_link" text:visited-style-name="Visited_20_Internet_20_Link">k&gt;</text:a><text:a xlink:type="simple" xlink:href="https://www.w3schools.com/tags/tag_main.asp" office:target-frame-name="_top" xlink:show="replace" text:style-name="Internet_20_link" text:visited-style-name="Visited_20_Internet_20_Link">&lt;main&gt;</text:a><text:a xlink:type="simple" xlink:href="https://www.w3schools.com/tags/tag_map.asp" office:target-frame-name="_top" xlink:show="replace" text:style-name="Internet_20_link" text:visited-style-name="Visited_20_Internet_20_Link">&lt;map&gt;</text:a><text:a xlink:type="simple" xlink:href="https://www.w3schools.com/tags/tag_mark.asp" office:target-frame-name="_top" xlink:show="replace" text:style-name="Internet_20_link" text:visited-style-name="Visited_20_Internet_20_Link">&lt;mark&gt;</text:a><text:a xlink:type="simple" xlink:href="https://www.w3schools.com/tags/tag_meta.asp" office:target-frame-name="_top" xlink:show="replace" text:style-name="Internet_20_link" text:visited-style-name="Visited_20_Internet_20_Link">&lt;meta&gt;</text:a><text:a xlink:type="simple" xlink:href="https://www.w3schools.com/tags/tag_meter.asp" office:target-frame-name="_top" xlink:show="replace" text:style-name="Internet_20_link" text:visited-style-name="Visited_20_Internet_20_Link">&lt;meter&gt;</text:a><text:a xlink:type="simple" xlink:href="https://www.w3schools.com/tags/tag_nav.asp" office:target-frame-name="_top" xlink:show="replace" text:style-name="Internet_20_link" text:visited-style-name="Visited_20_Internet_20_Link">&lt;nav&gt;</text:a><text:a xlink:type="simple" xlink:href="https://www.w3schools.com/tags/tag_noframes.asp" office:target-frame-name="_top" xlink:show="replace" text:style-name="Internet_20_link" text:visited-style-name="Visited_20_Internet_20_Link">&lt;noframes&gt;</text:a><text:a xlink:type="simple" xlink:href="https://www.w3schools.com/tags/tag_noscript.asp" office:target-frame-name="_top" xlink:show="replace" text:style-name="Internet_20_link" text:visited-style-name="Visited_20_Internet_20_Link">&lt;noscript&gt;</text:a><text:a xlink:type="simple" xlink:href="https://www.w3schools.com/tags/tag_object.asp" office:target-frame-name="_top" xlink:show="replace" text:style-name="Internet_20_link" text:visited-style-name="Visited_20_Internet_20_Link">&lt;object&gt;</text:a><text:a xlink:type="simple" xlink:href="https://www.w3schools.com/tags/tag_ol.asp" office:target-frame-name="_top" xlink:show="replace" text:style-name="Internet_20_link" text:visited-style-name="Visited_20_Internet_20_Link">&lt;ol&gt;</text:a><text:a xlink:type="simple" xlink:href="https://www.w3schools.com/tags/tag_optgroup.asp" office:target-frame-name="_top" xlink:show="replace" text:style-name="Internet_20_link" text:visited-style-name="Visited_20_Internet_20_Link">&lt;optgroup&gt;</text:a><text:a xlink:type="simple" xlink:href="https://www.w3schools.com/tags/tag_option.asp" office:target-frame-name="_top" xlink:show="replace" text:style-name="Internet_20_link" text:visited-style-name="Visited_20_Internet_20_Link">&lt;option&gt;</text:a><text:a xlink:type="simple" xlink:href="https://www.w3schools.com/tags/tag_output.asp" office:target-frame-name="_top" xlink:show="replace" text:style-name="Internet_20_link" text:visited-style-name="Visited_20_Internet_20_Link">&lt;output&gt;</text:a><text:a xlink:type="simple" xlink:href="https://www.w3schools.com/tags/tag_p.asp" office:target-frame-name="_top" xlink:show="replace" text:style-name="Internet_20_link" text:visited-style-name="Visited_20_Internet_20_Link">&lt;p&gt;</text:a><text:a xlink:type="simple" xlink:href="https://www.w3schools.com/tags/tag_param.asp" office:target-frame-name="_top" xlink:show="replace" text:style-name="Internet_20_link" text:visited-style-name="Visited_20_Internet_20_Link">&lt;param&gt;</text:a><text:a xlink:type="simple" xlink:href="https://www.w3schools.com/tags/tag_picture.asp" office:target-frame-name="_top" xlink:show="replace" text:style-name="Internet_20_link" text:visited-style-name="Visited_20_Internet_20_Link">&lt;picture&gt;</text:a><text:a xlink:type="simple" xlink:href="https://www.w3schools.com/tags/tag_pre.asp" office:target-frame-name="_top" xlink:show="replace" text:style-name="Internet_20_link" text:visited-style-name="Visited_20_Internet_20_Link">&lt;pre&gt;</text:a><text:a xlink:type="simple" xlink:href="https://www.w3schools.com/tags/tag_progress.asp" office:target-frame-name="_top" xlink:show="replace" text:style-name="Internet_20_link" text:visited-style-name="Visited_20_Internet_20_Link">&lt;progress&gt;</text:a><text:a xlink:type="simple" xlink:href="https://www.w3schools.com/tags/tag_q.asp" office:target-frame-name="_top" xlink:show="replace" text:style-name="Internet_20_link" text:visited-style-name="Visited_20_Internet_20_Link">&lt;q&gt;</text:a><text:a xlink:type="simple" xlink:href="https://www.w3schools.com/tags/tag_rp.asp" office:target-frame-name="_top" xlink:show="replace" text:style-name="Internet_20_link" text:visited-style-name="Visited_20_Internet_20_Link">&lt;rp&gt;</text:a><text:a xlink:type="simple" xlink:href="https://www.w3schools.com/tags/tag_rt.asp" office:target-frame-name="_top" xlink:show="replace" text:style-name="Internet_20_link" text:visited-style-name="Visited_20_Internet_20_Link">&lt;rt&gt;</text:a><text:a xlink:type="simple" xlink:href="https://www.w3schools.com/tags/tag_ruby.asp" office:target-frame-name="_top" xlink:show="replace" text:style-name="Internet_20_link" text:visited-style-name="Visited_20_Internet_20_Link">&lt;ruby&gt;</text:a><text:a xlink:type="simple" xlink:href="https://www.w3schools.com/tags/tag_s.asp" office:target-frame-name="_top" xlink:show="replace" text:style-name="Internet_20_link" text:visited-style-name="Visited_20_Internet_20_Link">&lt;s&gt;</text:a><text:a xlink:type="simple" xlink:href="https://www.w3schools.com/tags/tag_samp.asp" office:target-frame-name="_top" xlink:show="replace" text:style-name="Internet_20_link" text:visited-style-name="Visited_20_Internet_20_Link">&lt;samp&gt;</text:a><text:a xlink:type="simple" xlink:href="https://www.w3schools.com/tags/tag_script.asp" office:target-frame-name="_top" xlink:show="replace" text:style-name="Internet_20_link" text:visited-style-name="Visited_20_Internet_20_Link">&lt;script&gt;</text:a><text:a xlink:type="simple" xlink:href="https://www.w3schools.com/tags/tag_section.asp" office:target-frame-name="_top" xlink:show="replace" text:style-name="Internet_20_link" text:visited-style-name="Visited_20_Internet_20_Link">&lt;s</text:a><text:a xlink:type="simple" xlink:href="https://www.w3schools.com/tags/tag_section.asp" office:target-frame-name="_top" xlink:show="replace" text:style-name="Internet_20_link" text:visited-style-name="Visited_20_Internet_20_Link">ection&gt;</text:a><text:a xlink:type="simple" xlink:href="https://www.w3schools.com/tags/tag_select.asp" office:target-frame-name="_top" xlink:show="replace" text:style-name="Internet_20_link" text:visited-style-name="Visited_20_Internet_20_Link">&lt;select&gt;</text:a><text:a xlink:type="simple" xlink:href="https://www.w3schools.com/tags/tag_small.asp" office:target-frame-name="_top" xlink:show="replace" text:style-name="Internet_20_link" text:visited-style-name="Visited_20_Internet_20_Link">&lt;small&gt;</text:a><text:a xlink:type="simple" xlink:href="https://www.w3schools.com/tags/tag_source.asp" office:target-frame-name="_top" xlink:show="replace" text:style-name="Internet_20_link" text:visited-style-name="Visited_20_Internet_20_Link">&lt;source&gt;</text:a><text:a xlink:type="simple" xlink:href="https://www.w3schools.com/tags/tag_span.asp" office:target-frame-name="_top" xlink:show="replace" text:style-name="Internet_20_link" text:visited-style-name="Visited_20_Internet_20_Link">&lt;span&gt;</text:a><text:a xlink:type="simple" xlink:href="https://www.w3schools.com/tags/tag_strike.asp" office:target-frame-name="_top" xlink:show="replace" text:style-name="Internet_20_link" text:visited-style-name="Visited_20_Internet_20_Link">&lt;strike&gt;</text:a><text:a xlink:type="simple" xlink:href="https://www.w3schools.com/tags/tag_strong.asp" office:target-frame-name="_top" xlink:show="replace" text:style-name="Internet_20_link" text:visited-style-name="Visited_20_Internet_20_Link">&lt;strong&gt;</text:a><text:a xlink:type="simple" xlink:href="https://www.w3schools.com/tags/tag_style.asp" office:target-frame-name="_top" xlink:show="replace" text:style-name="Internet_20_link" text:visited-style-name="Visited_20_Internet_20_Link">&lt;style&gt;</text:a><text:a xlink:type="simple" xlink:href="https://www.w3schools.com/tags/tag_sub.asp" office:target-frame-name="_top" xlink:show="replace" text:style-name="Internet_20_link" text:visited-style-name="Visited_20_Internet_20_Link">&lt;sub&gt;</text:a><text:a xlink:type="simple" xlink:href="https://www.w3schools.com/tags/tag_summary.asp" office:target-frame-name="_top" xlink:show="replace" text:style-name="Internet_20_link" text:visited-style-name="Visited_20_Internet_20_Link">&lt;summary&gt;</text:a><text:a xlink:type="simple" xlink:href="https://www.w3schools.com/tags/tag_sup.asp" office:target-frame-name="_top" xlink:show="replace" text:style-name="Internet_20_link" text:visited-style-name="Visited_20_Internet_20_Link">&lt;sup&gt;</text:a><text:a xlink:type="simple" xlink:href="https://www.w3schools.com/tags/tag_svg.asp" office:target-frame-name="_top" xlink:show="replace" text:style-name="Internet_20_link" text:visited-style-name="Visited_20_Internet_20_Link">&lt;svg&gt;</text:a><text:a xlink:type="simple" xlink:href="https://www.w3schools.com/tags/tag_table.asp" office:target-frame-name="_top" xlink:show="replace" text:style-name="Internet_20_link" text:visited-style-name="Visited_20_Internet_20_Link">&lt;ta</text:a><text:a xlink:type="simple" xlink:href="https://www.w3schools.com/tags/tag_table.asp" office:target-frame-name="_top" xlink:show="replace" text:style-name="Internet_20_link" text:visited-style-name="Visited_20_Internet_20_Link">ble&gt;</text:a><text:a xlink:type="simple" xlink:href="https://www.w3schools.com/tags/tag_tbody.asp" office:target-frame-name="_top" xlink:show="replace" text:style-name="Internet_20_link" text:visited-style-name="Visited_20_Internet_20_Link">&lt;tbody&gt;</text:a><text:a xlink:type="simple" xlink:href="https://www.w3schools.com/tags/tag_td.asp" office:target-frame-name="_top" xlink:show="replace" text:style-name="Internet_20_link" text:visited-style-name="Visited_20_Internet_20_Link">&lt;td&gt;</text:a><text:a xlink:type="simple" xlink:href="https://www.w3schools.com/tags/tag_template.asp" office:target-frame-name="_top" xlink:show="replace" text:style-name="Internet_20_link" text:visited-style-name="Visited_20_Internet_20_Link">&lt;template&gt;</text:a><text:a xlink:type="simple" xlink:href="https://www.w3schools.com/tags/tag_textarea.asp" office:target-frame-name="_top" xlink:show="replace" text:style-name="Internet_20_link" text:visited-style-name="Visited_20_Internet_20_Link">&lt;textarea&gt;</text:a><text:a xlink:type="simple" xlink:href="https://www.w3schools.com/tags/tag_tfoot.asp" office:target-frame-name="_top" xlink:show="replace" text:style-name="Internet_20_link" text:visited-style-name="Visited_20_Internet_20_Link">&lt;tfoot&gt;</text:a><text:a xlink:type="simple" xlink:href="https://www.w3schools.com/tags/tag_th.asp" office:target-frame-name="_top" xlink:show="replace" text:style-name="Internet_20_link" text:visited-style-name="Visited_20_Internet_20_Link"><text:span text:style-name="T21">&lt;th&gt;</text:span></text:a><text:a xlink:type="simple" xlink:href="https://www.w3schools.com/tags/tag_thead.asp" office:target-frame-name="_top" xlink:show="replace" text:style-name="Internet_20_link" text:visited-style-name="Visited_20_Internet_20_Link">&lt;thead&gt;</text:a><text:a xlink:type="simple" xlink:href="https://www.w3schools.com/tags/tag_time.asp" office:target-frame-name="_top" xlink:show="replace" text:style-name="Internet_20_link" text:visited-style-name="Visited_20_Internet_20_Link">&lt;time&gt;</text:a><text:a xlink:type="simple" xlink:href="https://www.w3schools.com/tags/tag_title.asp" office:target-frame-name="_top" xlink:show="replace" text:style-name="Internet_20_link" text:visited-style-name="Visited_20_Internet_20_Link">&lt;title&gt;</text:a><text:a xlink:type="simple" xlink:href="https://www.w3schools.com/tags/tag_tr.asp" office:target-frame-name="_top" xlink:show="replace" text:style-name="Internet_20_link" text:visited-style-name="Visited_20_Internet_20_Link">&lt;tr&gt;</text:a><text:a xlink:type="simple" xlink:href="https://www.w3schools.com/tags/tag_track.asp" office:target-frame-name="_top" xlink:show="replace" text:style-name="Internet_20_link" text:visited-style-name="Visited_20_Internet_20_Link">&lt;track&gt;</text:a><text:a xlink:type="simple" xlink:href="https://www.w3schools.com/tags/tag_tt.asp" office:target-frame-name="_top" xlink:show="replace" text:style-name="Internet_20_link" text:visited-style-name="Visited_20_Internet_20_Link">&lt;tt&gt;</text:a><text:a xlink:type="simple" xlink:href="https://www.w3schools.com/tags/tag_u.asp" office:target-frame-name="_top" xlink:show="replace" text:style-name="Internet_20_link" text:visited-style-name="Visited_20_Internet_20_Link">&lt;u&gt;</text:a><text:a xlink:type="simple" xlink:href="https://www.w3schools.com/tags/tag_ul.asp" office:target-frame-name="_top" xlink:show="replace" text:style-name="Internet_20_link" text:visited-style-name="Visited_20_Internet_20_Link">&lt;ul&gt;</text:a><text:a xlink:type="simple" xlink:href="https://www.w3schools.com/tags/tag_var.asp" office:target-frame-name="_top" xlink:show="replace" text:style-name="Internet_20_link" text:visited-style-name="Visited_20_Internet_20_Link">&lt;var&gt;</text:a><text:a xlink:type="simple" xlink:href="https://www.w3schools.com/tags/tag_video.asp" office:target-frame-name="_top" xlink:show="replace" text:style-name="Internet_20_link" text:visited-style-name="Visited_20_Internet_20_Link">&lt;video&gt;</text:a><text:a xlink:type="simple" xlink:href="https://www.w3schools.com/tags/tag_wbr.asp" office:target-frame-name="_top" xlink:show="replace" text:style-name="Internet_20_link" text:visited-style-name="Visited_20_Internet_20_Link">&lt;wbr&gt;</text:a></text:p>
      <text:p text:style-name="P181"/>
      <text:p text:style-name="P181"/>
      <text:p text:style-name="P181">{</text:p>
      <text:p text:style-name="P181">"id": 1,</text:p>
      <text:p text:style-name="P181">"username": "admin",</text:p>
      <text:p text:style-name="P181">"email": "hr.admin@email.com",</text:p>
      <text:p text:style-name="P181">"first_name": "HR",</text:p>
      <text:p text:style-name="P181">"last_name": "Admin",</text:p>
      <text:p text:style-name="P181">"groups": [</text:p>
      <text:p text:style-name="P181">{</text:p>
      <text:p text:style-name="P181">"id": 2,</text:p>
      <text:p text:style-name="P181">"name": "score",</text:p>
      <text:p text:style-name="P181">"permissions": []</text:p>
      <text:p text:style-name="P181">}</text:p>
      <text:p text:style-name="P181"><text:soft-page-break/>],</text:p>
      <text:p text:style-name="P181">"user_permissions": [</text:p>
      <text:p text:style-name="P181">{</text:p>
      <text:p text:style-name="P181">"id": 1,</text:p>
      <text:p text:style-name="P181">"name": "Can add log entry",</text:p>
      <text:p text:style-name="P181">"codename": "add_logentry",</text:p>
      <text:p text:style-name="P181">"content_type": {</text:p>
      <text:p text:style-name="P181">"app_label": "admin",</text:p>
      <text:p text:style-name="P181">"model": "logentry"</text:p>
      <text:p text:style-name="P181">}</text:p>
      <text:p text:style-name="P181">}</text:p>
      <text:p text:style-name="P181">],</text:p>
      <text:p text:style-name="P181">"user_profile": {</text:p>
      <text:p text:style-name="P181">"employee_id": "ui-2",</text:p>
      <text:p text:style-name="P181">"joining_date": "2020-11-02",</text:p>
      <text:p text:style-name="P181">"department": 1,</text:p>
      <text:p text:style-name="P181">"short_bio": "admin",</text:p>
      <text:p text:style-name="P181">"education": "admin",</text:p>
      <text:p text:style-name="P181">"location": "admin",</text:p>
      <text:p text:style-name="P181">"phone": "##01",</text:p>
      <text:p text:style-name="P181">"skills": [</text:p>
      <text:p text:style-name="P181">"A",</text:p>
      <text:p text:style-name="P181">"B"</text:p>
      <text:p text:style-name="P181">]</text:p>
      <text:p text:style-name="P181">}</text:p>
      <text:p text:style-name="P181">}</text:p>
      <text:p text:style-name="P181"/>
      <text:p text:style-name="P182">Siyam vai : image nde ejs url :</text:p>
      <text:p text:style-name="P182">// generating server path fmage = req.protocol + '://' + req.get('host') + '/' + product.imageUrl</text:p>
      <text:p text:style-name="P182"/>
      <text:p text:style-name="P182"/>
      <text:p text:style-name="P182"/>
      <text:p text:style-name="P182"><text:soft-page-break/><text:s/>2</text:p>
      <text:p text:style-name="P182"/>
      <text:p text:style-name="P183">permissions</text:p>
      <text:p text:style-name="P183">code list user details</text:p>
      <text:p text:style-name="P189">&lt;!-- &lt;ul&gt;</text:p>
      <text:p text:style-name="P118">&lt;li v-for="name in permission.name" :key="name"&gt;</text:p>
      <text:p text:style-name="P118">{{ name }}</text:p>
      <text:p text:style-name="P118">&lt;/li&gt;</text:p>
      <text:p text:style-name="P118">&lt;br/&gt;</text:p>
      <text:p text:style-name="P118">&lt;li v-for="code in permission.codename" :key="code"&gt;</text:p>
      <text:p text:style-name="P118">{{ code }}</text:p>
      <text:p text:style-name="P118">&lt;/li&gt;</text:p>
      <text:p text:style-name="P118">&lt;br/&gt;</text:p>
      <text:p text:style-name="P118">&lt;li v-for="content in permission.content_type" :key="content"&gt;</text:p>
      <text:p text:style-name="P118">{{ content }}</text:p>
      <text:p text:style-name="P118">&lt;br&gt;</text:p>
      <text:p text:style-name="P178"/>
      <text:p text:style-name="P118">&lt;/li&gt;</text:p>
      <text:p text:style-name="P118">&lt;/ul&gt; --&gt;</text:p>
      <text:p text:style-name="P110"/>
      <text:p text:style-name="P183"/>
      <text:p text:style-name="P183"/>
      <text:p text:style-name="P183"/>
      <text:p text:style-name="P184">jkljkl-0-=0-=0-</text:p>
      <text:p text:style-name="P184"/>
      <text:p text:style-name="P184"/>
      <text:p text:style-name="P190"><text:span text:style-name="T91">&lt;</text:span><text:span text:style-name="T85">template</text:span><text:span text:style-name="T91">&gt;</text:span></text:p>
      <text:p text:style-name="P110"><text:span text:style-name="T91">&lt;</text:span><text:span text:style-name="T88">Master</text:span><text:span text:style-name="T91">&gt;</text:span></text:p>
      <text:p text:style-name="P110"><text:span text:style-name="T91">&lt;</text:span><text:span text:style-name="T85">template</text:span> <text:span text:style-name="T89">v-slot:content</text:span><text:span text:style-name="T91">&gt;</text:span></text:p>
      <text:p text:style-name="P110"><text:span text:style-name="T91">&lt;</text:span><text:span text:style-name="T85">div</text:span> <text:span text:style-name="T89">class</text:span>=<text:span text:style-name="T91">"</text:span><text:span text:style-name="T86">app-main__inner</text:span><text:span text:style-name="T91">"&gt;</text:span></text:p>
      <text:p text:style-name="P110"><text:span text:style-name="T91">&lt;</text:span><text:span text:style-name="T85">div</text:span> <text:span text:style-name="T89">class</text:span>=<text:span text:style-name="T91">"</text:span><text:span text:style-name="T86">app-page-title</text:span><text:span text:style-name="T91">"&gt;</text:span></text:p>
      <text:p text:style-name="P110"><text:span text:style-name="T91">&lt;</text:span><text:span text:style-name="T85">div</text:span> <text:span text:style-name="T89">class</text:span>=<text:span text:style-name="T91">"</text:span><text:span text:style-name="T86">page-title-wrapper</text:span><text:span text:style-name="T91">"&gt;</text:span></text:p>
      <text:p text:style-name="P110"><text:span text:style-name="T91">&lt;</text:span><text:span text:style-name="T85">div</text:span> <text:span text:style-name="T89">class</text:span>=<text:span text:style-name="T91">"</text:span><text:span text:style-name="T86">page-title-heading</text:span><text:span text:style-name="T91">"&gt;</text:span></text:p>
      <text:p text:style-name="P110"><text:span text:style-name="T91">&lt;</text:span><text:span text:style-name="T85">div</text:span> <text:span text:style-name="T89">class</text:span>=<text:span text:style-name="T91">"</text:span><text:span text:style-name="T86">page-title-icon</text:span><text:span text:style-name="T91">"&gt;</text:span></text:p>
      <text:p text:style-name="P110"><text:span text:style-name="T91">&lt;</text:span><text:span text:style-name="T85">i</text:span> <text:span text:style-name="T89">class</text:span>=<text:span text:style-name="T91">"</text:span><text:span text:style-name="T86">fas fa-list-alt icon-gradient bg-tempting-azure</text:span><text:span text:style-name="T91">"&gt;&lt;/</text:span><text:span text:style-name="T85">i</text:span><text:span text:style-name="T91">&gt;</text:span></text:p>
      <text:p text:style-name="P110"><text:span text:style-name="T91">&lt;/</text:span><text:span text:style-name="T85">div</text:span><text:span text:style-name="T91">&gt;</text:span></text:p>
      <text:p text:style-name="P110"><text:span text:style-name="T91">&lt;</text:span><text:span text:style-name="T85">div</text:span><text:span text:style-name="T91">&gt;</text:span></text:p>
      <text:p text:style-name="P110">User List</text:p>
      <text:p text:style-name="P118">&lt;!-- &lt;div class="page-title-subheading"&gt;</text:p>
      <text:p text:style-name="P118">Where you can find all the authenticate users and their</text:p>
      <text:p text:style-name="P118">informations.</text:p>
      <text:p text:style-name="P118">&lt;/div&gt; --&gt;</text:p>
      <text:p text:style-name="P110"><text:span text:style-name="T91">&lt;/</text:span><text:span text:style-name="T85">div</text:span><text:span text:style-name="T91">&gt;</text:span></text:p>
      <text:p text:style-name="P110"><text:span text:style-name="T91">&lt;/</text:span><text:span text:style-name="T85">div</text:span><text:span text:style-name="T91">&gt;</text:span></text:p>
      <text:p text:style-name="P110"><text:soft-page-break/><text:span text:style-name="T91">&lt;/</text:span><text:span text:style-name="T85">div</text:span><text:span text:style-name="T91">&gt;</text:span></text:p>
      <text:p text:style-name="P110"><text:span text:style-name="T91">&lt;/</text:span><text:span text:style-name="T85">div</text:span><text:span text:style-name="T91">&gt;</text:span></text:p>
      <text:p text:style-name="P120"/>
      <text:p text:style-name="P110"><text:span text:style-name="T91">&lt;</text:span><text:span text:style-name="T85">div</text:span> <text:span text:style-name="T89">class</text:span>=<text:span text:style-name="T91">"</text:span><text:span text:style-name="T86">row</text:span><text:span text:style-name="T91">"&gt;</text:span></text:p>
      <text:p text:style-name="P110"><text:span text:style-name="T91">&lt;</text:span><text:span text:style-name="T85">div</text:span> <text:span text:style-name="T89">class</text:span>=<text:span text:style-name="T91">"</text:span><text:span text:style-name="T86">col-md-4</text:span><text:span text:style-name="T91">"&gt;</text:span></text:p>
      <text:p text:style-name="P110"><text:span text:style-name="T91">&lt;</text:span><text:span text:style-name="T85">ul</text:span> <text:span text:style-name="T89">class</text:span>=<text:span text:style-name="T91">"</text:span><text:span text:style-name="T86">pagination</text:span><text:span text:style-name="T91">"</text:span> <text:span text:style-name="T89">v-if</text:span><text:span text:style-name="T91">="</text:span>pagination<text:span text:style-name="T91">.</text:span>count<text:span text:style-name="T91">"&gt;</text:span></text:p>
      <text:p text:style-name="P110"><text:span text:style-name="T91">&lt;</text:span><text:span text:style-name="T85">li</text:span> <text:span text:style-name="T89">class</text:span>=<text:span text:style-name="T91">"</text:span><text:span text:style-name="T86">page-item</text:span><text:span text:style-name="T91">"&gt;</text:span></text:p>
      <text:p text:style-name="P110"><text:span text:style-name="T91">&lt;</text:span><text:span text:style-name="T85">a</text:span> <text:span text:style-name="T89">href</text:span>=<text:span text:style-name="T91">"</text:span><text:span text:style-name="T86">#</text:span><text:span text:style-name="T91">"</text:span></text:p>
      <text:p text:style-name="P110"><text:span text:style-name="T91">&gt;</text:span>Showing <text:span text:style-name="T91">{{</text:span> pagination<text:span text:style-name="T91">.</text:span>showing <text:span text:style-name="T91">}}</text:span> of <text:span text:style-name="T91">{{</text:span> pagination<text:span text:style-name="T91">.</text:span>count <text:span text:style-name="T91">}}&lt;/</text:span><text:span text:style-name="T85">a</text:span></text:p>
      <text:p text:style-name="P93">&gt;</text:p>
      <text:p text:style-name="P110"><text:span text:style-name="T91">&lt;/</text:span><text:span text:style-name="T85">li</text:span><text:span text:style-name="T91">&gt;</text:span></text:p>
      <text:p text:style-name="P110"><text:span text:style-name="T91">&lt;</text:span><text:span text:style-name="T85">li</text:span> <text:span text:style-name="T91">:</text:span><text:span text:style-name="T89">class</text:span><text:span text:style-name="T91">="{</text:span> disabled<text:span text:style-name="T91">:</text:span> <text:span text:style-name="T85">!</text:span>pagination<text:span text:style-name="T91">.</text:span>previous <text:span text:style-name="T91">}"</text:span> <text:span text:style-name="T89">class</text:span>=<text:span text:style-name="T91">"</text:span><text:span text:style-name="T86">page-item</text:span><text:span text:style-name="T91">"&gt;</text:span></text:p>
      <text:p text:style-name="P110"><text:span text:style-name="T91">&lt;</text:span><text:span text:style-name="T85">a</text:span> <text:span text:style-name="T89">href</text:span>=<text:span text:style-name="T91">"</text:span><text:span text:style-name="T86">#!</text:span><text:span text:style-name="T91">"</text:span> <text:span text:style-name="T89">v-on</text:span>:<text:span text:style-name="T89">click</text:span><text:span text:style-name="T91">="</text:span><text:span text:style-name="T92">loadUsers</text:span><text:span text:style-name="T91">(</text:span>pagination<text:span text:style-name="T91">.</text:span>previous<text:span text:style-name="T91">)"</text:span></text:p>
      <text:p text:style-name="P110"><text:span text:style-name="T91">&gt;</text:span>Previous<text:span text:style-name="T91">&lt;/</text:span><text:span text:style-name="T85">a</text:span></text:p>
      <text:p text:style-name="P93">&gt;</text:p>
      <text:p text:style-name="P110"><text:span text:style-name="T91">&lt;/</text:span><text:span text:style-name="T85">li</text:span><text:span text:style-name="T91">&gt;</text:span></text:p>
      <text:p text:style-name="P120"/>
      <text:p text:style-name="P110"><text:span text:style-name="T91">&lt;</text:span><text:span text:style-name="T85">li</text:span> <text:span text:style-name="T91">:</text:span><text:span text:style-name="T89">class</text:span><text:span text:style-name="T91">="{</text:span> disabled<text:span text:style-name="T91">:</text:span> <text:span text:style-name="T85">!</text:span>pagination<text:span text:style-name="T91">.</text:span>next <text:span text:style-name="T91">}"</text:span> <text:span text:style-name="T89">class</text:span>=<text:span text:style-name="T91">"</text:span><text:span text:style-name="T86">page-item</text:span><text:span text:style-name="T91">"&gt;</text:span></text:p>
      <text:p text:style-name="P110"><text:span text:style-name="T91">&lt;</text:span><text:span text:style-name="T85">a</text:span> <text:span text:style-name="T89">href</text:span>=<text:span text:style-name="T91">"</text:span><text:span text:style-name="T86">#!</text:span><text:span text:style-name="T91">"</text:span> <text:span text:style-name="T89">v-on</text:span>:<text:span text:style-name="T89">click</text:span><text:span text:style-name="T91">="</text:span><text:span text:style-name="T92">loadUsers</text:span><text:span text:style-name="T91">(</text:span>pagination<text:span text:style-name="T91">.</text:span>next<text:span text:style-name="T91">)"&gt;</text:span>Next<text:span text:style-name="T91">&lt;/</text:span><text:span text:style-name="T85">a</text:span><text:span text:style-name="T91">&gt;</text:span></text:p>
      <text:p text:style-name="P110"><text:span text:style-name="T91">&lt;/</text:span><text:span text:style-name="T85">li</text:span><text:span text:style-name="T91">&gt;</text:span></text:p>
      <text:p text:style-name="P110"><text:span text:style-name="T91">&lt;/</text:span><text:span text:style-name="T85">ul</text:span><text:span text:style-name="T91">&gt;</text:span></text:p>
      <text:p text:style-name="P110"><text:span text:style-name="T91">&lt;/</text:span><text:span text:style-name="T85">div</text:span><text:span text:style-name="T91">&gt;</text:span></text:p>
      <text:p text:style-name="P110"><text:span text:style-name="T91">&lt;</text:span><text:span text:style-name="T85">div</text:span> <text:span text:style-name="T89">class</text:span>=<text:span text:style-name="T91">"</text:span><text:span text:style-name="T86">col-md-6</text:span><text:span text:style-name="T91">"&gt;&lt;/</text:span><text:span text:style-name="T85">div</text:span><text:span text:style-name="T91">&gt;</text:span></text:p>
      <text:p text:style-name="P110"><text:span text:style-name="T91">&lt;</text:span><text:span text:style-name="T85">div</text:span> <text:span text:style-name="T89">class</text:span>=<text:span text:style-name="T91">"</text:span><text:span text:style-name="T86">col-md-2</text:span><text:span text:style-name="T91">"&gt;</text:span></text:p>
      <text:p text:style-name="P110"><text:span text:style-name="T91">&lt;</text:span><text:span text:style-name="T85">form</text:span> <text:span text:style-name="T89">action</text:span>=<text:span text:style-name="T91">""</text:span> <text:span text:style-name="T91">@</text:span><text:span text:style-name="T89">submit</text:span>.<text:span text:style-name="T89">prevent</text:span><text:span text:style-name="T91">="</text:span>searchUser<text:span text:style-name="T91">"&gt;</text:span></text:p>
      <text:p text:style-name="P110"><text:span text:style-name="T91">&lt;</text:span><text:span text:style-name="T85">input</text:span></text:p>
      <text:p text:style-name="P110"><text:span text:style-name="T89">class</text:span>=<text:span text:style-name="T91">"</text:span><text:span text:style-name="T86">form-control</text:span><text:span text:style-name="T91">"</text:span></text:p>
      <text:p text:style-name="P110"><text:span text:style-name="T89">type</text:span>=<text:span text:style-name="T91">"</text:span><text:span text:style-name="T86">text</text:span><text:span text:style-name="T91">"</text:span></text:p>
      <text:p text:style-name="P110"><text:span text:style-name="T89">name</text:span>=<text:span text:style-name="T91">""</text:span></text:p>
      <text:p text:style-name="P110"><text:span text:style-name="T89">id</text:span><text:span text:style-name="T91">=""</text:span></text:p>
      <text:p text:style-name="P110"><text:span text:style-name="T89">v-model</text:span><text:span text:style-name="T91">="</text:span>searchName<text:span text:style-name="T91">"</text:span></text:p>
      <text:p text:style-name="P110">/<text:span text:style-name="T91">&gt;</text:span></text:p>
      <text:p text:style-name="P110"><text:span text:style-name="T91">&lt;/</text:span><text:span text:style-name="T85">form</text:span><text:span text:style-name="T91">&gt;</text:span></text:p>
      <text:p text:style-name="P110"><text:span text:style-name="T91">&lt;/</text:span><text:span text:style-name="T85">div</text:span><text:span text:style-name="T91">&gt;</text:span></text:p>
      <text:p text:style-name="P110"><text:span text:style-name="T91">&lt;/</text:span><text:span text:style-name="T85">div</text:span><text:span text:style-name="T91">&gt;</text:span></text:p>
      <text:p text:style-name="P120"/>
      <text:p text:style-name="P110"><text:span text:style-name="T91">&lt;</text:span><text:span text:style-name="T85">div</text:span> <text:span text:style-name="T89">class</text:span>=<text:span text:style-name="T91">"</text:span><text:span text:style-name="T86">card</text:span><text:span text:style-name="T91">"</text:span> <text:span text:style-name="T89">v-for</text:span><text:span text:style-name="T91">="</text:span>user <text:span text:style-name="T85">in</text:span> users<text:span text:style-name="T91">"</text:span> <text:span text:style-name="T91">:</text:span><text:span text:style-name="T89">key</text:span><text:span text:style-name="T91">="</text:span>user<text:span text:style-name="T91">.</text:span>id<text:span text:style-name="T91">"&gt;</text:span></text:p>
      <text:p text:style-name="P110"><text:span text:style-name="T91">&lt;</text:span><text:span text:style-name="T85">div</text:span> <text:span text:style-name="T89">class</text:span>=<text:span text:style-name="T91">"</text:span><text:span text:style-name="T86">row</text:span><text:span text:style-name="T91">"&gt;</text:span></text:p>
      <text:p text:style-name="P110"><text:span text:style-name="T91">&lt;</text:span><text:span text:style-name="T85">div</text:span> <text:span text:style-name="T89">class</text:span>=<text:span text:style-name="T91">"</text:span><text:span text:style-name="T86">col-sm-2</text:span><text:span text:style-name="T91">"&gt;</text:span></text:p>
      <text:p text:style-name="P110"><text:span text:style-name="T91">&lt;</text:span><text:span text:style-name="T85">img</text:span></text:p>
      <text:p text:style-name="P110"><text:span text:style-name="T89">v-if</text:span><text:span text:style-name="T91">="</text:span>user<text:span text:style-name="T91">.</text:span>user_profile <text:span text:style-name="T85">&amp;&amp;</text:span> user<text:span text:style-name="T91">.</text:span>user_profile<text:span text:style-name="T91">.</text:span>image <text:span text:style-name="T91">"</text:span></text:p>
      <text:p text:style-name="P110"><text:span text:style-name="T91">:</text:span><text:span text:style-name="T89">src</text:span><text:span text:style-name="T91">="</text:span>user<text:span text:style-name="T91">.</text:span>user_profile<text:span text:style-name="T91">.</text:span>image<text:span text:style-name="T91">"</text:span></text:p>
      <text:p text:style-name="P110"><text:span text:style-name="T89">class</text:span>=<text:span text:style-name="T91">"</text:span><text:span text:style-name="T86">rounded-circle</text:span><text:span text:style-name="T91">"</text:span></text:p>
      <text:p text:style-name="P110"><text:span text:style-name="T89">height</text:span>=<text:span text:style-name="T91">"</text:span><text:span text:style-name="T86">45</text:span><text:span text:style-name="T91">"</text:span></text:p>
      <text:p text:style-name="P110"><text:span text:style-name="T89">width</text:span>=<text:span text:style-name="T91">"</text:span><text:span text:style-name="T86">45</text:span><text:span text:style-name="T91">"</text:span></text:p>
      <text:p text:style-name="P110"><text:span text:style-name="T89">alt</text:span>=<text:span text:style-name="T91">"</text:span><text:span text:style-name="T86">user image</text:span><text:span text:style-name="T91">"</text:span></text:p>
      <text:p text:style-name="P110">/<text:span text:style-name="T91">&gt;</text:span></text:p>
      <text:p text:style-name="P110"><text:span text:style-name="T91">&lt;</text:span><text:span text:style-name="T85">img</text:span></text:p>
      <text:p text:style-name="P151">v-else</text:p>
      <text:p text:style-name="P110"><text:span text:style-name="T89">width</text:span>=<text:span text:style-name="T91">"</text:span><text:span text:style-name="T86">45</text:span><text:span text:style-name="T91">"</text:span></text:p>
      <text:p text:style-name="P110"><text:span text:style-name="T89">height</text:span>=<text:span text:style-name="T91">"</text:span><text:span text:style-name="T86">45</text:span><text:span text:style-name="T91">"</text:span></text:p>
      <text:p text:style-name="P110"><text:soft-page-break/><text:span text:style-name="T89">class</text:span>=<text:span text:style-name="T91">"</text:span><text:span text:style-name="T86">rounded-circle</text:span><text:span text:style-name="T91">"</text:span></text:p>
      <text:p text:style-name="P110"><text:span text:style-name="T89">src</text:span>=<text:span text:style-name="T91">"</text:span><text:span text:style-name="T86">https://x1.xingassets.com/assets/frontend_minified/img/users/nobody_m.original.jpg</text:span><text:span text:style-name="T91">"</text:span></text:p>
      <text:p text:style-name="P110"><text:span text:style-name="T89">alt</text:span>=<text:span text:style-name="T91">""</text:span></text:p>
      <text:p text:style-name="P110"><text:span text:style-name="T91">@</text:span><text:span text:style-name="T89">error</text:span><text:span text:style-name="T91">="</text:span></text:p>
      <text:p text:style-name="P110">$event<text:span text:style-name="T91">.</text:span>target<text:span text:style-name="T91">.</text:span>src <text:span text:style-name="T85">=</text:span> <text:span text:style-name="T91">'</text:span><text:span text:style-name="T86">../assets/images/avatars/default.png</text:span><text:span text:style-name="T91">'</text:span></text:p>
      <text:p text:style-name="P93">"</text:p>
      <text:p text:style-name="P110">/<text:span text:style-name="T91">&gt;</text:span></text:p>
      <text:p text:style-name="P120"/>
      <text:p text:style-name="P110"><text:span text:style-name="T91">&lt;</text:span><text:span text:style-name="T85">p</text:span> <text:span text:style-name="T89">class</text:span>=<text:span text:style-name="T91">"</text:span><text:span text:style-name="T86">mt-2</text:span><text:span text:style-name="T91">"&gt;{{</text:span> user<text:span text:style-name="T91">.</text:span>first_name <text:span text:style-name="T85">+</text:span> <text:span text:style-name="T91">"</text:span><text:span text:style-name="T86"> </text:span><text:span text:style-name="T91">"</text:span> <text:span text:style-name="T85">+</text:span> user<text:span text:style-name="T91">.</text:span>last_name <text:span text:style-name="T91">}}&lt;/</text:span><text:span text:style-name="T85">p</text:span><text:span text:style-name="T91">&gt;</text:span></text:p>
      <text:p text:style-name="P110"><text:span text:style-name="T91">&lt;/</text:span><text:span text:style-name="T85">div</text:span><text:span text:style-name="T91">&gt;</text:span></text:p>
      <text:p text:style-name="P120"/>
      <text:p text:style-name="P110"><text:span text:style-name="T91">&lt;</text:span><text:span text:style-name="T85">div</text:span> <text:span text:style-name="T89">class</text:span>=<text:span text:style-name="T91">"</text:span><text:span text:style-name="T86">vl</text:span><text:span text:style-name="T91">"&gt;&lt;/</text:span><text:span text:style-name="T85">div</text:span><text:span text:style-name="T91">&gt;</text:span></text:p>
      <text:p text:style-name="P120"/>
      <text:p text:style-name="P110"><text:span text:style-name="T91">&lt;</text:span><text:span text:style-name="T85">div</text:span> <text:span text:style-name="T89">class</text:span>=<text:span text:style-name="T91">"</text:span><text:span text:style-name="T86">col-sm-9</text:span><text:span text:style-name="T91">"&gt;</text:span></text:p>
      <text:p text:style-name="P110"><text:span text:style-name="T91">&lt;</text:span><text:span text:style-name="T85">div</text:span> <text:span text:style-name="T89">class</text:span>=<text:span text:style-name="T91">"</text:span><text:span text:style-name="T86">row mt-4</text:span><text:span text:style-name="T91">"&gt;</text:span></text:p>
      <text:p text:style-name="P110"><text:span text:style-name="T91">&lt;</text:span><text:span text:style-name="T85">div</text:span> <text:span text:style-name="T89">class</text:span>=<text:span text:style-name="T91">"</text:span><text:span text:style-name="T86">col-sm</text:span><text:span text:style-name="T91">"&gt;{{</text:span> user<text:span text:style-name="T91">.</text:span>username <text:span text:style-name="T91">}}&lt;/</text:span><text:span text:style-name="T85">div</text:span><text:span text:style-name="T91">&gt;</text:span></text:p>
      <text:p text:style-name="P120"/>
      <text:p text:style-name="P110"><text:span text:style-name="T91">&lt;</text:span><text:span text:style-name="T85">div</text:span> <text:span text:style-name="T89">class</text:span>=<text:span text:style-name="T91">"</text:span><text:span text:style-name="T86">col-sm</text:span><text:span text:style-name="T91">"&gt;</text:span></text:p>
      <text:p text:style-name="P110"><text:span text:style-name="T91">&lt;</text:span><text:span text:style-name="T85">span</text:span> <text:span text:style-name="T89">v-if</text:span><text:span text:style-name="T91">="</text:span>user<text:span text:style-name="T91">.</text:span>user_profile<text:span text:style-name="T91">"&gt;{{</text:span></text:p>
      <text:p text:style-name="P110">user<text:span text:style-name="T91">.</text:span>user_profile<text:span text:style-name="T91">.</text:span>employee_id</text:p>
      <text:p text:style-name="P110"><text:span text:style-name="T91">}}&lt;/</text:span><text:span text:style-name="T85">span</text:span><text:span text:style-name="T91">&gt;</text:span></text:p>
      <text:p text:style-name="P110"><text:span text:style-name="T91">&lt;/</text:span><text:span text:style-name="T85">div</text:span><text:span text:style-name="T91">&gt;</text:span></text:p>
      <text:p text:style-name="P120"/>
      <text:p text:style-name="P110"><text:span text:style-name="T91">&lt;</text:span><text:span text:style-name="T85">div</text:span> <text:span text:style-name="T89">class</text:span>=<text:span text:style-name="T91">"</text:span><text:span text:style-name="T86">col-sm</text:span><text:span text:style-name="T91">"&gt;</text:span></text:p>
      <text:p text:style-name="P110"><text:span text:style-name="T91">&lt;</text:span><text:span text:style-name="T85">span</text:span> <text:span text:style-name="T89">v-if</text:span><text:span text:style-name="T91">="</text:span>user<text:span text:style-name="T91">.</text:span>user_profile<text:span text:style-name="T91">"&gt;{{</text:span></text:p>
      <text:p text:style-name="P110">user<text:span text:style-name="T91">.</text:span>user_profile<text:span text:style-name="T91">.</text:span>joining_date</text:p>
      <text:p text:style-name="P110"><text:span text:style-name="T91">}}&lt;/</text:span><text:span text:style-name="T85">span</text:span><text:span text:style-name="T91">&gt;</text:span></text:p>
      <text:p text:style-name="P110"><text:span text:style-name="T91">&lt;/</text:span><text:span text:style-name="T85">div</text:span><text:span text:style-name="T91">&gt;</text:span></text:p>
      <text:p text:style-name="P120"/>
      <text:p text:style-name="P110"><text:span text:style-name="T91">&lt;</text:span><text:span text:style-name="T85">div</text:span> <text:span text:style-name="T89">class</text:span>=<text:span text:style-name="T91">"</text:span><text:span text:style-name="T86">col-sm</text:span><text:span text:style-name="T91">"&gt;</text:span></text:p>
      <text:p text:style-name="P110"><text:span text:style-name="T91">&lt;</text:span><text:span text:style-name="T85">div</text:span> <text:span text:style-name="T89">class</text:span>=<text:span text:style-name="T91">"</text:span><text:span text:style-name="T86">row</text:span><text:span text:style-name="T91">"&gt;</text:span></text:p>
      <text:p text:style-name="P110"><text:span text:style-name="T91">&lt;</text:span><text:span text:style-name="T85">div</text:span> <text:span text:style-name="T89">class</text:span>=<text:span text:style-name="T91">"</text:span><text:span text:style-name="T86">col-sm</text:span><text:span text:style-name="T91">"&gt;</text:span></text:p>
      <text:p text:style-name="P110"><text:span text:style-name="T91">&lt;</text:span><text:span text:style-name="T85">button</text:span></text:p>
      <text:p text:style-name="P110"><text:span text:style-name="T89">class</text:span>=<text:span text:style-name="T91">"</text:span><text:span text:style-name="T86">btn btn-primary btn-sm dropdown-toggle</text:span><text:span text:style-name="T91">"</text:span></text:p>
      <text:p text:style-name="P110"><text:span text:style-name="T89">type</text:span>=<text:span text:style-name="T91">"</text:span><text:span text:style-name="T86">button</text:span><text:span text:style-name="T91">"</text:span></text:p>
      <text:p text:style-name="P110"><text:span text:style-name="T89">data-toggle</text:span>=<text:span text:style-name="T91">"</text:span><text:span text:style-name="T86">dropdown</text:span><text:span text:style-name="T91">"</text:span></text:p>
      <text:p text:style-name="P110"><text:span text:style-name="T89">aria-haspopup</text:span>=<text:span text:style-name="T91">"</text:span><text:span text:style-name="T86">true</text:span><text:span text:style-name="T91">"</text:span></text:p>
      <text:p text:style-name="P110"><text:span text:style-name="T89">aria-expanded</text:span>=<text:span text:style-name="T91">"</text:span><text:span text:style-name="T86">false</text:span><text:span text:style-name="T91">"</text:span></text:p>
      <text:p text:style-name="P93">&gt;</text:p>
      <text:p text:style-name="P110">More actions</text:p>
      <text:p text:style-name="P110"><text:span text:style-name="T91">&lt;/</text:span><text:span text:style-name="T85">button</text:span><text:span text:style-name="T91">&gt;</text:span></text:p>
      <text:p text:style-name="P110"><text:span text:style-name="T91">&lt;</text:span><text:span text:style-name="T85">div</text:span> <text:span text:style-name="T89">class</text:span>=<text:span text:style-name="T91">"</text:span><text:span text:style-name="T86">dropdown-menu</text:span><text:span text:style-name="T91">"&gt;</text:span></text:p>
      <text:p text:style-name="P110"><text:span text:style-name="T91">&lt;</text:span><text:span text:style-name="T85">router-link</text:span></text:p>
      <text:p text:style-name="P110"><text:span text:style-name="T89">class</text:span>=<text:span text:style-name="T91">"</text:span><text:span text:style-name="T86">dropdown-item</text:span><text:span text:style-name="T91">"</text:span></text:p>
      <text:p text:style-name="P110"><text:span text:style-name="T91">:</text:span><text:span text:style-name="T89">to</text:span><text:span text:style-name="T91">="{</text:span> name<text:span text:style-name="T91">:</text:span> <text:span text:style-name="T91">'</text:span><text:span text:style-name="T86">UserDetails</text:span><text:span text:style-name="T91">',</text:span> params<text:span text:style-name="T91">:</text:span> <text:span text:style-name="T91">{</text:span> id<text:span text:style-name="T91">:</text:span> user<text:span text:style-name="T91">.</text:span>id <text:span text:style-name="T91">}</text:span> <text:span text:style-name="T91">}"</text:span></text:p>
      <text:p text:style-name="P110"><text:span text:style-name="T91">&gt;</text:span>View</text:p>
      <text:p text:style-name="P110"><text:span text:style-name="T91">&lt;/</text:span><text:span text:style-name="T85">router-link</text:span><text:span text:style-name="T91">&gt;</text:span></text:p>
      <text:p text:style-name="P120"/>
      <text:p text:style-name="P110"><text:span text:style-name="T91">&lt;</text:span><text:span text:style-name="T85">router-link</text:span></text:p>
      <text:p text:style-name="P110"><text:span text:style-name="T89">class</text:span>=<text:span text:style-name="T91">"</text:span><text:span text:style-name="T86">dropdown-item</text:span><text:span text:style-name="T91">"</text:span></text:p>
      <text:p text:style-name="P110"><text:span text:style-name="T91">:</text:span><text:span text:style-name="T89">to</text:span><text:span text:style-name="T91">="{</text:span> name<text:span text:style-name="T91">:</text:span> <text:span text:style-name="T91">'</text:span><text:span text:style-name="T86">UpdateUser</text:span><text:span text:style-name="T91">',</text:span> params<text:span text:style-name="T91">:</text:span> <text:span text:style-name="T91">{</text:span> id<text:span text:style-name="T91">:</text:span> user<text:span text:style-name="T91">.</text:span>id <text:span text:style-name="T91">}</text:span> <text:span text:style-name="T91">}"</text:span></text:p>
      <text:p text:style-name="P110"><text:soft-page-break/><text:span text:style-name="T91">&gt;</text:span>Edit</text:p>
      <text:p text:style-name="P110"><text:span text:style-name="T91">&lt;/</text:span><text:span text:style-name="T85">router-link</text:span><text:span text:style-name="T91">&gt;</text:span></text:p>
      <text:p text:style-name="P120"/>
      <text:p text:style-name="P110"><text:span text:style-name="T91">&lt;</text:span><text:span text:style-name="T85">a</text:span></text:p>
      <text:p text:style-name="P110"><text:span text:style-name="T89">class</text:span>=<text:span text:style-name="T91">"</text:span><text:span text:style-name="T86">dropdown-item</text:span><text:span text:style-name="T91">"</text:span></text:p>
      <text:p text:style-name="P110"><text:span text:style-name="T89">href</text:span>=<text:span text:style-name="T91">"</text:span><text:span text:style-name="T86">#</text:span><text:span text:style-name="T91">"</text:span></text:p>
      <text:p text:style-name="P110"><text:span text:style-name="T91">@</text:span><text:span text:style-name="T89">click</text:span><text:span text:style-name="T91">="</text:span><text:span text:style-name="T92">deleteData</text:span><text:span text:style-name="T91">(</text:span>user<text:span text:style-name="T91">.</text:span>id<text:span text:style-name="T91">)</text:span> <text:span text:style-name="T85">in</text:span> users<text:span text:style-name="T91">"</text:span></text:p>
      <text:p text:style-name="P110"><text:span text:style-name="T91">&gt;</text:span>Delete<text:span text:style-name="T91">&lt;/</text:span><text:span text:style-name="T85">a</text:span></text:p>
      <text:p text:style-name="P93">&gt;</text:p>
      <text:p text:style-name="P110"><text:span text:style-name="T91">&lt;/</text:span><text:span text:style-name="T85">div</text:span><text:span text:style-name="T91">&gt;</text:span></text:p>
      <text:p text:style-name="P110"><text:span text:style-name="T91">&lt;/</text:span><text:span text:style-name="T85">div</text:span><text:span text:style-name="T91">&gt;</text:span></text:p>
      <text:p text:style-name="P110"><text:span text:style-name="T91">&lt;/</text:span><text:span text:style-name="T85">div</text:span><text:span text:style-name="T91">&gt;</text:span></text:p>
      <text:p text:style-name="P110"><text:span text:style-name="T91">&lt;/</text:span><text:span text:style-name="T85">div</text:span><text:span text:style-name="T91">&gt;</text:span></text:p>
      <text:p text:style-name="P110"><text:span text:style-name="T91">&lt;/</text:span><text:span text:style-name="T85">div</text:span><text:span text:style-name="T91">&gt;</text:span></text:p>
      <text:p text:style-name="P110"><text:span text:style-name="T91">&lt;/</text:span><text:span text:style-name="T85">div</text:span><text:span text:style-name="T91">&gt;</text:span></text:p>
      <text:p text:style-name="P110"><text:span text:style-name="T91">&lt;/</text:span><text:span text:style-name="T85">div</text:span><text:span text:style-name="T91">&gt;</text:span></text:p>
      <text:p text:style-name="P110"><text:span text:style-name="T91">&lt;/</text:span><text:span text:style-name="T85">div</text:span><text:span text:style-name="T91">&gt;</text:span></text:p>
      <text:p text:style-name="P120"/>
      <text:p text:style-name="P118">&lt;!-- &lt;div v-else&gt;Loading...&lt;/div&gt; --&gt;</text:p>
      <text:p text:style-name="P110"><text:span text:style-name="T91">&lt;/</text:span><text:span text:style-name="T85">div</text:span><text:span text:style-name="T91">&gt;</text:span></text:p>
      <text:p text:style-name="P110"><text:span text:style-name="T91">&lt;/</text:span><text:span text:style-name="T85">template</text:span><text:span text:style-name="T91">&gt;</text:span></text:p>
      <text:p text:style-name="P110"><text:span text:style-name="T91">&lt;/</text:span><text:span text:style-name="T88">Master</text:span><text:span text:style-name="T91">&gt;</text:span></text:p>
      <text:p text:style-name="P110"><text:span text:style-name="T91">&lt;/</text:span><text:span text:style-name="T85">template</text:span><text:span text:style-name="T91">&gt;</text:span></text:p>
      <text:p text:style-name="P178"/>
      <text:p text:style-name="P110"><text:span text:style-name="T91">&lt;</text:span><text:span text:style-name="T85">script</text:span><text:span text:style-name="T91">&gt;</text:span></text:p>
      <text:p text:style-name="P110"><text:span text:style-name="T85">import</text:span> axios <text:span text:style-name="T85">from</text:span> <text:span text:style-name="T91">"</text:span><text:span text:style-name="T86">axios</text:span><text:span text:style-name="T91">";</text:span></text:p>
      <text:p text:style-name="P110"><text:span text:style-name="T85">import</text:span> Master <text:span text:style-name="T85">from</text:span> <text:span text:style-name="T91">"</text:span><text:span text:style-name="T86">../Master</text:span><text:span text:style-name="T91">";</text:span></text:p>
      <text:p text:style-name="P110"><text:span text:style-name="T85">import</text:span> Swal <text:span text:style-name="T85">from</text:span> <text:span text:style-name="T91">"</text:span><text:span text:style-name="T86">sweetalert2</text:span><text:span text:style-name="T91">";</text:span></text:p>
      <text:p text:style-name="P110"><text:span text:style-name="T85">import</text:span> <text:span text:style-name="T91">"</text:span><text:span text:style-name="T86">../authheader</text:span><text:span text:style-name="T91">";</text:span></text:p>
      <text:p text:style-name="P118">// import Pagination from "./Pagination";</text:p>
      <text:p text:style-name="P120"/>
      <text:p text:style-name="P110"><text:span text:style-name="T85">export</text:span> <text:span text:style-name="T85">default</text:span> <text:span text:style-name="T91">{</text:span></text:p>
      <text:p text:style-name="P110">name<text:span text:style-name="T91">:</text:span> <text:span text:style-name="T91">"</text:span><text:span text:style-name="T86">UserList</text:span><text:span text:style-name="T91">",</text:span></text:p>
      <text:p text:style-name="P110">components<text:span text:style-name="T91">:</text:span> <text:span text:style-name="T91">{</text:span> Master <text:span text:style-name="T91">},</text:span></text:p>
      <text:p text:style-name="P110"><text:span text:style-name="T92">data</text:span><text:span text:style-name="T91">()</text:span> <text:span text:style-name="T91">{</text:span></text:p>
      <text:p text:style-name="P110"><text:span text:style-name="T85">return</text:span> <text:span text:style-name="T91">{</text:span></text:p>
      <text:p text:style-name="P110">searchName<text:span text:style-name="T91">:</text:span> <text:span text:style-name="T90">null</text:span><text:span text:style-name="T91">,</text:span></text:p>
      <text:p text:style-name="P110">users<text:span text:style-name="T91">:</text:span> <text:span text:style-name="T90">null</text:span><text:span text:style-name="T91">,</text:span></text:p>
      <text:p text:style-name="P110">pagination<text:span text:style-name="T91">:</text:span> <text:span text:style-name="T91">{</text:span></text:p>
      <text:p text:style-name="P110">count<text:span text:style-name="T91">:</text:span> <text:span text:style-name="T90">null</text:span><text:span text:style-name="T91">,</text:span></text:p>
      <text:p text:style-name="P110">next<text:span text:style-name="T91">:</text:span> <text:span text:style-name="T90">null</text:span><text:span text:style-name="T91">,</text:span></text:p>
      <text:p text:style-name="P110">previous<text:span text:style-name="T91">:</text:span> <text:span text:style-name="T90">null</text:span><text:span text:style-name="T91">,</text:span></text:p>
      <text:p text:style-name="P110">showing<text:span text:style-name="T91">:</text:span> <text:span text:style-name="T90">0</text:span><text:span text:style-name="T91">,</text:span></text:p>
      <text:p text:style-name="P93">},</text:p>
      <text:p text:style-name="P93">};</text:p>
      <text:p text:style-name="P93">},</text:p>
      <text:p text:style-name="P120"/>
      <text:p text:style-name="P110"><text:span text:style-name="T92">created</text:span><text:span text:style-name="T91">()</text:span> <text:span text:style-name="T91">{</text:span></text:p>
      <text:p text:style-name="P110"><text:span text:style-name="T132">this</text:span><text:span text:style-name="T91">.</text:span><text:span text:style-name="T92">loadUsers</text:span><text:span text:style-name="T91">();</text:span></text:p>
      <text:p text:style-name="P93">},</text:p>
      <text:p text:style-name="P120"><text:soft-page-break/></text:p>
      <text:p text:style-name="P110">methods<text:span text:style-name="T91">:</text:span> <text:span text:style-name="T91">{</text:span></text:p>
      <text:p text:style-name="P110"><text:span text:style-name="T92">loadUsers</text:span><text:span text:style-name="T91">:</text:span> <text:span text:style-name="T89">function</text:span> <text:span text:style-name="T91">(</text:span><text:span text:style-name="T102">page</text:span> <text:span text:style-name="T85">=</text:span> <text:span text:style-name="T90">1</text:span><text:span text:style-name="T91">)</text:span> <text:span text:style-name="T91">{</text:span></text:p>
      <text:p text:style-name="P110">queryParam <text:span text:style-name="T85">=</text:span> <text:span text:style-name="T91">{</text:span></text:p>
      <text:p text:style-name="P110">first_name<text:span text:style-name="T91">:</text:span> <text:span text:style-name="T132">this</text:span><text:span text:style-name="T91">.</text:span>searchName<text:span text:style-name="T91">,</text:span></text:p>
      <text:p text:style-name="P93">}</text:p>
      <text:p text:style-name="P110">console<text:span text:style-name="T91">.</text:span><text:span text:style-name="T92">log</text:span><text:span text:style-name="T91">(</text:span>page<text:span text:style-name="T91">);</text:span></text:p>
      <text:p text:style-name="P110">axios</text:p>
      <text:p text:style-name="P110"><text:span text:style-name="T91">.</text:span><text:span text:style-name="T92">get</text:span><text:span text:style-name="T91">(</text:span>page <text:span text:style-name="T85">==</text:span> <text:span text:style-name="T90">1</text:span> <text:span text:style-name="T85">?</text:span> <text:span text:style-name="T91">"</text:span><text:span text:style-name="T86">users/?page=</text:span><text:span text:style-name="T91">"</text:span> <text:span text:style-name="T85">+</text:span> page <text:span text:style-name="T85">:</text:span> page<text:span text:style-name="T91">,</text:span> <text:span text:style-name="T91">{</text:span></text:p>
      <text:p text:style-name="P110">params<text:span text:style-name="T91">:</text:span> queryParam<text:span text:style-name="T91">,</text:span></text:p>
      <text:p text:style-name="P93">})</text:p>
      <text:p text:style-name="P110"><text:span text:style-name="T91">.</text:span><text:span text:style-name="T92">then</text:span><text:span text:style-name="T91">((</text:span><text:span text:style-name="T102">response</text:span><text:span text:style-name="T91">)</text:span> <text:span text:style-name="T85">=&gt;</text:span> <text:span text:style-name="T91">{</text:span></text:p>
      <text:p text:style-name="P110"><text:span text:style-name="T132">this</text:span><text:span text:style-name="T91">.</text:span>users <text:span text:style-name="T85">=</text:span> response<text:span text:style-name="T91">.</text:span>data<text:span text:style-name="T91">.</text:span>results<text:span text:style-name="T91">;</text:span></text:p>
      <text:p text:style-name="P110"><text:span text:style-name="T132">this</text:span><text:span text:style-name="T91">.</text:span>pagination<text:span text:style-name="T91">.</text:span>count <text:span text:style-name="T85">=</text:span> response<text:span text:style-name="T91">.</text:span>data<text:span text:style-name="T91">.</text:span>count<text:span text:style-name="T91">;</text:span></text:p>
      <text:p text:style-name="P110"><text:span text:style-name="T132">this</text:span><text:span text:style-name="T91">.</text:span>pagination<text:span text:style-name="T91">.</text:span>next <text:span text:style-name="T85">=</text:span> response<text:span text:style-name="T91">.</text:span>data<text:span text:style-name="T91">.</text:span>next<text:span text:style-name="T91">;</text:span></text:p>
      <text:p text:style-name="P110"><text:span text:style-name="T132">this</text:span><text:span text:style-name="T91">.</text:span>pagination<text:span text:style-name="T91">.</text:span>previous <text:span text:style-name="T85">=</text:span> response<text:span text:style-name="T91">.</text:span>data<text:span text:style-name="T91">.</text:span>previous<text:span text:style-name="T91">;</text:span></text:p>
      <text:p text:style-name="P110"><text:span text:style-name="T132">this</text:span><text:span text:style-name="T91">.</text:span>pagination<text:span text:style-name="T91">.</text:span>showing <text:span text:style-name="T85">=</text:span> response<text:span text:style-name="T91">.</text:span>data<text:span text:style-name="T91">.</text:span>results<text:span text:style-name="T91">.</text:span><text:span text:style-name="T88">length</text:span><text:span text:style-name="T91">;</text:span></text:p>
      <text:p text:style-name="P93">});</text:p>
      <text:p text:style-name="P120"/>
      <text:p text:style-name="P120"/>
      <text:p text:style-name="P93">},</text:p>
      <text:p text:style-name="P120"/>
      <text:p text:style-name="P110"><text:span text:style-name="T92">deleteData</text:span><text:span text:style-name="T91">:</text:span> <text:span text:style-name="T89">function</text:span> <text:span text:style-name="T91">(</text:span><text:span text:style-name="T102">id</text:span><text:span text:style-name="T91">)</text:span> <text:span text:style-name="T91">{</text:span></text:p>
      <text:p text:style-name="P110"><text:span text:style-name="T89">const</text:span> <text:span text:style-name="T90">currentUser</text:span> <text:span text:style-name="T85">=</text:span> localStorage<text:span text:style-name="T91">.</text:span><text:span text:style-name="T92">getItem</text:span><text:span text:style-name="T91">("</text:span><text:span text:style-name="T86">id</text:span><text:span text:style-name="T91">");</text:span></text:p>
      <text:p text:style-name="P110">console<text:span text:style-name="T91">.</text:span><text:span text:style-name="T92">log</text:span><text:span text:style-name="T91">(</text:span>currentUser<text:span text:style-name="T91">);</text:span></text:p>
      <text:p text:style-name="P110"><text:span text:style-name="T85">if</text:span> <text:span text:style-name="T91">(</text:span>id <text:span text:style-name="T85">==</text:span> currentUser<text:span text:style-name="T91">)</text:span> <text:span text:style-name="T91">{</text:span></text:p>
      <text:p text:style-name="P110">Swal<text:span text:style-name="T91">.</text:span><text:span text:style-name="T92">fire</text:span><text:span text:style-name="T91">({</text:span></text:p>
      <text:p text:style-name="P110">icon<text:span text:style-name="T91">:</text:span> <text:span text:style-name="T91">"</text:span><text:span text:style-name="T86">error</text:span><text:span text:style-name="T91">",</text:span></text:p>
      <text:p text:style-name="P110">title<text:span text:style-name="T91">:</text:span> <text:span text:style-name="T91">"</text:span><text:span text:style-name="T86">Sorry...</text:span><text:span text:style-name="T91">",</text:span></text:p>
      <text:p text:style-name="P110">text<text:span text:style-name="T91">:</text:span> <text:span text:style-name="T91">"</text:span><text:span text:style-name="T86">Something went wrong! You can not delete yourself!</text:span><text:span text:style-name="T91">",</text:span></text:p>
      <text:p text:style-name="P93">});</text:p>
      <text:p text:style-name="P110"><text:span text:style-name="T91">}</text:span> <text:span text:style-name="T85">else</text:span> <text:span text:style-name="T91">{</text:span></text:p>
      <text:p text:style-name="P110">Swal<text:span text:style-name="T91">.</text:span><text:span text:style-name="T92">fire</text:span><text:span text:style-name="T91">({</text:span></text:p>
      <text:p text:style-name="P110">title<text:span text:style-name="T91">:</text:span> <text:span text:style-name="T91">"</text:span><text:span text:style-name="T86">Are you sure?</text:span><text:span text:style-name="T91">",</text:span></text:p>
      <text:p text:style-name="P110">text<text:span text:style-name="T91">:</text:span> <text:span text:style-name="T91">"</text:span><text:span text:style-name="T86">You won't be able to revert this!</text:span><text:span text:style-name="T91">",</text:span></text:p>
      <text:p text:style-name="P110">icon<text:span text:style-name="T91">:</text:span> <text:span text:style-name="T91">"</text:span><text:span text:style-name="T86">warning</text:span><text:span text:style-name="T91">",</text:span></text:p>
      <text:p text:style-name="P110">showCancelButton<text:span text:style-name="T91">:</text:span> <text:span text:style-name="T90">true</text:span><text:span text:style-name="T91">,</text:span></text:p>
      <text:p text:style-name="P110">confirmButtonColor<text:span text:style-name="T91">:</text:span> <text:span text:style-name="T91">"</text:span><text:span text:style-name="T86">#3085d6</text:span><text:span text:style-name="T91">",</text:span></text:p>
      <text:p text:style-name="P110">cancelButtonColor<text:span text:style-name="T91">:</text:span> <text:span text:style-name="T91">"</text:span><text:span text:style-name="T86">#d33</text:span><text:span text:style-name="T91">",</text:span></text:p>
      <text:p text:style-name="P110">confirmButtonText<text:span text:style-name="T91">:</text:span> <text:span text:style-name="T91">"</text:span><text:span text:style-name="T86">Yes, delete it!</text:span><text:span text:style-name="T91">",</text:span></text:p>
      <text:p text:style-name="P110"><text:span text:style-name="T91">}).</text:span><text:span text:style-name="T92">then</text:span><text:span text:style-name="T91">((</text:span><text:span text:style-name="T102">result</text:span><text:span text:style-name="T91">)</text:span> <text:span text:style-name="T85">=&gt;</text:span> <text:span text:style-name="T91">{</text:span></text:p>
      <text:p text:style-name="P110"><text:span text:style-name="T85">if</text:span> <text:span text:style-name="T91">(</text:span>result<text:span text:style-name="T91">.</text:span>isConfirmed<text:span text:style-name="T91">)</text:span> <text:span text:style-name="T91">{</text:span></text:p>
      <text:p text:style-name="P110">axios<text:span text:style-name="T91">.</text:span><text:span text:style-name="T92">delete</text:span><text:span text:style-name="T91">("</text:span><text:span text:style-name="T86">users/</text:span><text:span text:style-name="T91">"</text:span> <text:span text:style-name="T85">+</text:span> id <text:span text:style-name="T85">+</text:span> <text:span text:style-name="T91">"</text:span><text:span text:style-name="T86">/</text:span><text:span text:style-name="T91">").</text:span><text:span text:style-name="T92">then</text:span><text:span text:style-name="T91">((</text:span><text:span text:style-name="T102">response</text:span><text:span text:style-name="T91">)</text:span> <text:span text:style-name="T85">=&gt;</text:span> <text:span text:style-name="T91">{</text:span></text:p>
      <text:p text:style-name="P110"><text:span text:style-name="T85">if</text:span> <text:span text:style-name="T91">(</text:span>response<text:span text:style-name="T91">.</text:span>status <text:span text:style-name="T85">==</text:span> <text:span text:style-name="T90">204</text:span><text:span text:style-name="T91">)</text:span> <text:span text:style-name="T91">{</text:span></text:p>
      <text:p text:style-name="P110"><text:span text:style-name="T132">this</text:span><text:span text:style-name="T91">.</text:span><text:span text:style-name="T92">loadUsers</text:span><text:span text:style-name="T91">();</text:span></text:p>
      <text:p text:style-name="P93">}</text:p>
      <text:p text:style-name="P93">});</text:p>
      <text:p text:style-name="P110">Swal<text:span text:style-name="T91">.</text:span><text:span text:style-name="T92">fire</text:span><text:span text:style-name="T91">("</text:span><text:span text:style-name="T86">Deleted!</text:span><text:span text:style-name="T91">",</text:span> <text:span text:style-name="T91">"</text:span><text:span text:style-name="T86">Your user has been deleted.</text:span><text:span text:style-name="T91">",</text:span> <text:span text:style-name="T91">"</text:span><text:span text:style-name="T86">success</text:span><text:span text:style-name="T91">");</text:span></text:p>
      <text:p text:style-name="P110"><text:span text:style-name="T91">}</text:span> <text:span text:style-name="T85">else</text:span> <text:span text:style-name="T91">{</text:span></text:p>
      <text:p text:style-name="P110">Swal<text:span text:style-name="T91">.</text:span><text:span text:style-name="T92">fire</text:span><text:span text:style-name="T91">("</text:span><text:span text:style-name="T86">Cancelled</text:span><text:span text:style-name="T91">",</text:span> <text:span text:style-name="T91">"</text:span><text:span text:style-name="T86">Your user has not been deleted !</text:span><text:span text:style-name="T91">",</text:span> <text:span text:style-name="T91">"</text:span><text:span text:style-name="T86">error</text:span><text:span text:style-name="T91">");</text:span></text:p>
      <text:p text:style-name="P93">}</text:p>
      <text:p text:style-name="P93"><text:soft-page-break/>});</text:p>
      <text:p text:style-name="P93">}</text:p>
      <text:p text:style-name="P93">},</text:p>
      <text:p text:style-name="P110"><text:span text:style-name="T92">searchUser</text:span><text:span text:style-name="T91">()</text:span> <text:span text:style-name="T91">{</text:span></text:p>
      <text:p text:style-name="P110">console<text:span text:style-name="T91">.</text:span><text:span text:style-name="T92">log</text:span><text:span text:style-name="T91">(</text:span><text:span text:style-name="T132">this</text:span><text:span text:style-name="T91">.</text:span>searchName<text:span text:style-name="T91">);</text:span></text:p>
      <text:p text:style-name="P110"><text:span text:style-name="T132">this</text:span><text:span text:style-name="T91">.</text:span>$router<text:span text:style-name="T91">.</text:span><text:span text:style-name="T92">push</text:span><text:span text:style-name="T91">({</text:span> path<text:span text:style-name="T91">:</text:span> <text:span text:style-name="T91">'</text:span><text:span text:style-name="T86">user-list</text:span><text:span text:style-name="T91">',</text:span> query<text:span text:style-name="T91">:</text:span> <text:span text:style-name="T91">{</text:span> first_name<text:span text:style-name="T91">:</text:span> <text:span text:style-name="T91">'</text:span><text:span text:style-name="T86">this.searchName</text:span><text:span text:style-name="T91">'</text:span> <text:span text:style-name="T91">}})</text:span></text:p>
      <text:p text:style-name="P110"><text:span text:style-name="T132">this</text:span><text:span text:style-name="T91">.</text:span><text:span text:style-name="T92">loadUsers</text:span><text:span text:style-name="T91">();</text:span></text:p>
      <text:p text:style-name="P118">// this.$router.push("/user-list");</text:p>
      <text:p text:style-name="P93">},</text:p>
      <text:p text:style-name="P93">},</text:p>
      <text:p text:style-name="P118">// end of Methods</text:p>
      <text:p text:style-name="P93">};</text:p>
      <text:p text:style-name="P110"><text:span text:style-name="T91">&lt;/</text:span><text:span text:style-name="T85">script</text:span><text:span text:style-name="T91">&gt;</text:span></text:p>
      <text:p text:style-name="P110"><text:span text:style-name="T91">&lt;</text:span><text:span text:style-name="T85">style</text:span> <text:span text:style-name="T89">scoped</text:span><text:span text:style-name="T91">&gt;</text:span></text:p>
      <text:p text:style-name="P118">/*@import url('https://fonts.googleapis.com/css?family=Montserrat|Roboto:300,400|Yellowtail');*/</text:p>
      <text:p text:style-name="P120"/>
      <text:p text:style-name="P110"><text:span text:style-name="T91">@</text:span><text:span text:style-name="T85">import</text:span> <text:span text:style-name="T92">url</text:span><text:span text:style-name="T91">("</text:span><text:span text:style-name="T86">https://fonts.googleapis.com/css?family=Varela+Round</text:span><text:span text:style-name="T91">");</text:span></text:p>
      <text:p text:style-name="P120"/>
      <text:p text:style-name="P110"><text:span text:style-name="T132">.</text:span><text:span text:style-name="T93">vl</text:span> <text:span text:style-name="T91">{</text:span></text:p>
      <text:p text:style-name="P110">border<text:span text:style-name="T91">:</text:span> <text:span text:style-name="T90">1</text:span><text:span text:style-name="T85">px</text:span> <text:span text:style-name="T88">solid</text:span> <text:span text:style-name="T91">#</text:span><text:span text:style-name="T90">eeeeee</text:span><text:span text:style-name="T91">;</text:span></text:p>
      <text:p text:style-name="P93">}</text:p>
      <text:p text:style-name="P120"/>
      <text:p text:style-name="P110"><text:span text:style-name="T132">.</text:span><text:span text:style-name="T93">row</text:span> <text:span text:style-name="T91">{</text:span></text:p>
      <text:p text:style-name="P110">font-family<text:span text:style-name="T91">:</text:span> <text:span text:style-name="T91">"</text:span><text:span text:style-name="T86">Varela Round</text:span><text:span text:style-name="T91">",</text:span> <text:span text:style-name="T88">Helvetica</text:span><text:span text:style-name="T91">,</text:span> <text:span text:style-name="T88">Arial</text:span><text:span text:style-name="T91">,</text:span> <text:span text:style-name="T88">sans-serif</text:span><text:span text:style-name="T91">;</text:span></text:p>
      <text:p text:style-name="P110"><text:span text:style-name="T89">-webkit-font-smoothing</text:span><text:span text:style-name="T91">:</text:span> <text:span text:style-name="T88">antialiased</text:span><text:span text:style-name="T91">;</text:span></text:p>
      <text:p text:style-name="P110"><text:span text:style-name="T89">-moz-osx-font-smoothing</text:span><text:span text:style-name="T91">:</text:span> <text:span text:style-name="T88">grayscale</text:span><text:span text:style-name="T91">;</text:span></text:p>
      <text:p text:style-name="P110">text-align<text:span text:style-name="T91">:</text:span> <text:span text:style-name="T88">center</text:span><text:span text:style-name="T91">;</text:span></text:p>
      <text:p text:style-name="P110">color<text:span text:style-name="T91">:</text:span> <text:span text:style-name="T91">#</text:span><text:span text:style-name="T90">2c3e50</text:span><text:span text:style-name="T91">;</text:span></text:p>
      <text:p text:style-name="P118">/*margin-top: 60px;*/</text:p>
      <text:p text:style-name="P110">margin-bottom<text:span text:style-name="T91">:</text:span> <text:span text:style-name="T90">10</text:span><text:span text:style-name="T85">px</text:span><text:span text:style-name="T91">;</text:span></text:p>
      <text:p text:style-name="P118">/* margin-top: 10px; */</text:p>
      <text:p text:style-name="P93">}</text:p>
      <text:p text:style-name="P120"/>
      <text:p text:style-name="P110"><text:span text:style-name="T132">.</text:span><text:span text:style-name="T93">card</text:span> <text:span text:style-name="T91">{</text:span></text:p>
      <text:p text:style-name="P110">margin-top<text:span text:style-name="T91">:</text:span> <text:span text:style-name="T90">30</text:span><text:span text:style-name="T85">px</text:span><text:span text:style-name="T91">;</text:span></text:p>
      <text:p text:style-name="P110">padding-top<text:span text:style-name="T91">:</text:span> <text:span text:style-name="T90">30</text:span><text:span text:style-name="T85">px</text:span><text:span text:style-name="T91">;</text:span></text:p>
      <text:p text:style-name="P93">}</text:p>
      <text:p text:style-name="P110"><text:span text:style-name="T132">.</text:span><text:span text:style-name="T93">card-content</text:span> <text:span text:style-name="T85">p</text:span> <text:span text:style-name="T91">{</text:span></text:p>
      <text:p text:style-name="P110">padding-bottom<text:span text:style-name="T91">:</text:span> <text:span text:style-name="T90">3</text:span><text:span text:style-name="T85">px</text:span><text:span text:style-name="T91">;</text:span></text:p>
      <text:p text:style-name="P93">}</text:p>
      <text:p text:style-name="P110"><text:span text:style-name="T91">&lt;/</text:span><text:span text:style-name="T85">style</text:span><text:span text:style-name="T91">&gt;</text:span></text:p>
      <text:p text:style-name="P179"><text:line-break/><text:line-break/></text:p>
      <text:p text:style-name="P1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DejaVu Sans Mono" svg:font-family="'DejaVu Sans Mono'"/>
    <style:font-face style:name="Droid Sans Mono" svg:font-family="'Droid Sans Mono', monospace, monospace, 'Droid Sans Fallback'"/>
    <style:font-face style:name="Helvetica Neue" svg:font-family="'Helvetica Neue', 'Segoe UI', Helvetica, Arial, sans-serif"/>
    <style:font-face style:name="Lohit Devanagari1" svg:font-family="'Lohit Devanagari'"/>
    <style:font-face style:name="Menlo1" svg:font-family="Menlo, Consolas, Monaco, 'Andale Mono', Courier, Verdana, sans-serif"/>
    <style:font-face style:name="Menlo" svg:font-family="Menlo, Monaco, Consolas, 'Liberation Mono', 'Courier New', monospace"/>
    <style:font-face style:name="SFMono-Regular" svg:font-family="SFMono-Regular, Consolas, 'Liberation Mono', Menlo, monospace"/>
    <style:font-face style:name="Segoe UI" svg:font-family="'Segoe UI', Arial, sans-serif"/>
    <style:font-face style:name="Verdana" svg:font-family="Verdana, sans-serif"/>
    <style:font-face style:name="apple-system" svg:font-family="apple-system, BlinkMacSystemFont, 'Segoe UI', Helvetica, Arial, sans-serif, 'Apple Color Emoji', 'Segoe UI Emoji'"/>
    <style:font-face style:name="source-code-pro" svg:font-family="source-code-pro, Menlo, Monaco, Consolas, 'Courier New', monospace"/>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2T17:33:14.158554549</meta:creation-date>
    <dc:date>2020-11-24T17:56:34.764871904</dc:date>
    <meta:editing-duration>P8DT1H13M30S</meta:editing-duration>
    <meta:editing-cycles>627</meta:editing-cycles>
    <meta:generator>LibreOffice/6.0.7.3$Linux_X86_64 LibreOffice_project/00m0$Build-3</meta:generator>
    <meta:document-statistic meta:table-count="0" meta:image-count="0" meta:object-count="0" meta:page-count="19" meta:paragraph-count="641" meta:word-count="2744" meta:character-count="20246" meta:non-whitespace-character-count="17797"/>
  </office:meta>
</office:document-meta>
</file>